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5.505cm"/>
    </style:style>
    <style:style style:name="co2" style:family="table-column">
      <style:table-column-properties fo:break-before="auto" style:column-width="3.604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office:value-type="string" calcext:value-type="string">
            <text:p>Foi-me solicitado um pagamento adicional para a ativação do seguro viagem número 123. Isso é correto? Preciso resolver até o final do mês.</text:p>
          </table:table-cell>
          <table:table-cell office:value-type="string" calcext:value-type="string">
            <text:p>Seguro de Pessoas</text:p>
          </table:table-cell>
        </table:table-row>
        <table:table-row table:style-name="ro1">
          <table:table-cell office:value-type="string" calcext:value-type="string">
            <text:p>Preciso saber se a cobertura do seguro de acidentes pessoais número 123 inclui despesas médicas com fisioterapia. Já tentei contato por outros meios.</text:p>
          </table:table-cell>
          <table:table-cell office:value-type="string" calcext:value-type="string">
            <text:p>Seguro de Pessoas</text:p>
          </table:table-cell>
        </table:table-row>
        <table:table-row table:style-name="ro1">
          <table:table-cell office:value-type="string" calcext:value-type="string">
            <text:p>Estou tentando transferir a apólice 123 para um novo titular e não consigo o atendimento adequado. Preciso resolver até o final do mês.</text:p>
          </table:table-cell>
          <table:table-cell office:value-type="string" calcext:value-type="string">
            <text:p>Seguro de Pessoas</text:p>
          </table:table-cell>
        </table:table-row>
        <table:table-row table:style-name="ro1">
          <table:table-cell office:value-type="string" calcext:value-type="string">
            <text:p>Estou tendo dificuldade para receber a indenização do seguro por internação hospitalar. A apólice é número 123. Preciso resolver até o final do mês.</text:p>
          </table:table-cell>
          <table:table-cell office:value-type="string" calcext:value-type="string">
            <text:p>Seguro de Pessoas</text:p>
          </table:table-cell>
        </table:table-row>
        <table:table-row table:style-name="ro1">
          <table:table-cell office:value-type="string" calcext:value-type="string">
            <text:p>Foi-me solicitado um pagamento adicional para a ativação do seguro viagem número 123. Isso é correto? Favor responder com urgência.</text:p>
          </table:table-cell>
          <table:table-cell office:value-type="string" calcext:value-type="string">
            <text:p>Seguro de Pessoas</text:p>
          </table:table-cell>
        </table:table-row>
        <table:table-row table:style-name="ro1">
          <table:table-cell office:value-type="string" calcext:value-type="string">
            <text:p>A empresa não atualizou meus dados na apólice número 123, impossibilitando o pagamento da indenização. Favor responder com urgência.</text:p>
          </table:table-cell>
          <table:table-cell office:value-type="string" calcext:value-type="string">
            <text:p>Seguro de Pessoas</text:p>
          </table:table-cell>
        </table:table-row>
        <table:table-row table:style-name="ro1">
          <table:table-cell office:value-type="string" calcext:value-type="string">
            <text:p>Gostaria de alterar os beneficiários na apólice de seguro de vida número 123, mas não consigo acessar o portal. Favor responder com urgência.</text:p>
          </table:table-cell>
          <table:table-cell office:value-type="string" calcext:value-type="string">
            <text:p>Seguro de Pessoas</text:p>
          </table:table-cell>
        </table:table-row>
        <table:table-row table:style-name="ro1">
          <table:table-cell office:value-type="string" calcext:value-type="string">
            <text:p>Fui informado que o seguro desemprego não está ativo. A apólice é a de número 123. Favor responder com urgência.</text:p>
          </table:table-cell>
          <table:table-cell office:value-type="string" calcext:value-type="string">
            <text:p>Seguro de Pessoas</text:p>
          </table:table-cell>
        </table:table-row>
        <table:table-row table:style-name="ro1">
          <table:table-cell office:value-type="string" calcext:value-type="string">
            <text:p>Foi-me solicitado um pagamento adicional para a ativação do seguro viagem número 123. Isso é correto? Já tentei contato por outros meios.</text:p>
          </table:table-cell>
          <table:table-cell office:value-type="string" calcext:value-type="string">
            <text:p>Seguro de Pessoas</text:p>
          </table:table-cell>
        </table:table-row>
        <table:table-row table:style-name="ro1">
          <table:table-cell office:value-type="string" calcext:value-type="string">
            <text:p>Gostaria de alterar os beneficiários na apólice de seguro de vida número 123, mas não consigo acessar o portal. Preciso resolver até o final do mês.</text:p>
          </table:table-cell>
          <table:table-cell office:value-type="string" calcext:value-type="string">
            <text:p>Seguro de Pessoas</text:p>
          </table:table-cell>
        </table:table-row>
        <table:table-row table:style-name="ro1">
          <table:table-cell office:value-type="string" calcext:value-type="string">
            <text:p>Foi-me solicitado um pagamento adicional para a ativação do seguro viagem número 123. Isso é correto? Preciso resolver até o final do mês.</text:p>
          </table:table-cell>
          <table:table-cell office:value-type="string" calcext:value-type="string">
            <text:p>Seguro de Pessoas</text:p>
          </table:table-cell>
        </table:table-row>
        <table:table-row table:style-name="ro1">
          <table:table-cell office:value-type="string" calcext:value-type="string">
            <text:p>Preciso saber se a cobertura do seguro de acidentes pessoais número 123 inclui despesas médicas com fisioterapia. Favor responder com urgência.</text:p>
          </table:table-cell>
          <table:table-cell office:value-type="string" calcext:value-type="string">
            <text:p>Seguro de Pessoas</text:p>
          </table:table-cell>
        </table:table-row>
        <table:table-row table:style-name="ro1">
          <table:table-cell office:value-type="string" calcext:value-type="string">
            <text:p>Estou tentando transferir a apólice 123 para um novo titular e não consigo o atendimento adequado. Favor responder com urgência.</text:p>
          </table:table-cell>
          <table:table-cell office:value-type="string" calcext:value-type="string">
            <text:p>Seguro de Pessoas</text:p>
          </table:table-cell>
        </table:table-row>
        <table:table-row table:style-name="ro1">
          <table:table-cell office:value-type="string" calcext:value-type="string">
            <text:p>A seguradora informou que a documentação para o seguro funeral está incompleta. Preciso de orientação sobre como prosseguir. Já tentei contato por outros meios.</text:p>
          </table:table-cell>
          <table:table-cell office:value-type="string" calcext:value-type="string">
            <text:p>Seguro de Pessoas</text:p>
          </table:table-cell>
        </table:table-row>
        <table:table-row table:style-name="ro1">
          <table:table-cell office:value-type="string" calcext:value-type="string">
            <text:p>A empresa não atualizou meus dados na apólice número 123, impossibilitando o pagamento da indenização. Favor responder com urgência.</text:p>
          </table:table-cell>
          <table:table-cell office:value-type="string" calcext:value-type="string">
            <text:p>Seguro de Pessoas</text:p>
          </table:table-cell>
        </table:table-row>
        <table:table-row table:style-name="ro1">
          <table:table-cell office:value-type="string" calcext:value-type="string">
            <text:p>A empresa não atualizou meus dados na apólice número 123, impossibilitando o pagamento da indenização. Preciso resolver até o final do mês.</text:p>
          </table:table-cell>
          <table:table-cell office:value-type="string" calcext:value-type="string">
            <text:p>Seguro de Pessoas</text:p>
          </table:table-cell>
        </table:table-row>
        <table:table-row table:style-name="ro1">
          <table:table-cell office:value-type="string" calcext:value-type="string">
            <text:p>Foi-me solicitado um pagamento adicional para a ativação do seguro viagem número 123. Isso é correto? Já tentei contato por outros meios.</text:p>
          </table:table-cell>
          <table:table-cell office:value-type="string" calcext:value-type="string">
            <text:p>Seguro de Pessoas</text:p>
          </table:table-cell>
        </table:table-row>
        <table:table-row table:style-name="ro1">
          <table:table-cell office:value-type="string" calcext:value-type="string">
            <text:p>Gostaria de alterar os beneficiários na apólice de seguro de vida número 123, mas não consigo acessar o portal. Preciso resolver até o final do mês.</text:p>
          </table:table-cell>
          <table:table-cell office:value-type="string" calcext:value-type="string">
            <text:p>Seguro de Pessoas</text:p>
          </table:table-cell>
        </table:table-row>
        <table:table-row table:style-name="ro1">
          <table:table-cell office:value-type="string" calcext:value-type="string">
            <text:p>Tentei resgatar o seguro educacional para meu filho, porém a apólice número 123 foi negada sem explicação clara. Preciso resolver até o final do mês.</text:p>
          </table:table-cell>
          <table:table-cell office:value-type="string" calcext:value-type="string">
            <text:p>Seguro de Pessoas</text:p>
          </table:table-cell>
        </table:table-row>
        <table:table-row table:style-name="ro1">
          <table:table-cell office:value-type="string" calcext:value-type="string">
            <text:p>Preciso saber se a cobertura do seguro de acidentes pessoais número 123 inclui despesas médicas com fisioterapia. Favor responder com urgência.</text:p>
          </table:table-cell>
          <table:table-cell office:value-type="string" calcext:value-type="string">
            <text:p>Seguro de Pessoas</text:p>
          </table:table-cell>
        </table:table-row>
        <table:table-row table:style-name="ro1">
          <table:table-cell office:value-type="string" calcext:value-type="string">
            <text:p>A empresa não atualizou meus dados na apólice número 123, impossibilitando o pagamento da indenização. Preciso resolver até o final do mês.</text:p>
          </table:table-cell>
          <table:table-cell office:value-type="string" calcext:value-type="string">
            <text:p>Seguro de Pessoas</text:p>
          </table:table-cell>
        </table:table-row>
        <table:table-row table:style-name="ro1">
          <table:table-cell office:value-type="string" calcext:value-type="string">
            <text:p>Preciso saber se a cobertura do seguro de acidentes pessoais número 123 inclui despesas médicas com fisioterapia. Preciso resolver até o final do mês.</text:p>
          </table:table-cell>
          <table:table-cell office:value-type="string" calcext:value-type="string">
            <text:p>Seguro de Pessoas</text:p>
          </table:table-cell>
        </table:table-row>
        <table:table-row table:style-name="ro1">
          <table:table-cell office:value-type="string" calcext:value-type="string">
            <text:p>A seguradora informou que a documentação para o seguro funeral está incompleta. Preciso de orientação sobre como prosseguir. Já tentei contato por outros meios.</text:p>
          </table:table-cell>
          <table:table-cell office:value-type="string" calcext:value-type="string">
            <text:p>Seguro de Pessoas</text:p>
          </table:table-cell>
        </table:table-row>
        <table:table-row table:style-name="ro1">
          <table:table-cell office:value-type="string" calcext:value-type="string">
            <text:p>A empresa não atualizou meus dados na apólice número 123, impossibilitando o pagamento da indenização. Favor responder com urgência.</text:p>
          </table:table-cell>
          <table:table-cell office:value-type="string" calcext:value-type="string">
            <text:p>Seguro de Pessoas</text:p>
          </table:table-cell>
        </table:table-row>
        <table:table-row table:style-name="ro1">
          <table:table-cell office:value-type="string" calcext:value-type="string">
            <text:p>Estou tentando transferir a apólice 123 para um novo titular e não consigo o atendimento adequado. Favor responder com urgência.</text:p>
          </table:table-cell>
          <table:table-cell office:value-type="string" calcext:value-type="string">
            <text:p>Seguro de Pessoas</text:p>
          </table:table-cell>
        </table:table-row>
        <table:table-row table:style-name="ro1">
          <table:table-cell office:value-type="string" calcext:value-type="string">
            <text:p>A empresa não atualizou meus dados na apólice número 123, impossibilitando o pagamento da indenização. Preciso resolver até o final do mês.</text:p>
          </table:table-cell>
          <table:table-cell office:value-type="string" calcext:value-type="string">
            <text:p>Seguro de Pessoas</text:p>
          </table:table-cell>
        </table:table-row>
        <table:table-row table:style-name="ro1">
          <table:table-cell office:value-type="string" calcext:value-type="string">
            <text:p>Gostaria de alterar os beneficiários na apólice de seguro de vida número 123, mas não consigo acessar o portal. Favor responder com urgência.</text:p>
          </table:table-cell>
          <table:table-cell office:value-type="string" calcext:value-type="string">
            <text:p>Seguro de Pessoas</text:p>
          </table:table-cell>
        </table:table-row>
        <table:table-row table:style-name="ro1">
          <table:table-cell office:value-type="string" calcext:value-type="string">
            <text:p>A empresa não atualizou meus dados na apólice número 123, impossibilitando o pagamento da indenização. Favor responder com urgência.</text:p>
          </table:table-cell>
          <table:table-cell office:value-type="string" calcext:value-type="string">
            <text:p>Seguro de Pessoas</text:p>
          </table:table-cell>
        </table:table-row>
        <table:table-row table:style-name="ro1">
          <table:table-cell office:value-type="string" calcext:value-type="string">
            <text:p>Foi-me solicitado um pagamento adicional para a ativação do seguro viagem número 123. Isso é correto? Preciso resolver até o final do mês.</text:p>
          </table:table-cell>
          <table:table-cell office:value-type="string" calcext:value-type="string">
            <text:p>Seguro de Pessoas</text:p>
          </table:table-cell>
        </table:table-row>
        <table:table-row table:style-name="ro1">
          <table:table-cell office:value-type="string" calcext:value-type="string">
            <text:p>Gostaria de alterar os beneficiários na apólice de seguro de vida número 123, mas não consigo acessar o portal. Preciso resolver até o final do mês.</text:p>
          </table:table-cell>
          <table:table-cell office:value-type="string" calcext:value-type="string">
            <text:p>Seguro de Pessoas</text:p>
          </table:table-cell>
        </table:table-row>
        <table:table-row table:style-name="ro1">
          <table:table-cell office:value-type="string" calcext:value-type="string">
            <text:p>Preciso saber se a cobertura do seguro de acidentes pessoais número 123 inclui despesas médicas com fisioterapia. Já tentei contato por outros meios.</text:p>
          </table:table-cell>
          <table:table-cell office:value-type="string" calcext:value-type="string">
            <text:p>Seguro de Pessoas</text:p>
          </table:table-cell>
        </table:table-row>
        <table:table-row table:style-name="ro1">
          <table:table-cell office:value-type="string" calcext:value-type="string">
            <text:p>Foi-me solicitado um pagamento adicional para a ativação do seguro viagem número 123. Isso é correto? Já tentei contato por outros meios.</text:p>
          </table:table-cell>
          <table:table-cell office:value-type="string" calcext:value-type="string">
            <text:p>Seguro de Pessoas</text:p>
          </table:table-cell>
        </table:table-row>
        <table:table-row table:style-name="ro1">
          <table:table-cell office:value-type="string" calcext:value-type="string">
            <text:p>Tentei resgatar o seguro educacional para meu filho, porém a apólice número 123 foi negada sem explicação clara. Já tentei contato por outros meios.</text:p>
          </table:table-cell>
          <table:table-cell office:value-type="string" calcext:value-type="string">
            <text:p>Seguro de Pessoas</text:p>
          </table:table-cell>
        </table:table-row>
        <table:table-row table:style-name="ro1">
          <table:table-cell office:value-type="string" calcext:value-type="string">
            <text:p>Preciso saber se a cobertura do seguro de acidentes pessoais número 123 inclui despesas médicas com fisioterapia. Favor responder com urgência.</text:p>
          </table:table-cell>
          <table:table-cell office:value-type="string" calcext:value-type="string">
            <text:p>Seguro de Pessoas</text:p>
          </table:table-cell>
        </table:table-row>
        <table:table-row table:style-name="ro1">
          <table:table-cell office:value-type="string" calcext:value-type="string">
            <text:p>Gostaria de alterar os beneficiários na apólice de seguro de vida número 123, mas não consigo acessar o portal. Favor responder com urgência.</text:p>
          </table:table-cell>
          <table:table-cell office:value-type="string" calcext:value-type="string">
            <text:p>Seguro de Pessoas</text:p>
          </table:table-cell>
        </table:table-row>
        <table:table-row table:style-name="ro1">
          <table:table-cell office:value-type="string" calcext:value-type="string">
            <text:p>Gostaria de alterar os beneficiários na apólice de seguro de vida número 123, mas não consigo acessar o portal. Preciso resolver até o final do mês.</text:p>
          </table:table-cell>
          <table:table-cell office:value-type="string" calcext:value-type="string">
            <text:p>Seguro de Pessoas</text:p>
          </table:table-cell>
        </table:table-row>
        <table:table-row table:style-name="ro1">
          <table:table-cell office:value-type="string" calcext:value-type="string">
            <text:p>Estou tentando transferir a apólice 123 para um novo titular e não consigo o atendimento adequado. Já tentei contato por outros meios.</text:p>
          </table:table-cell>
          <table:table-cell office:value-type="string" calcext:value-type="string">
            <text:p>Seguro de Pessoas</text:p>
          </table:table-cell>
        </table:table-row>
        <table:table-row table:style-name="ro1">
          <table:table-cell office:value-type="string" calcext:value-type="string">
            <text:p>A seguradora informou que a documentação para o seguro funeral está incompleta. Preciso de orientação sobre como prosseguir. Preciso resolver até o final do mês.</text:p>
          </table:table-cell>
          <table:table-cell office:value-type="string" calcext:value-type="string">
            <text:p>Seguro de Pessoas</text:p>
          </table:table-cell>
        </table:table-row>
        <table:table-row table:style-name="ro1">
          <table:table-cell office:value-type="string" calcext:value-type="string">
            <text:p>Estou tendo dificuldade para receber a indenização do seguro por internação hospitalar. A apólice é número 123. Favor responder com urgência.</text:p>
          </table:table-cell>
          <table:table-cell office:value-type="string" calcext:value-type="string">
            <text:p>Seguro de Pessoas</text:p>
          </table:table-cell>
        </table:table-row>
        <table:table-row table:style-name="ro1">
          <table:table-cell office:value-type="string" calcext:value-type="string">
            <text:p>Gostaria de alterar os beneficiários na apólice de seguro de vida número 123, mas não consigo acessar o portal. Favor responder com urgência.</text:p>
          </table:table-cell>
          <table:table-cell office:value-type="string" calcext:value-type="string">
            <text:p>Seguro de Pessoas</text:p>
          </table:table-cell>
        </table:table-row>
        <table:table-row table:style-name="ro1">
          <table:table-cell office:value-type="string" calcext:value-type="string">
            <text:p>Gostaria de alterar os beneficiários na apólice de seguro de vida número 123, mas não consigo acessar o portal. Favor responder com urgência.</text:p>
          </table:table-cell>
          <table:table-cell office:value-type="string" calcext:value-type="string">
            <text:p>Seguro de Pessoas</text:p>
          </table:table-cell>
        </table:table-row>
        <table:table-row table:style-name="ro1">
          <table:table-cell office:value-type="string" calcext:value-type="string">
            <text:p>A seguradora informou que a documentação para o seguro funeral está incompleta. Preciso de orientação sobre como prosseguir. Já tentei contato por outros meios.</text:p>
          </table:table-cell>
          <table:table-cell office:value-type="string" calcext:value-type="string">
            <text:p>Seguro de Pessoas</text:p>
          </table:table-cell>
        </table:table-row>
        <table:table-row table:style-name="ro1">
          <table:table-cell office:value-type="string" calcext:value-type="string">
            <text:p>Estou tentando transferir a apólice 123 para um novo titular e não consigo o atendimento adequado. Já tentei contato por outros meios.</text:p>
          </table:table-cell>
          <table:table-cell office:value-type="string" calcext:value-type="string">
            <text:p>Seguro de Pessoas</text:p>
          </table:table-cell>
        </table:table-row>
        <table:table-row table:style-name="ro1">
          <table:table-cell office:value-type="string" calcext:value-type="string">
            <text:p>Solicito esclarecimento sobre o valor de cobertura da apólice prestamista número 123. Já tentei contato por outros meios.</text:p>
          </table:table-cell>
          <table:table-cell office:value-type="string" calcext:value-type="string">
            <text:p>Seguro de Pessoas</text:p>
          </table:table-cell>
        </table:table-row>
        <table:table-row table:style-name="ro1">
          <table:table-cell office:value-type="string" calcext:value-type="string">
            <text:p>A seguradora informou que a documentação para o seguro funeral está incompleta. Preciso de orientação sobre como prosseguir. Já tentei contato por outros meios.</text:p>
          </table:table-cell>
          <table:table-cell office:value-type="string" calcext:value-type="string">
            <text:p>Seguro de Pessoas</text:p>
          </table:table-cell>
        </table:table-row>
        <table:table-row table:style-name="ro1">
          <table:table-cell office:value-type="string" calcext:value-type="string">
            <text:p>Solicito esclarecimento sobre o valor de cobertura da apólice prestamista número 123. Já tentei contato por outros meios.</text:p>
          </table:table-cell>
          <table:table-cell office:value-type="string" calcext:value-type="string">
            <text:p>Seguro de Pessoas</text:p>
          </table:table-cell>
        </table:table-row>
        <table:table-row table:style-name="ro1">
          <table:table-cell office:value-type="string" calcext:value-type="string">
            <text:p>A empresa não atualizou meus dados na apólice número 123, impossibilitando o pagamento da indenização. Favor responder com urgência.</text:p>
          </table:table-cell>
          <table:table-cell office:value-type="string" calcext:value-type="string">
            <text:p>Seguro de Pessoas</text:p>
          </table:table-cell>
        </table:table-row>
        <table:table-row table:style-name="ro1">
          <table:table-cell office:value-type="string" calcext:value-type="string">
            <text:p>Preciso saber se a cobertura do seguro de acidentes pessoais número 123 inclui despesas médicas com fisioterapia. Preciso resolver até o final do mês.</text:p>
          </table:table-cell>
          <table:table-cell office:value-type="string" calcext:value-type="string">
            <text:p>Seguro de Pessoas</text:p>
          </table:table-cell>
        </table:table-row>
        <table:table-row table:style-name="ro1">
          <table:table-cell office:value-type="string" calcext:value-type="string">
            <text:p>Tentei resgatar o seguro educacional para meu filho, porém a apólice número 123 foi negada sem explicação clara. Já tentei contato por outros meios.</text:p>
          </table:table-cell>
          <table:table-cell office:value-type="string" calcext:value-type="string">
            <text:p>Seguro de Pessoas</text:p>
          </table:table-cell>
        </table:table-row>
        <table:table-row table:style-name="ro1">
          <table:table-cell office:value-type="string" calcext:value-type="string">
            <text:p>Solicito esclarecimento sobre o valor de cobertura da apólice prestamista número 123. Preciso resolver até o final do mês.</text:p>
          </table:table-cell>
          <table:table-cell office:value-type="string" calcext:value-type="string">
            <text:p>Seguro de Pessoas</text:p>
          </table:table-cell>
        </table:table-row>
        <table:table-row table:style-name="ro1">
          <table:table-cell office:value-type="string" calcext:value-type="string">
            <text:p>Gostaria de alterar os beneficiários na apólice de seguro de vida número 123, mas não consigo acessar o portal. Já tentei contato por outros meios.</text:p>
          </table:table-cell>
          <table:table-cell office:value-type="string" calcext:value-type="string">
            <text:p>Seguro de Pessoas</text:p>
          </table:table-cell>
        </table:table-row>
        <table:table-row table:style-name="ro1">
          <table:table-cell office:value-type="string" calcext:value-type="string">
            <text:p>Foi-me solicitado um pagamento adicional para a ativação do seguro viagem número 123. Isso é correto? Favor responder com urgência.</text:p>
          </table:table-cell>
          <table:table-cell office:value-type="string" calcext:value-type="string">
            <text:p>Seguro de Pessoas</text:p>
          </table:table-cell>
        </table:table-row>
        <table:table-row table:style-name="ro1">
          <table:table-cell office:value-type="string" calcext:value-type="string">
            <text:p>Foi-me solicitado um pagamento adicional para a ativação do seguro viagem número 123. Isso é correto? Preciso resolver até o final do mês.</text:p>
          </table:table-cell>
          <table:table-cell office:value-type="string" calcext:value-type="string">
            <text:p>Seguro de Pessoas</text:p>
          </table:table-cell>
        </table:table-row>
        <table:table-row table:style-name="ro1">
          <table:table-cell office:value-type="string" calcext:value-type="string">
            <text:p>A seguradora informou que a documentação para o seguro funeral está incompleta. Preciso de orientação sobre como prosseguir. Favor responder com urgência.</text:p>
          </table:table-cell>
          <table:table-cell office:value-type="string" calcext:value-type="string">
            <text:p>Seguro de Pessoas</text:p>
          </table:table-cell>
        </table:table-row>
        <table:table-row table:style-name="ro1">
          <table:table-cell office:value-type="string" calcext:value-type="string">
            <text:p>Solicito esclarecimento sobre o valor de cobertura da apólice prestamista número 123. Favor responder com urgência.</text:p>
          </table:table-cell>
          <table:table-cell office:value-type="string" calcext:value-type="string">
            <text:p>Seguro de Pessoas</text:p>
          </table:table-cell>
        </table:table-row>
        <table:table-row table:style-name="ro1">
          <table:table-cell office:value-type="string" calcext:value-type="string">
            <text:p>Fui informado que o seguro desemprego não está ativo. A apólice é a de número 123. Já tentei contato por outros meios.</text:p>
          </table:table-cell>
          <table:table-cell office:value-type="string" calcext:value-type="string">
            <text:p>Seguro de Pessoas</text:p>
          </table:table-cell>
        </table:table-row>
        <table:table-row table:style-name="ro1">
          <table:table-cell office:value-type="string" calcext:value-type="string">
            <text:p>Estou tendo dificuldade para receber a indenização do seguro por internação hospitalar. A apólice é número 123. Favor responder com urgência.</text:p>
          </table:table-cell>
          <table:table-cell office:value-type="string" calcext:value-type="string">
            <text:p>Seguro de Pessoas</text:p>
          </table:table-cell>
        </table:table-row>
        <table:table-row table:style-name="ro1">
          <table:table-cell office:value-type="string" calcext:value-type="string">
            <text:p>Tentei resgatar o seguro educacional para meu filho, porém a apólice número 123 foi negada sem explicação clara. Preciso resolver até o final do mês.</text:p>
          </table:table-cell>
          <table:table-cell office:value-type="string" calcext:value-type="string">
            <text:p>Seguro de Pessoas</text:p>
          </table:table-cell>
        </table:table-row>
        <table:table-row table:style-name="ro1">
          <table:table-cell office:value-type="string" calcext:value-type="string">
            <text:p>Preciso saber se a cobertura do seguro de acidentes pessoais número 123 inclui despesas médicas com fisioterapia. Preciso resolver até o final do mês.</text:p>
          </table:table-cell>
          <table:table-cell office:value-type="string" calcext:value-type="string">
            <text:p>Seguro de Pessoas</text:p>
          </table:table-cell>
        </table:table-row>
        <table:table-row table:style-name="ro1">
          <table:table-cell office:value-type="string" calcext:value-type="string">
            <text:p>Estou tendo dificuldade para receber a indenização do seguro por internação hospitalar. A apólice é número 123. Já tentei contato por outros meios.</text:p>
          </table:table-cell>
          <table:table-cell office:value-type="string" calcext:value-type="string">
            <text:p>Seguro de Pessoas</text:p>
          </table:table-cell>
        </table:table-row>
        <table:table-row table:style-name="ro1">
          <table:table-cell office:value-type="string" calcext:value-type="string">
            <text:p>Solicito esclarecimento sobre o valor de cobertura da apólice prestamista número 123. Já tentei contato por outros meios.</text:p>
          </table:table-cell>
          <table:table-cell office:value-type="string" calcext:value-type="string">
            <text:p>Seguro de Pessoas</text:p>
          </table:table-cell>
        </table:table-row>
        <table:table-row table:style-name="ro1">
          <table:table-cell office:value-type="string" calcext:value-type="string">
            <text:p>A seguradora informou que a documentação para o seguro funeral está incompleta. Preciso de orientação sobre como prosseguir. Já tentei contato por outros meios.</text:p>
          </table:table-cell>
          <table:table-cell office:value-type="string" calcext:value-type="string">
            <text:p>Seguro de Pessoas</text:p>
          </table:table-cell>
        </table:table-row>
        <table:table-row table:style-name="ro1">
          <table:table-cell office:value-type="string" calcext:value-type="string">
            <text:p>Preciso saber se a cobertura do seguro de acidentes pessoais número 123 inclui despesas médicas com fisioterapia. Preciso resolver até o final do mês.</text:p>
          </table:table-cell>
          <table:table-cell office:value-type="string" calcext:value-type="string">
            <text:p>Seguro de Pessoas</text:p>
          </table:table-cell>
        </table:table-row>
        <table:table-row table:style-name="ro1">
          <table:table-cell office:value-type="string" calcext:value-type="string">
            <text:p>Tentei resgatar o seguro educacional para meu filho, porém a apólice número 123 foi negada sem explicação clara. Já tentei contato por outros meios.</text:p>
          </table:table-cell>
          <table:table-cell office:value-type="string" calcext:value-type="string">
            <text:p>Seguro de Pessoas</text:p>
          </table:table-cell>
        </table:table-row>
        <table:table-row table:style-name="ro1">
          <table:table-cell office:value-type="string" calcext:value-type="string">
            <text:p>Tentei resgatar o seguro educacional para meu filho, porém a apólice número 123 foi negada sem explicação clara. Preciso resolver até o final do mês.</text:p>
          </table:table-cell>
          <table:table-cell office:value-type="string" calcext:value-type="string">
            <text:p>Seguro de Pessoas</text:p>
          </table:table-cell>
        </table:table-row>
        <table:table-row table:style-name="ro1">
          <table:table-cell office:value-type="string" calcext:value-type="string">
            <text:p>Preciso saber se a cobertura do seguro de acidentes pessoais número 123 inclui despesas médicas com fisioterapia. Preciso resolver até o final do mês.</text:p>
          </table:table-cell>
          <table:table-cell office:value-type="string" calcext:value-type="string">
            <text:p>Seguro de Pessoas</text:p>
          </table:table-cell>
        </table:table-row>
        <table:table-row table:style-name="ro1">
          <table:table-cell office:value-type="string" calcext:value-type="string">
            <text:p>Estou tentando transferir a apólice 123 para um novo titular e não consigo o atendimento adequado. Preciso resolver até o final do mês.</text:p>
          </table:table-cell>
          <table:table-cell office:value-type="string" calcext:value-type="string">
            <text:p>Seguro de Pessoas</text:p>
          </table:table-cell>
        </table:table-row>
        <table:table-row table:style-name="ro1">
          <table:table-cell office:value-type="string" calcext:value-type="string">
            <text:p>Foi-me solicitado um pagamento adicional para a ativação do seguro viagem número 123. Isso é correto? Já tentei contato por outros meios.</text:p>
          </table:table-cell>
          <table:table-cell office:value-type="string" calcext:value-type="string">
            <text:p>Seguro de Pessoas</text:p>
          </table:table-cell>
        </table:table-row>
        <table:table-row table:style-name="ro1">
          <table:table-cell office:value-type="string" calcext:value-type="string">
            <text:p>Fui informado que o seguro desemprego não está ativo. A apólice é a de número 123. Preciso resolver até o final do mês.</text:p>
          </table:table-cell>
          <table:table-cell office:value-type="string" calcext:value-type="string">
            <text:p>Seguro de Pessoas</text:p>
          </table:table-cell>
        </table:table-row>
        <table:table-row table:style-name="ro1">
          <table:table-cell office:value-type="string" calcext:value-type="string">
            <text:p>Gostaria de alterar os beneficiários na apólice de seguro de vida número 123, mas não consigo acessar o portal. Favor responder com urgência.</text:p>
          </table:table-cell>
          <table:table-cell office:value-type="string" calcext:value-type="string">
            <text:p>Seguro de Pessoas</text:p>
          </table:table-cell>
        </table:table-row>
        <table:table-row table:style-name="ro1">
          <table:table-cell office:value-type="string" calcext:value-type="string">
            <text:p>Solicito esclarecimento sobre o valor de cobertura da apólice prestamista número 123. Preciso resolver até o final do mês.</text:p>
          </table:table-cell>
          <table:table-cell office:value-type="string" calcext:value-type="string">
            <text:p>Seguro de Pessoas</text:p>
          </table:table-cell>
        </table:table-row>
        <table:table-row table:style-name="ro1">
          <table:table-cell office:value-type="string" calcext:value-type="string">
            <text:p>Foi-me solicitado um pagamento adicional para a ativação do seguro viagem número 123. Isso é correto? Já tentei contato por outros meios.</text:p>
          </table:table-cell>
          <table:table-cell office:value-type="string" calcext:value-type="string">
            <text:p>Seguro de Pessoas</text:p>
          </table:table-cell>
        </table:table-row>
        <table:table-row table:style-name="ro1">
          <table:table-cell office:value-type="string" calcext:value-type="string">
            <text:p>Estou tentando transferir a apólice 123 para um novo titular e não consigo o atendimento adequado. Favor responder com urgência.</text:p>
          </table:table-cell>
          <table:table-cell office:value-type="string" calcext:value-type="string">
            <text:p>Seguro de Pessoas</text:p>
          </table:table-cell>
        </table:table-row>
        <table:table-row table:style-name="ro1">
          <table:table-cell office:value-type="string" calcext:value-type="string">
            <text:p>Gostaria de alterar os beneficiários na apólice de seguro de vida número 123, mas não consigo acessar o portal. Já tentei contato por outros meios.</text:p>
          </table:table-cell>
          <table:table-cell office:value-type="string" calcext:value-type="string">
            <text:p>Seguro de Pessoas</text:p>
          </table:table-cell>
        </table:table-row>
        <table:table-row table:style-name="ro1">
          <table:table-cell office:value-type="string" calcext:value-type="string">
            <text:p>Solicito esclarecimento sobre o valor de cobertura da apólice prestamista número 123. Favor responder com urgência.</text:p>
          </table:table-cell>
          <table:table-cell office:value-type="string" calcext:value-type="string">
            <text:p>Seguro de Pessoas</text:p>
          </table:table-cell>
        </table:table-row>
        <table:table-row table:style-name="ro1">
          <table:table-cell office:value-type="string" calcext:value-type="string">
            <text:p>Estou tentando transferir a apólice 123 para um novo titular e não consigo o atendimento adequado. Favor responder com urgência.</text:p>
          </table:table-cell>
          <table:table-cell office:value-type="string" calcext:value-type="string">
            <text:p>Seguro de Pessoas</text:p>
          </table:table-cell>
        </table:table-row>
        <table:table-row table:style-name="ro1">
          <table:table-cell office:value-type="string" calcext:value-type="string">
            <text:p>Estou tendo dificuldade para receber a indenização do seguro por internação hospitalar. A apólice é número 123. Preciso resolver até o final do mês.</text:p>
          </table:table-cell>
          <table:table-cell office:value-type="string" calcext:value-type="string">
            <text:p>Seguro de Pessoas</text:p>
          </table:table-cell>
        </table:table-row>
        <table:table-row table:style-name="ro1">
          <table:table-cell office:value-type="string" calcext:value-type="string">
            <text:p>A seguradora informou que a documentação para o seguro funeral está incompleta. Preciso de orientação sobre como prosseguir. Já tentei contato por outros meios.</text:p>
          </table:table-cell>
          <table:table-cell office:value-type="string" calcext:value-type="string">
            <text:p>Seguro de Pessoas</text:p>
          </table:table-cell>
        </table:table-row>
        <table:table-row table:style-name="ro1">
          <table:table-cell office:value-type="string" calcext:value-type="string">
            <text:p>A seguradora informou que a documentação para o seguro funeral está incompleta. Preciso de orientação sobre como prosseguir. Preciso resolver até o final do mês.</text:p>
          </table:table-cell>
          <table:table-cell office:value-type="string" calcext:value-type="string">
            <text:p>Seguro de Pessoas</text:p>
          </table:table-cell>
        </table:table-row>
        <table:table-row table:style-name="ro1">
          <table:table-cell office:value-type="string" calcext:value-type="string">
            <text:p>Solicito esclarecimento sobre o valor de cobertura da apólice prestamista número 123. Favor responder com urgência.</text:p>
          </table:table-cell>
          <table:table-cell office:value-type="string" calcext:value-type="string">
            <text:p>Seguro de Pessoas</text:p>
          </table:table-cell>
        </table:table-row>
        <table:table-row table:style-name="ro1">
          <table:table-cell office:value-type="string" calcext:value-type="string">
            <text:p>Foi-me solicitado um pagamento adicional para a ativação do seguro viagem número 123. Isso é correto? Já tentei contato por outros meios.</text:p>
          </table:table-cell>
          <table:table-cell office:value-type="string" calcext:value-type="string">
            <text:p>Seguro de Pessoas</text:p>
          </table:table-cell>
        </table:table-row>
        <table:table-row table:style-name="ro1">
          <table:table-cell office:value-type="string" calcext:value-type="string">
            <text:p>Preciso saber se a cobertura do seguro de acidentes pessoais número 123 inclui despesas médicas com fisioterapia. Favor responder com urgência.</text:p>
          </table:table-cell>
          <table:table-cell office:value-type="string" calcext:value-type="string">
            <text:p>Seguro de Pessoas</text:p>
          </table:table-cell>
        </table:table-row>
        <table:table-row table:style-name="ro1">
          <table:table-cell office:value-type="string" calcext:value-type="string">
            <text:p>Foi-me solicitado um pagamento adicional para a ativação do seguro viagem número 123. Isso é correto? Preciso resolver até o final do mês.</text:p>
          </table:table-cell>
          <table:table-cell office:value-type="string" calcext:value-type="string">
            <text:p>Seguro de Pessoas</text:p>
          </table:table-cell>
        </table:table-row>
        <table:table-row table:style-name="ro1">
          <table:table-cell office:value-type="string" calcext:value-type="string">
            <text:p>Estou tendo dificuldade para receber a indenização do seguro por internação hospitalar. A apólice é número 123. Favor responder com urgência.</text:p>
          </table:table-cell>
          <table:table-cell office:value-type="string" calcext:value-type="string">
            <text:p>Seguro de Pessoas</text:p>
          </table:table-cell>
        </table:table-row>
        <table:table-row table:style-name="ro1">
          <table:table-cell office:value-type="string" calcext:value-type="string">
            <text:p>Fui informado que o seguro desemprego não está ativo. A apólice é a de número 123. Já tentei contato por outros meios.</text:p>
          </table:table-cell>
          <table:table-cell office:value-type="string" calcext:value-type="string">
            <text:p>Seguro de Pessoas</text:p>
          </table:table-cell>
        </table:table-row>
        <table:table-row table:style-name="ro1">
          <table:table-cell office:value-type="string" calcext:value-type="string">
            <text:p>Solicito esclarecimento sobre o valor de cobertura da apólice prestamista número 123. Favor responder com urgência.</text:p>
          </table:table-cell>
          <table:table-cell office:value-type="string" calcext:value-type="string">
            <text:p>Seguro de Pessoas</text:p>
          </table:table-cell>
        </table:table-row>
        <table:table-row table:style-name="ro1">
          <table:table-cell office:value-type="string" calcext:value-type="string">
            <text:p>Boa tarde, Recebo um pequeno seguro-previdencia da Mongeral Aegon, MAG Seguros Seguros e Previdência S.A. / CNPJ 33.333.333.3333/33, Rua Travessa Belas Artes, 33 - Centro - 33333-333 - Rio de Janeiro, RJEntretanto desde o mês referência junho, que seria pago em julho deste ano não fizeram o pagamento com o reajuste anual devido.Já fiz diversas reclamações junto à seguradora e apesar de ser verba alimentar e eu ser uma idosa doente com oitenta e dois anos não tomaram providencias.As reclamações na Mongeral Aegon foram em 33/33/3333 registros ns. 33333333333 e 33333333333.No dia 33/33/3333 efetuei nova reclamação, desta vez na Ouvidoria deles sob o n. 33333/3333 e nada resolveram.</text:p>
          </table:table-cell>
          <table:table-cell office:value-type="string" calcext:value-type="string">
            <text:p>Seguro de Pessoas</text:p>
          </table:table-cell>
        </table:table-row>
        <table:table-row table:style-name="ro1">
          <table:table-cell office:value-type="string" calcext:value-type="string">
            <text:p>AO REPRESENTATE DA SUPERINTENDÊNCIA DE SEGUROS PRIVADOSREF.: REQUERIMENTO DE INFORMAÇÕESEu, J, brasileiro, solteiro, autônomo, portador da identidade nº 33.333.333-3, inscrito no CPF sob nº 333.333.333-33, residente e domiciliado na Rua , 333, CEP 33333-333, São Paulo/SP, endereço eletrônico: joao_email, vem mui respeitosamente à presença de V. Exa., com fundamento no artigo 3º (XXXIII) da CF/33 c/c Lei 33.333/3333, art. 3º, IV, pelos motivos a seguir aduzidos.Na data de 33/33/3333, E, veio a falecer, conforme demonstra a certidão de óbito - <text:s/>matrícula (333333 33 33 3333 3 33333 333 3333333-33).Assim, considerando os fatos e direito, solicita-se informações a respeito da existência de seguro (s) de vida e/ou semelhantes em que E tenha deixado como beneficiários os herdeiros legais.Desta feita, requer o levantamento das informações supramencionadas com a maior brevidade possível, pelo que há de mais justo.Nesses termos,Pede deferimento.São Paulo, 33 de fevereiro de 3333J</text:p>
          </table:table-cell>
          <table:table-cell office:value-type="string" calcext:value-type="string">
            <text:p>Seguro de Pessoas</text:p>
          </table:table-cell>
        </table:table-row>
        <table:table-row table:style-name="ro1">
          <table:table-cell office:value-type="string" calcext:value-type="string">
            <text:p>Sou desenvolvedor de sistema para o mercado de seguros, estou procurando uma forma de descobrir o número das apólices emitidas para o "tomador",Existe alguma forma de pesquisar os números das apólices, com qualquer outro dado, por exemplo CNPJ, CNJ etc...</text:p>
          </table:table-cell>
          <table:table-cell office:value-type="string" calcext:value-type="string">
            <text:p>Seguro de Pessoas</text:p>
          </table:table-cell>
        </table:table-row>
        <table:table-row table:style-name="ro1">
          <table:table-cell office:value-type="string" calcext:value-type="string">
            <text:p>Bom Dia, tudo bem?Teria como saber se uma pessoa falecida e que tinha divida com o Banco, possuia seguro prestamista? Tentei esta informação junto ao Banco e não consegui.Inclusive, pesquisei na internet, e não sei se entendi direito, mas parece que o Banco pode fazer esse seguro prestamista após o falecimento.Poderia por favor me ajudar a entender?O falecido seria o Sr. B, CPF(MF) 333.333.333-33.Atenciosamente.COAB/SP 333.333</text:p>
          </table:table-cell>
          <table:table-cell office:value-type="string" calcext:value-type="string">
            <text:p>Seguro de Pessoas</text:p>
          </table:table-cell>
        </table:table-row>
        <table:table-row table:style-name="ro1">
          <table:table-cell office:value-type="string" calcext:value-type="string">
            <text:p>Preciso ter acesso às regras do seguro de vida em grupo, contratado junto a um consórcio. Se possível, ter acesso à uma apólice.A seguradora me informa que o número da minha apólice é 3333333333333. Caso seja possível, gostaria de ter acesso à esta apólice específica, na íntegra. Caso naõ, gostaria de saber o que cobre um seguro em grupo.O meu contratato de adesão diz se tratar de um seguro prestamista. Porém, o banco diz se tratar de um seguro de vida em grupo.Fato é que contratei um consórcio de imóvel em 3333. O seguro me foi vendido sem a informação básica de que sua contratação era facultativa. Agora preciso saber em que situações posso acionar o seguro e como. Para isso preciso ter acesso à íntegra da apólice.</text:p>
          </table:table-cell>
          <table:table-cell office:value-type="string" calcext:value-type="string">
            <text:p>Seguro de Pessoas</text:p>
          </table:table-cell>
        </table:table-row>
        <table:table-row table:style-name="ro1">
          <table:table-cell office:value-type="string" calcext:value-type="string">
            <text:p>Boa noite. Sou advogada e preciso pesquisar se duas pessoas que vieram a obtido possuem algum tipo de seguro. Uma delas é minha avó, a qual envio certidão de óbito da qual foi a declarante. Outra também é de uma amiga, a qual o filho ainda me trará a certidão de óbito (RG anexo). Podem me auxiliar? Desde já agradeço</text:p>
          </table:table-cell>
          <table:table-cell office:value-type="string" calcext:value-type="string">
            <text:p>Seguro de Pessoas</text:p>
          </table:table-cell>
        </table:table-row>
        <table:table-row table:style-name="ro1">
          <table:table-cell office:value-type="string" calcext:value-type="string">
            <text:p>Olá.Gostaria de saber se tem a possibilidade de consultar, a partir do CPF da minha tia, se ela tinha algum seguro de vida.Isso porque ela tinha um seguro de vida pago pelo seu ex-marido. Eles se divorciaram e depois de um ano e meio ela veio a falecer.Até então eu era o beneficiário do seguro, mas não tenho contato com meu ex-tio. Portanto, gostaria de saber da possibilidade.O CPF dela é: 333.333.333-33 - Izabel </text:p>
          </table:table-cell>
          <table:table-cell office:value-type="string" calcext:value-type="string">
            <text:p>Seguro de Pessoas</text:p>
          </table:table-cell>
        </table:table-row>
        <table:table-row table:style-name="ro1">
          <table:table-cell office:value-type="string" calcext:value-type="string">
            <text:p>Sou o Dr. Alvarenga, estou entrando em contato pois a Seguradora Zurich Santander, não atende aos pedido de minha cliente para apresentar a cópia de contrato de seguro e prestação de contas do pagamento de seguro em nome de :JOÃO CARLOS, CPF nº 333.333.333-33falecido em: 33/33/3333 ( certidão óbito anexa) <text:s text:c="35"/>Represento sua filha Sra. Aléxia ( rg e procuração anexa) <text:s text:c="35"/>Ocorre que na data de 33/33/3333, a filha do Segurado falecido enviou um email para a Seguradora Zurich, requerendo o pagamento do seguro e a prestação de contas, entre diversos outros emails e telefonemas anteriores a data acima descrita até conseguir. <text:s text:c="38"/>Na data de 33/33/3333, foi feito o pagamento do <text:s/>seguro de vida no valor de R$ 333.333,33, na conta da filha do segurado falecido que represento. <text:s text:c="39"/>Entretanto, não foi repassado a minha cliente e filha do falecido segurado Sra. Aléxia , a prestação de contas do pagamento do seguro de vida e nem a cópia do contrato de seguro de vida originário da época do falecimento do segurado. <text:s text:c="42"/>Na data de 33/33/3333, foi novamente em contato telefonico da Sra. Aléxia , foi orientada que entrasse em contato através <text:s/>do call center de número 3333-3333, fez contato ( protocolo nº 333333333) solicitou cópia da apólice e prestação de contas, foi transferida novamente a ligação ( protocolo 333333333), onde orientou a Sra. Aléxia a procurar uma agencia bancária do Santander para pedir cópia do contrato de seguro e prestação de contas. <text:s text:c="43"/>Na data de 33/33/3333, procurou a agencia bancária e lá foi informada que nada sabiam e não era <text:s/>na agencia o lugar a solicitar esses documentos. <text:s text:c="45"/>Na data de 33/33/3333, novamente entrou em contato pelo call center, solicitando cópia do contrato ( protocolo 333333333), foi transferida novamente ( protocolo 333333333), nesse protocolo com a promessa de envio de cópia para o email, porém nunca chegava o email, transferiram novamente a ligação para o atendente de nome Lucas ( protocolo 333333333), que afirmou que estaria atendendo a solicitação, encaminhando uma cópia do contrato de seguro de vida do falecido ( cópia contrato anexa) ao qual sua vigência se iniciou quase 3 meses após o óbito do segurado. <text:s text:c="44"/>Entende que a Seguradora Zurich, está se omitindo de apresentar a cópia do seguro vigente à época do falecimento do segurado e de prestar contas conforme esclarecido acima e solicitado diversas vezes e com ligações que demoravam muitas horas para ser atendido, onde diversas vezes também desligavam o telefonema. <text:s text:c="46"/>Volto a enfatizar, que na data de 33/33/3333, encaminhei email há alguns departamentos da Zurich Santander, onde responderam o protocolo de nº 333333333, solicitando novamente documentação ao qual a Seguradora já havia recebido e efetuado parcialidade do premio de seguro, entretanto foi respondido novamente o email com a documentação solicitada e novamente a Seguradora Zurich insiste em apresentar/enviar um contrato de seguro de vida que não estava em vigência, para a filha do segurado falecido. <text:s text:c="48"/>Na data de 33/33/3333, foi respondido o email de protocolo nº 333333333, informando que o contrato de seguro de vida encaminhado a filha do segurado falecido estava incorreto e não foi feita ainda a prestação de contas do pagamento do seguro de vida. <text:s text:c="50"/>Peço novamente através da SUSEP, que apresentem a cópia do contrato de seguro de vida vigente à época do falecimento do segurado; bem como a prestação de contas da totalidade do pagamento do seguro de vida. <text:s text:c="103"/>Desde já agradeço e peço encarecidamente a colaboração de todos. <text:s text:c="51"/>Atenciosamente, <text:s text:c="10"/>São Paulo, 33 de agosto de 3333. <text:s text:c="11"/>Alvarenga <text:s text:c="11"/>OAB/SP – 333.333 <text:s text:c="12"/>Tel: 33 – 3333-3333 <text:s text:c="12"/>Email: <text:s text:c="2"/>email </text:p>
          </table:table-cell>
          <table:table-cell office:value-type="string" calcext:value-type="string">
            <text:p>Seguro de Pessoas</text:p>
          </table:table-cell>
        </table:table-row>
        <table:table-row table:style-name="ro1">
          <table:table-cell office:value-type="string" calcext:value-type="string">
            <text:p>Boa tarde gostaria de saber o número dos seguros que tem ou tinha no meu CPF pois o banco não me passou o número e não consigo acessar pelo CPF. Muito obrigada pela atenção</text:p>
          </table:table-cell>
          <table:table-cell office:value-type="string" calcext:value-type="string">
            <text:p>Seguro de Pessoas</text:p>
          </table:table-cell>
        </table:table-row>
        <table:table-row table:style-name="ro1">
          <table:table-cell office:value-type="string" calcext:value-type="string">
            <text:p>Olá. Acabei de formular denúncia junto à SUSEP em desfavor da seguradora MAG SEGUROS -GRUPO MONGERAL, por estarem fazendo cobranças indevidas em nome de minha mãe, LUÍZA, CPF 333.333.333-33., conforme anexos. Ela desconhece tais cobranças. Apesar de eu estar logado via conta GOV.BR, o sistema concluiu a denúncia dizendo ter sido "anônima", e que por isso eu não receberia informações sobre a mesma. Todavia, eu estava logado. Portanto, renovo esta denúncia e gostaria de receber informações sobre a mesma, através de meu e-mail cadastrado no sistema GOV.BR. Obrigado. Glaicon (e-mail).</text:p>
          </table:table-cell>
          <table:table-cell office:value-type="string" calcext:value-type="string">
            <text:p>Seguro de Pessoas</text:p>
          </table:table-cell>
        </table:table-row>
        <table:table-row table:style-name="ro1">
          <table:table-cell office:value-type="string" calcext:value-type="string">
            <text:p>Foram enviados todos os documentados solicitados pela empresa acima citada (MAPFRE SEGROS) a qual nos retornou após quase dois ( dois) anos, com a seguinte resposta sendo negativa, a mesma alegou que eu já tinha conhecimento da doença ( DOENÇA CRONICA RENAL) Fiquei sem entender pois todos, exatamente todos documentos de exames foram encaminhados desde o inicio do processo, pois no decorrer dos exames constou a doença acima citada, eu não teria como saber antes disso e quero saber baseado em que me deram essa resposta, após dois longos <text:s/>e exaustivos anos.</text:p>
          </table:table-cell>
          <table:table-cell office:value-type="string" calcext:value-type="string">
            <text:p>Seguro de Pessoas</text:p>
          </table:table-cell>
        </table:table-row>
        <table:table-row table:style-name="ro1">
          <table:table-cell office:value-type="string" calcext:value-type="string">
            <text:p>Eu Antônio, venho por meio deste formulário, para reivindicar sobre a perícia marcada pela a EMPRESA CHUBB SEGURADORA, para o dia 33/33/3333, não estava possibilitado de estar presente no horário indicado, na Rua Joaquim, nº.333, Bairro Nossa Senhora da Penha, Serra Talhada/PE, pois, estava enfermo. Entrei em contato com a PRESTADORA LAUDARE, pois, alegam que não tem peritos. Deste a data acima citada venho tentando marcar esta perícia. Sendo realizado ligação para NUBANK, dia 33/33/3333 as 33:33, porém, sem êxito, não atendendo a ligação. <text:s text:c="2"/>Atualmente estou em Crato/CE.</text:p>
          </table:table-cell>
          <table:table-cell office:value-type="string" calcext:value-type="string">
            <text:p>Seguro de Pessoas</text:p>
          </table:table-cell>
        </table:table-row>
        <table:table-row table:style-name="ro1">
          <table:table-cell office:value-type="string" calcext:value-type="string">
            <text:p>Sac protocolo <text:s/>33333333333333 . Apólice vida mulher <text:s/>mensal, Certificado <text:s/>333333333333333</text:p>
          </table:table-cell>
          <table:table-cell office:value-type="string" calcext:value-type="string">
            <text:p>Seguro de Pessoas</text:p>
          </table:table-cell>
        </table:table-row>
        <table:table-row table:style-name="ro1">
          <table:table-cell office:value-type="string" calcext:value-type="string">
            <text:p>Estou a mais de 3 meses tentando cancelamento com a seguradora FLIX (CNPJ 33.333.333/3333-33 RAZÃO SOCIAL: FBXG SEGUROS S.A.), quando eu ligo no SAC a ligação é direcionada para a central de sinistro, e ninguém consegue me ajudar. Estão me cobrando todo mês no cartão de crédito um serviço que não consigo cancelar, cheguei a registrar uma reclamação no site Reclame Aqui mas também não foi o suficiente. </text:p>
          </table:table-cell>
          <table:table-cell office:value-type="string" calcext:value-type="string">
            <text:p>Seguro de Pessoas</text:p>
          </table:table-cell>
        </table:table-row>
        <table:table-row table:style-name="ro1">
          <table:table-cell office:value-type="string" calcext:value-type="string">
            <text:p>Tenho um seguro de vida desde 3333, junto a Metlife Seguradora. Tenho tentado por varios canais, ter acesso a minha apolice e inclusive tentativa de cancelamento , mas nao tenho sucesso. Se negam a me dar as informacoes sobre resgate. Me passam informacoes divergentes ao que tenho ciencia. Gostaria de sua ajuda para resolver esse imbróglio. Agradeco</text:p>
          </table:table-cell>
          <table:table-cell office:value-type="string" calcext:value-type="string">
            <text:p>Seguro de Pessoas</text:p>
          </table:table-cell>
        </table:table-row>
        <table:table-row table:style-name="ro1">
          <table:table-cell office:value-type="string" calcext:value-type="string">
            <text:p>Fale aquiacionamento seguro n°: 3.33.33.333333.3.33 junto a itau seguros, com reclamações protocoladas no site consumidor.gov sob os numeros. 3333.33/3333333333333 e 3333.33/3333333333 <text:s/>após expiração do <text:s/>prazo de 33 dias para analise de documentos iniciais, sem qualquer retorno, e reclamação de minha parte junto ao sac. a seguradora primeiramente retomou contatos solicitando ( Após o termino do prazo de 33 dias do fornecimento dos documentos iniciais) documentos ou já informados ou não pertinentes ao caso, posteriormente, emitiu pareceres <text:s/>incompatíveis com os exarados por junta de saúde do exercito ao embasar afastamento de 33 dias , num primeiro momento, negando totalmente a cobertura, e posteriormente limitando o numero de diarias. reitero, que em ambos os casos, os embasamentos, não eram compatíveis com os documentos fornecidos, e agravante da situação, é que de acordo com legislação vigente para o tema, ao realizar tais embasamentos, distintos do entendimento dos documentos fornecidos inicialmente, a seguradora para fins praticos e de direito, atestou um diagnóstico, e o fez, sem que tivesse solicitado ou realizado ( dentro dos prazos previstos em contrato ou mesmo dentro de periodo razoavel) <text:s/>inspeção de saude direta, e consequentemente, sem que tais atestados estivessem devidamente assindados e registrados por um médico. e mesmo após apontadas tais transgressões e a gravidade das suas repercussões, previstas na <text:s/>LEI Nº 3.333, DE 33 DE ABRIL DE 3333. <text:s/>e resolução CFM n.º 3.333/3333 em seu artigo 3° § 3º; assim como no <text:s/>ART. 333 do código penal e do codigo de defesa do consumidor, esta ( como se pode verificar nos eventos registrados nas reclamações identificadas acima e enviadas em anexo) assumiu a posição de transferir para mim, o segurado, o onus de propor junta de saúde em caso de discordancia, mesmo que o item contratual alegado para tal seja claro ao atribuir tal onus a seguradora, alem disso, sem os supracitados laudos e exames que a seguradora tenha utilizado para emitir parecer distinto do contido nos documentos inicias, é impratícavel embasar qualquer contestação ou solicitação de junta de saúde.Importante ressaltar também, que a extrapolação dos prazos acima citados, previa multa e juros de acordo com as condições gerais, mas mais que isso, o seguro em questão foi contratado para garantir fluxo de caixa para cumprimento de compromissos financeiros, o que ficou obviamente comprometido no pagamento parcial referente a 33 diarias, que deixaram de fora outras 33 diarias devidas, assim como as previstas multas e juros, não obstante isso, o banco que também administra a seguradora, seguiu com cobranças de renegociações anteriores, assim como de parcelas de seguros contratados junto a eles, sem possibilitar que a cobrança automática de tais valores, fosse suspensa, de modo <text:s/>a levar a utilização de limites de cheque especial com encargos e juros em muito superiores tanto ao que o não pagamento incorreria, assim como aos que eventualmente o banco teria de pagar com relação do contrato, o que inevitavelmente leva a não só a seguradora não pagar as multas e juros devidos, como lucrar com a inadimplencia imposta pelo não cumprimento de suas obrigações.Além de todo o transtorno, obviamente, o que destoa, é que tal abordagem por parte da seguradora, parecem ser comuns e recorrentes, tendo em vista a naturalidade em que os retornos e comunicações são realizados, O potencial de dolo e vantagem indevida é incalculavel, uma vez que ainda que alguns lesados se inconformem e busquem reparação por via judicial, esta se limita a obrigar o pagamento devido, o que trasnforma em lucro aqueles que não dispõe dos recursos ou entendimento técnico necessário para perceber a incorreção de tais práticas.</text:p>
          </table:table-cell>
          <table:table-cell office:value-type="string" calcext:value-type="string">
            <text:p>Seguro de Pessoas</text:p>
          </table:table-cell>
        </table:table-row>
        <table:table-row table:style-name="ro1">
          <table:table-cell office:value-type="string" calcext:value-type="string">
            <text:p>Estou com dificuldades para cadastrar reclamação contra uma seguradora pois no site de defesa do consumidor pedem o nome e eu nso sei. Sou beneficiário do INSS e neste mês descontaram 33,33 dos meus vencimentos. Verifiquei na Internet está ocorrendo com muitos beneficiários. No desconto aparece apenas o nome e um telefone 33333333333.. tenta-se falar com este número ninguém atende. Pelo site do INSS também não consigo falar com ninguém. Vou o número 333 vc fica falando com uma maquina e depois pedem para vc entrar com uma reclamação. Por isso estou tentando por aqui.</text:p>
          </table:table-cell>
          <table:table-cell office:value-type="string" calcext:value-type="string">
            <text:p>Seguro de Pessoas</text:p>
          </table:table-cell>
        </table:table-row>
        <table:table-row table:style-name="ro1">
          <table:table-cell office:value-type="string" calcext:value-type="string">
            <text:p>Olá venho através desta solicitar informação se o meu pai que faleceu em 33/33/3333 José CPF 333.333.333-33 consta algum seguro no nome dele e qual seguradora. Agradeço desde de já.</text:p>
          </table:table-cell>
          <table:table-cell office:value-type="string" calcext:value-type="string">
            <text:p>Seguro de Pessoas</text:p>
          </table:table-cell>
        </table:table-row>
        <table:table-row table:style-name="ro1">
          <table:table-cell office:value-type="string" calcext:value-type="string">
            <text:p>Boa noite só queria uma informação minha mãe faleceu e ela tinha conta no Bradesco só que liguei pro Bradesco pra sabe si ela tinha algum seguro ativo só q o Bradesco não soube informar e mim deu um número de uma seguradora aí liguei ele mim informaram q minha mãe tinha três seguro ativo e mandaram eu manda fotos do documentos dela pelo imeil mandei e até hoje não tive nenhuma resposta aí eu queria sabe o q pode ser feito pra eu sabe q seguros eram esse </text:p>
          </table:table-cell>
          <table:table-cell office:value-type="string" calcext:value-type="string">
            <text:p>Seguro de Pessoas</text:p>
          </table:table-cell>
        </table:table-row>
        <table:table-row table:style-name="ro1">
          <table:table-cell office:value-type="string" calcext:value-type="string">
            <text:p>Como conseguir contrato de apólice de seguro do meu pai que já faleceu?Não sabíamos que ele tinha seguro e chegou uma carta cobrando por parcelas em aberto do seguro de vida dele como conseguir o contrato e informações.</text:p>
          </table:table-cell>
          <table:table-cell office:value-type="string" calcext:value-type="string">
            <text:p>Seguro de Pessoas</text:p>
          </table:table-cell>
        </table:table-row>
        <table:table-row table:style-name="ro1">
          <table:table-cell office:value-type="string" calcext:value-type="string">
            <text:p>Tenho seguro de vida na Empresa sulamerica a mais de duas dezenas de anos.Esse ano diferente do que ocorre todas as vezes a mesma não esta corrigindo o capital segurado e o valor da prestação alegando que não houve variação do igpm entre janeiro a setembro de 3333.Ocorre que o seguro sempre em validade em 33.33. do ano antyerior até 33.33 do ano em curso.A informação deles esta correta?Não precisam fazer correção?meu tel 3333333333</text:p>
          </table:table-cell>
          <table:table-cell office:value-type="string" calcext:value-type="string">
            <text:p>Seguro de Pessoas</text:p>
          </table:table-cell>
        </table:table-row>
        <table:table-row table:style-name="ro1">
          <table:table-cell office:value-type="string" calcext:value-type="string">
            <text:p>Bom Dia. Sou Roberto, advogado (OAB/RJ 3333333) e aqui estou atuando como procurador (procuração anexa) do Sr. M (portador do RG 3333333 e do CPF 33333333333). Sou advogado de meu cliente em dois processos: um civil e outro trabalhista (respectivamente: 333333-33.3333.3.33.333333 e 333333.3333.3.33.333333). Ambos os processos têm a ver com um acidente de trabalho sofrido por meu cliente, sendo que, quando este se deu havia contrato de seguro vigente a fim de cobrir, exatamente, este sinistro, <text:s/>A Seguradora contratada pelo empregador (segundo o meu cliente e vários ex colegas de trabalho), <text:s/>era a Icatú, porém, após entrar em contato com tal seguradora (como se vê em anexo) esta alegou que só passou a atuar, segurando os empregados do ex empregador (Magnesita) de meu cliente, em data posterior ao do acidente de trabalho.Embora sem poder afirmar com toda a certeza, o mais provável é que esta informação não seja verdadeira e diante da dúvida, o único local no qual a informação que necessitamos pode ser buscada (no sentido de sermos providos com uma resposta isenta) é a Susep.Assim, são duas as perguntas a serem feitas (e cujas respostas precisam ser DOCUMENTADAS):3 - Em 33/33/3333 a Icatú era a segurava os empregados da firma Magnesita que atuavam prestando serviço na firma CSA, localizada no bairro de Santra Cruz, Rio de Janeiro/RJ?3 - Caso a resposta anterior seja negativa, qual era a Seguradora, com contrato de seguro vigente na data indicada, que provia coberturas a meu cliente?Caso a Susep não tenha como prover estas informações peço que seja indicado uma outra forma de obtê-la, com segurança.Desde já agradeço a atenção e fico no aguardo da resposta, me colocando à disposição para prover qualquer outra informação que se faça necessária.</text:p>
          </table:table-cell>
          <table:table-cell office:value-type="string" calcext:value-type="string">
            <text:p>Seguro de Pessoas</text:p>
          </table:table-cell>
        </table:table-row>
        <table:table-row table:style-name="ro1">
          <table:table-cell office:value-type="string" calcext:value-type="string">
            <text:p>Sou advogada nos Autos de inventário do de cujus JOSIVAM , CPF n. 333.333.333-33. Preciso saber se ele possui apólice de seguro de vida. Aguardo retorno.Att.,AlineOAB-TO 3333</text:p>
          </table:table-cell>
          <table:table-cell office:value-type="string" calcext:value-type="string">
            <text:p>Seguro de Pessoas</text:p>
          </table:table-cell>
        </table:table-row>
        <table:table-row table:style-name="ro1">
          <table:table-cell office:value-type="string" calcext:value-type="string">
            <text:p>Obter gravação telefônica onde alegam ter minha autorização para seguro de vida</text:p>
          </table:table-cell>
          <table:table-cell office:value-type="string" calcext:value-type="string">
            <text:p>Seguro de Pessoas</text:p>
          </table:table-cell>
        </table:table-row>
        <table:table-row table:style-name="ro1">
          <table:table-cell office:value-type="string" calcext:value-type="string">
            <text:p>Se tenho valores a receber de alguma título de capitalização de jogos online</text:p>
          </table:table-cell>
          <table:table-cell office:value-type="string" calcext:value-type="string">
            <text:p>Seguro de Pessoas</text:p>
          </table:table-cell>
        </table:table-row>
        <table:table-row table:style-name="ro1">
          <table:table-cell office:value-type="string" calcext:value-type="string">
            <text:p>Olá sou M sou correntista da instituição Santander fiz 3 empréstimos com cobrança de taxa de seguros contra desemprego já estava quase no final para terminar meu empréstimo quando do nada fui desligado da empresa da onde trabalhava e meu segura cobria meus empréstimos e um saldo para quitar algumas dívidas quando fui demitido no dia 33/33/3333 já no dia seguinte fiz o acionamento do seguro que de imediato foi recusado fui na agência depois de ficar mais de um hora de espera fui avisado que só poderia entrar com o seguro depois de 33 dias até ai tudo bem me explicaram como deveria ser. <text:s/>Depois te tanta burocracia de enviar os documentos pq toda hora era alguma coisa finalmente consegui depois de tanto esperar alguma resposta e recebendo cobrança de de cartão de crédito da própria instituição fui avisado que só tinham pago metade da dívida que era para eu esperar para receber a 3 parcela do seguro desemprego que é no dia 33 de dezembro e a minha dívida só está aumentando meu nome já está no Serasa que uma solução se não vou abrir um processo contra a instituição Santander</text:p>
          </table:table-cell>
          <table:table-cell office:value-type="string" calcext:value-type="string">
            <text:p>Seguro de Pessoas</text:p>
          </table:table-cell>
        </table:table-row>
        <table:table-row table:style-name="ro1">
          <table:table-cell office:value-type="string" calcext:value-type="string">
            <text:p>Boa tarde! Possuo um empréstimo consignado com a SABEMI, A mesma quando contratei o empréstimo, me fez uma venda casada, colocando 3 seguros no meu contrato, 3 seguro de vida, e 3 seguro previdenciário, tenho tentado a dias cancelar esses seguros e estou enfrentando diversos problemas, a Sabemi se recusa a cancelar os seguros, querem que eu aumente o valor da minha prestação, fazendo um refin, o que eu já expressei veementemente não ter interesse. Já telefonei diversas vezes, como servidor público, me sinto desrespeitado pela instituição. Estou abrindo essa referida reclamação, pois pretendo mais uma vez, buscar a resolução amigável, caso não seja possível, serei obrigado a ingressar com uma ação judicial. </text:p>
          </table:table-cell>
          <table:table-cell office:value-type="string" calcext:value-type="string">
            <text:p>Seguro de Pessoas</text:p>
          </table:table-cell>
        </table:table-row>
        <table:table-row table:style-name="ro1">
          <table:table-cell office:value-type="string" calcext:value-type="string">
            <text:p>I – BREVE ESCORÇO DA DEMANDA Trata-se de demanda na qual a parte Reclamante, em apertada síntese, contratou seguro da Reclamada e que no ato da contratação informou sobre as lesões que possuía. Onde mesmo assim o seguro foi aceito. E que após ser aposentado por invalidez, em decorrência das lesões do acidente, conforme laudo oficial médico emitido pela Junta Superior de Saúde – JSS, <text:s/>da Policia Militar do Estado do Rio de Janeiro, apresentado a Reclamada, se negou a efetuar o pagamento do seguro, por duas vezes, a segunda por ocasião de pedido de Reanálise todos documentos juntados em anexo a presente. Por isso, requer a atuação desta Ilustre Superintendência, na figura de uma de suas eminentes figuras de Gestão, para que atue no caso, e proveja, e determine, se eles estão agindo corretamente, caso não aplique as medidas necessárias para resolução deste impasse, em consonância com as Leis vigentes, normativas e resoluções desta Superintendência.Obs: Em anexo, relato completo mais documentação comprobatória.</text:p>
          </table:table-cell>
          <table:table-cell office:value-type="string" calcext:value-type="string">
            <text:p>Seguro de Pessoas</text:p>
          </table:table-cell>
        </table:table-row>
        <table:table-row table:style-name="ro1">
          <table:table-cell office:value-type="string" calcext:value-type="string">
            <text:p>Boa noite, Minha mãe faleceu a 3 anos, estou estudando sobre seguros agora, e ficou uma dúvida, teria como eu saber se minha mãe tinha seguro de vida ? Hoje completa 3 anos, se ela tiver ainda teria como eu recorrer ?</text:p>
          </table:table-cell>
          <table:table-cell office:value-type="string" calcext:value-type="string">
            <text:p>Seguro de Pessoas</text:p>
          </table:table-cell>
        </table:table-row>
        <table:table-row table:style-name="ro1">
          <table:table-cell office:value-type="string" calcext:value-type="string">
            <text:p>Prezados,Fiz uma solicitação de sinistro pela morte de meu pai pela seguradora Chubb, no dia 33/33/3333. Porém não tenho acesso a nenhuma informação, e já passou o prazo regulamentado pela autarquia. Hoje liguei na central, protocolo 3333333333333333, porém, me informam outro numero, que é da central do cartão de crédito, e que não tem acesso sem a senha do cartão. Como meu pai faleceu, não temos como prosseguir no atendimento. Relato que a abertura do sinistro se deu através do site da Chubb, em que recebemos a seguinte informação :CHUBB Seguros. O aviso de sinistro foi registrado. Encaminhe a documentacao informando o numero CL-BZ-333333. Maiores informacoes, www.chubb.com/br-pt/claims.Mas, no mesmo site em que foi encaminhado a documentação, não conseguimos acompanhar o andamento. Em anexo, o e-mail recebido da Chubb, por ocasião da abertura do sinistro. Após esse dia, não tivemos nenhuma outra informação. Nome do Segurado: ECPF: 333.333.333-33</text:p>
          </table:table-cell>
          <table:table-cell office:value-type="string" calcext:value-type="string">
            <text:p>Seguro de Pessoas</text:p>
          </table:table-cell>
        </table:table-row>
        <table:table-row table:style-name="ro1">
          <table:table-cell office:value-type="string" calcext:value-type="string">
            <text:p>Consulta sobre Seguro de Acidentes PessoaisTenho um seguro de Acidentes pessoais da Cia Sul América operado pela Corretora MaxVida de Porto Alegre. Pago uma mensalidade de R$ 333,33 com uma indenização por acidente no valor de R$ 333.333,33. Tenho, atualmente, 33 anos e faço 33 anos em outubro próximo.Em 33/33/3333 recebi um e-mail da Sul América informando que a Corretora MaxVida, estaria encerrando, unilateralmente, <text:s/>sua parceria com <text:s/>a <text:s/>SulAmérica e apresentou uma proposta de continuidade com o <text:s/>meu seguro de Acidentes Pessoais mantendo a mesma indenização, em caso de sinistro, no valor de R$ 333.333,33, mas com um valor mensal de R$ 33,33 <text:s/>e que se fosse o caso eu poderia dar o meu aceite mediante um telefone informado.Diante da proposta de redução de R$ 333,33 para R$ 33,33 resolvi ligar para a Corretora MaxVida para cancelar o meu seguro uma vez que continuaria com a Sul América por ser mais vantajosa e mantendo os memos benefícios. Eles me disseram para refletir melhor, pois com o valor oferecido muito baixo poderia ter alguma informação não passada a mim. Eu questionei porque a taxa de operacionalização do seguro era tão alta <text:s/>( R$ 33,33 ) e eles me disseram que eu poderia consultar outras empresas e verificaria que a diferença, para as mesmas coberturas, seriam muito parelhas. Disseram que a SulAmérica poderia estar passando por dificuldades financeiras porque venderam seu braço de Seguro de Saúde para a Copa d’or para se reequilibrar financeiramente.Agora, após os relatos acima eu questiono a SUSEP para saber se a venda da Sul América foi feita com o aval da SUSEP, órgão regulador e se o valor oferecido pela SulAmérica, R$ 33,33, para continuar com o mesmo seguro <text:s/>e as mesmas indenizações são suficientes para pagar os sinistros, futuros. Eu preciso deste parecer da SUSEP para balizar minha decisão de optar em continuar com a SulAmérica por um valor de R$ 33,33 ou fico com a MaxVida pelo valor atual de R$ 333,33. <text:s/>Lembro que eu tenho 33 anos e que se a Sul América falir eu teria dificuldades em fazer o meu seguro de acidentes pessoais com outra Seguradora, pois o limite de limite de idade é de 33 anos. <text:s/>Nos casos de falência da Seguradora, segurados com mais de 33 anso <text:s/>teriam o direito de migrar para outra cia sem esta limitação de idade ? Obrigado</text:p>
          </table:table-cell>
          <table:table-cell office:value-type="string" calcext:value-type="string">
            <text:p>Seguro de Pessoas</text:p>
          </table:table-cell>
        </table:table-row>
        <table:table-row table:style-name="ro1">
          <table:table-cell office:value-type="string" calcext:value-type="string">
            <text:p>Possuo cartão de crédito protegido do Banco Santander (SCP-Plano G) Processo Susep no. 33333.333333/3333-33 e nos arquivos pdf disponibilizados para este processo obtidos tanto através do Banco Santander quanto pelo site da SUSEP não consta o valor em R$ da indenização a ser pleiteada. Gostaria de obter essa informação. Obrigada</text:p>
          </table:table-cell>
          <table:table-cell office:value-type="string" calcext:value-type="string">
            <text:p>Seguro de Pessoas</text:p>
          </table:table-cell>
        </table:table-row>
        <table:table-row table:style-name="ro1">
          <table:table-cell office:value-type="string" calcext:value-type="string">
            <text:p>olá, <text:s/>Boa Tarde!recebi uma informação que meu padrinho deixou antes de seu falecimento um seguro de vida, mas só tive posse desses documentos agora. <text:s/>como faço para solicitar o Benefício?</text:p>
          </table:table-cell>
          <table:table-cell office:value-type="string" calcext:value-type="string">
            <text:p>Seguro de Pessoas</text:p>
          </table:table-cell>
        </table:table-row>
        <table:table-row table:style-name="ro1">
          <table:table-cell office:value-type="string" calcext:value-type="string">
            <text:p>Prezados, boa tarde!Gostaria de saber se sou o responsável para receber o valor de um seguro de um titular que já faleceu! <text:s/>Ocorre que não tenho a apólice. Possuo apenas o CPF do segurado! Como proceder nesse caso?</text:p>
          </table:table-cell>
          <table:table-cell office:value-type="string" calcext:value-type="string">
            <text:p>Seguro de Pessoas</text:p>
          </table:table-cell>
        </table:table-row>
        <table:table-row table:style-name="ro1">
          <table:table-cell office:value-type="string" calcext:value-type="string">
            <text:p>Prezados(as), solicito verificar a possibilidade de fornecer-me uma cópia da Apólice de seguro habitacional Nº 3333333333333, referente ao financiamento de meu imóvel junto à Caixa Econômica Federal.</text:p>
          </table:table-cell>
          <table:table-cell office:value-type="string" calcext:value-type="string">
            <text:p>Seguro de Pessoas</text:p>
          </table:table-cell>
        </table:table-row>
        <table:table-row table:style-name="ro1">
          <table:table-cell office:value-type="string" calcext:value-type="string">
            <text:p>Boa tarde, meu pai faleceu recentemente e não sei se ele possuía seguro de vida, gostaria de saber se é possível a pesquisa nesses casos.</text:p>
          </table:table-cell>
          <table:table-cell office:value-type="string" calcext:value-type="string">
            <text:p>Seguro de Pessoas</text:p>
          </table:table-cell>
        </table:table-row>
        <table:table-row table:style-name="ro1">
          <table:table-cell office:value-type="string" calcext:value-type="string">
            <text:p>Olá.Gostaria de saber se existe algum seguro em nome do meu cunhado, Eduardo, CPF: 333.333.333-33. Faleceu no último sábado, 33/33/3333.Estou auxiliando o seu pai, Eduardo a organizar assuntos referentes ao filho.Caso exista um ou mais seguros, gentileza informar em quais instituições para que possamos contactá-las para verificar a possibilidade de abertura de sinistro.</text:p>
          </table:table-cell>
          <table:table-cell office:value-type="string" calcext:value-type="string">
            <text:p>Seguro de Pessoas</text:p>
          </table:table-cell>
        </table:table-row>
        <table:table-row table:style-name="ro1">
          <table:table-cell office:value-type="string" calcext:value-type="string">
            <text:p>Estou tentando receber da Unimed seguros a invalidez laborativa mas não querem pagar por que dizem foi acidente e não doença mas no anexo é enviarei é o blog deles dizendo o contrário dizendo quem sofre <text:s/>acidente também tem direito a invalidez laborativa. De uma olhada <text:s/>no blog deles .https://blog.segurosunimed.com.br/invalidez-funcional-permanente-total-por-doenca/</text:p>
          </table:table-cell>
          <table:table-cell office:value-type="string" calcext:value-type="string">
            <text:p>Seguro de Pessoas</text:p>
          </table:table-cell>
        </table:table-row>
        <table:table-row table:style-name="ro1">
          <table:table-cell office:value-type="string" calcext:value-type="string">
            <text:p>Preciso saber se uma determinada pessoa tem seguro de vida.PCPF: 333.333.333-33</text:p>
          </table:table-cell>
          <table:table-cell office:value-type="string" calcext:value-type="string">
            <text:p>Seguro de Pessoas</text:p>
          </table:table-cell>
        </table:table-row>
        <table:table-row table:style-name="ro1">
          <table:table-cell office:value-type="string" calcext:value-type="string">
            <text:p>Minha tia Valeria com 33 anos, foi abordada pelos funcionários Lucas e Danielle , da Corretora Margonari - Banco Bradesco, com a oferta de resgate de 3 Multiproteção Bradesco, um em andamento em meu nome (Proposta nº 3333333-3) e um finalizado em nome do meu irmão Rodrigo (Proposta nº 3333333-3) onde esta era contratante e nós beneficiários. Foi oferecido um novo seguro de vida em melhores condições, sob a alegação de que esta estaria “perdendo” dinheiro com o atual.No dia 33/33/3333 fomos até a agência pois ela não havia recebido nenhum documento sobre os seguros, mesmo após o débito da cota única dos produtos em sua conta – R$ 333.333,33 e R$ 333.333,33, foi quando tomamos conhecimento que os seguros foram realizados em meu nome e do meu irmão, tendo minha tia, com 33 anos, como beneficiária!.Dai percebemos que ela caiu num golpe. Não assinaram nenhum documento e nem confirmamos a contratação de nenhum seguro. Tanto que as informações constantes nos formulários são inverídicas. Não bastasse, ainda fomos informados, depois, sobre o desconto da taxa de administração no importe de R$ 33.333,33 - 33% que nunca foi dito a minha tia. No dia 33/33/3333 novamente fomos na agência para solicitar o cancelamento e devolução dos valores, inclusive da taxa de administração. No dia 33/33/3333, a corretora Danielle solicitou uma carta minha e outra do meu irmão solicitando o cancelamento, o que foi entregue no dia 33/33. Quero a devolução dos valores da minha tia e taxa de administração, devidamente corrigidos e, até o presente momento, nada foi resolvido. Não contratamos nenhum seguro. </text:p>
          </table:table-cell>
          <table:table-cell office:value-type="string" calcext:value-type="string">
            <text:p>Seguro de Pessoas</text:p>
          </table:table-cell>
        </table:table-row>
        <table:table-row table:style-name="ro1">
          <table:table-cell office:value-type="string" calcext:value-type="string">
            <text:p>Bom dia . Venho por meio desta para fazer uma denúncia. O banco bmg colocou 3 seguro prestanista para mim sem minha premiação. <text:s/>Me senti enganada, eu quero os valores que foram descontados sem minha premiação. <text:s/>Grata pela atenção </text:p>
          </table:table-cell>
          <table:table-cell office:value-type="string" calcext:value-type="string">
            <text:p>Seguro de Pessoas</text:p>
          </table:table-cell>
        </table:table-row>
        <table:table-row table:style-name="ro1">
          <table:table-cell office:value-type="string" calcext:value-type="string">
            <text:p>Trata a presente reclamação de seguro de vida contratado por meu genitor, Sr. CLASIDE, inscrito no CPF <text:s/>sob o n.º 333.333.333-33, que veio a falecer em 33/33/3333. O Banco Santander e a Seguradora Zurich, estão fazendo de tudo para não abrir o SINISTRO, certamente tentando frustrar o pagamento do mesmo aos beneficiários, <text:s/>mesmo tendo Apólice de n.º 3333, CERTIFICADO 333333, CÓDIGO SUSEP N.º 3333333333. Segue anexo o CERTIFICADO INDIVIDUAL DE SEGURO E RESPOSTA DO PROTOCOLO N.º 333333333, REFERENTE AO CONTATO TELEFÔNICO COM ESSAS EMPRESAS SEM ESCRUPULOS.Assim sendo, <text:s/>SOLICITO PROVIDÊNCIAS!</text:p>
          </table:table-cell>
          <table:table-cell office:value-type="string" calcext:value-type="string">
            <text:p>Seguro de Pessoas</text:p>
          </table:table-cell>
        </table:table-row>
        <table:table-row table:style-name="ro1">
          <table:table-cell office:value-type="string" calcext:value-type="string">
            <text:p>Bom dia! Solicitei à Executiva Corretora de Seguros, ligada ao BRADESCO, minha apólice atualizada nº3333. Recebi como resposta um email contendo, segundo ele, os valores atualizados, porém sem a relação dos beneficiários. Disseram que o BRADESCO não fornece nenhum outro documento. Como posso me certificar que <text:s/>está tudo CERTO, se não recebo documento algum impresso da Seguradora desde 3333? Obrigada!</text:p>
          </table:table-cell>
          <table:table-cell office:value-type="string" calcext:value-type="string">
            <text:p>Seguro de Pessoas</text:p>
          </table:table-cell>
        </table:table-row>
        <table:table-row table:style-name="ro1">
          <table:table-cell office:value-type="string" calcext:value-type="string">
            <text:p>Boa Tarde, me chamo Vanda, meu pai faleceu em 33.33.3333, residia em Joinville/SC, <text:s/>deixou um seguro de vida, onde meu irmão acabou recebendo, gostaria de saber o valor e quando foi sacado. <text:s/>Meu pai chamava-se : VICTOR , CPF.333.333.333.33. <text:s/>Fico no aguardo.</text:p>
          </table:table-cell>
          <table:table-cell office:value-type="string" calcext:value-type="string">
            <text:p>Seguro de Pessoas</text:p>
          </table:table-cell>
        </table:table-row>
        <table:table-row table:style-name="ro1">
          <table:table-cell office:value-type="string" calcext:value-type="string">
            <text:p>Prezados, no dia 33/33 meu Pai veio a falecer, e em contato com a empresa que ele trabalhava descobrimos que o mesmo tinha um seguro de vida.Entramos em contato com a seguradora CAPEMISA, solicitando acesso a informação, se tinha beneficiários descrito na apólice, copia da apólice.Orientado pela atendente que precisava primeiro abrir sinistro, o qual ia se descobrir os beneficiários, ok. Foi aberto. Identificado que os filhos eram os beneficiários, pedir copia da apólice, informaram que somente após o pagamento teríamos acesso. Ou seja, não sabíamos o valor da apólice. Agora em contato após o pagamento, disseram que não podem conceder pós apólice está inativa. Não sabemos se o que pagaram de fato é o contratado. Como eles podem bloquear dessa forma? Solicitamos apoio a Susep afim de resolver da melhor forma possível. Att Dayana 33- 33333-3333</text:p>
          </table:table-cell>
          <table:table-cell office:value-type="string" calcext:value-type="string">
            <text:p>Seguro de Pessoas</text:p>
          </table:table-cell>
        </table:table-row>
        <table:table-row table:style-name="ro1">
          <table:table-cell office:value-type="string" calcext:value-type="string">
            <text:p>Como saber se o meu irmão que faleceu tinha seguro de vida </text:p>
          </table:table-cell>
          <table:table-cell office:value-type="string" calcext:value-type="string">
            <text:p>Seguro de Pessoas</text:p>
          </table:table-cell>
        </table:table-row>
        <table:table-row table:style-name="ro1">
          <table:table-cell office:value-type="string" calcext:value-type="string">
            <text:p>POSSUO UM SEGURO DE VIDA JUNTO A METLIFE (AP COLETIVO), CUJO ESTIPULANTE É O ITAU UNIBANCO S.A.- CERTIFICADO 33.333.333- APÓLICE 3333.33.3333333333. O SEGURO TEVE SUA RENOVAÇÃO AUTOMÁTICA EFETIVADA EM 33/33/33, E DECORRIDOS 3 MESES AINDA NÃO RECEBI CÓPIA DO CERTIFICADO, NÃO OBSTANTE AS MENSALIDADES ESTEJAM SENDO DEBITADAS AUTOMATICAMENTE DA CONTA CORRENTE MANTIDA JUNTO AO ESTIPULANTE E DAS INÚMERAS SOLICITAÇÕES REALIZADAS JUNTO A SEGURADORA E <text:s/>ESTIPULANTE. A ÚLTIMA RECLAMAÇÃO ESTÁ SENDO CONDUZIDA PELO SAC ITAU 333333333, E QUE TABÉM JA DECORREU O TEMPO DE SOLUÇÃO</text:p>
          </table:table-cell>
          <table:table-cell office:value-type="string" calcext:value-type="string">
            <text:p>Seguro de Pessoas</text:p>
          </table:table-cell>
        </table:table-row>
        <table:table-row table:style-name="ro1">
          <table:table-cell office:value-type="string" calcext:value-type="string">
            <text:p>Sou Carolline, profissional de Saúde, Enfermeira Obstétrica, servidora publica da prefeitura de São Francisco do Conde pelo Reda, inscrita no CPF 33333333333, <text:s/>Registro do Sinistro <text:s/>RS 3-3333333 Sul América seguro de vida, residente na Rua Professor Vila Tatiana ap 333, CEP 33333333, Salvador- Bahia, segurada ao Seguro SulAmérica, seguro de vida. Acionei em 33/33/33, o sinistro, pelo motivo de perda da minha visão de modo súbito por neurite óptica bilateral, perda de visão acentuada do lado esquerdo 33/333, irreversível. <text:s/>Acionado o seguro, eu enviei todos os documentos necessários, contudo a cada dia se pede algo novo, um item a mais mo relatório como se a gente e o médico não tivesse o que fazer da vida. Não existe tanta acessibilidade aos médicos do sus, para cada hora ser pedido algo. Solicito brevidade no meu caso de pagamento despesas médicas com consultas e exames, diárias da uti, e <text:s/>invalidez por visão monocular e neurite bilateral. O seguro de vida sul América vem sendo letárgico em um caso tão grave desse que exige agilidade Tem adotado condutas assediosas de está sempre acrescentando algo, ao invés de ter pedido tudo de vez, não confirma os documentos enviados. Solicito desse órgão quevregulamenta os seguros que tome providências urgentes para que a sulamerica cumpra o descrito na Apólice do segurado.</text:p>
          </table:table-cell>
          <table:table-cell office:value-type="string" calcext:value-type="string">
            <text:p>Seguro de Pessoas</text:p>
          </table:table-cell>
        </table:table-row>
        <table:table-row table:style-name="ro1">
          <table:table-cell office:value-type="string" calcext:value-type="string">
            <text:p>Estou desde abril conversando com alguns seguros de vida que minha tia pagava. Um deles é a Sudaseg. No dia 33/33 eu finalizei o envio da documentação pra eles e o prazo de retorno é de 33 dias, mas até hoje (33/33) eles não entraram em contato com a família pra falar sobre o pagamento, valores, etc.Sinistro N° 333333 </text:p>
          </table:table-cell>
          <table:table-cell office:value-type="string" calcext:value-type="string">
            <text:p>Seguro de Pessoas</text:p>
          </table:table-cell>
        </table:table-row>
        <table:table-row table:style-name="ro1">
          <table:table-cell office:value-type="string" calcext:value-type="string">
            <text:p>Prezados,3, Meu pai, A, CPF 333.333.333-33, faleceu em 33/3333, conforme certidão anexa.3. Gostaria de saber quais seguros e previdências constam no nome dele, se possível.3. Ele pagava uma previdencia da Capemi/Capemisa desde 3333, Foram feitas 3 apólices e agora, no final, os eles disseram que era um seguro, e só recebemos um pouco mais de R$33.333,33, sendo que o valor da ultima contribuição passava de R$ 333,33. E foi feito junto com um empréstimo.3. Desta forma, queremos saber também, se existe algum setor da SUSEP que faça cálculo atuarial para que possamos verificar se o valor que eles nos repassaram está correto.Att,Aricele Araujo</text:p>
          </table:table-cell>
          <table:table-cell office:value-type="string" calcext:value-type="string">
            <text:p>Seguro de Pessoas</text:p>
          </table:table-cell>
        </table:table-row>
        <table:table-row table:style-name="ro1">
          <table:table-cell office:value-type="string" calcext:value-type="string">
            <text:p>Minha mãe faleceu e precisamos saber se existe alguma base de dados onde o CPF pode estar lançado associado a um seguro de vida. Ela sempre disse ter pago, mas não achamos a documentação. De posse da informação de qual empresa ela fez seguro poderemos acionar apresentando o atestado de óbito. Obrigada, Adriana.</text:p>
          </table:table-cell>
          <table:table-cell office:value-type="string" calcext:value-type="string">
            <text:p>Seguro de Pessoas</text:p>
          </table:table-cell>
        </table:table-row>
        <table:table-row table:style-name="ro1">
          <table:table-cell office:value-type="string" calcext:value-type="string">
            <text:p>Sou cliente da Mongeral Aegon Seguros e Previdencia S/A desde 3333 mas nunca recebi nenhuma informação sobre os reajustes e descontos com o pagamento anual e não mensal dos meus seguros contratados.Desde 3333 passei a cobrar de forma mais incisiva junto ao SAC, Ouvidoria e Consumidor.gov sem sucesso de obter de forma amigável anualmente.O que gerou as os protocolos no Consumidor.gov 3333.33/33333333333 e 3333.33/33333333333.Agora em 3333 novamente não recebi nenhuma informação sobre meus seguros, por isso entrei em contato com o Call Center - 3333-3333333 da SUSEP que me instruiu a fazer a presente reclamação.Considerando que tais informações são simples e o descumprimento afronta o teor do Código de Defesa Consumidor peço que a SUSEP investigue a conduta desidiosa da empresa ao só me fornecer informações após sucessivas reclamações no SAC + Ouvidoria + Consumidor.gov anualmente. </text:p>
          </table:table-cell>
          <table:table-cell office:value-type="string" calcext:value-type="string">
            <text:p>Seguro de Pessoas</text:p>
          </table:table-cell>
        </table:table-row>
        <table:table-row table:style-name="ro1">
          <table:table-cell office:value-type="string" calcext:value-type="string">
            <text:p>Dei abertura a um sinistro de seguro de vida por acidente do Itaú, <text:s/>juntei os documentos solicitados, e agora estão pedindo uma Autorização reconhecida firma do beneficiário em nome de empresa contratada pela seguradora para: serviços médicos, Hospitais, IML, INSS, Laboratórios de Análises Clínicas, clínicas médicas, médicos assistentes, empresas privadas, (empregadores, afastamentos do trabalho, licenças médicas etc.) e outras instituições médicas que tenham tratado o segurado acima identificado, a fornecer informações, relatórios médicos, resultados de exames, laudos, cópias de prontuários médicos, extrato de convênio (utilização médica do conveniado / segurado)que a seguradora faça pesquisas médicas. Eles não especificaram quais documentos precisam e nem me <text:s/>pediram <text:s/>para juntar, no entanto, <text:s/>querem a autorização com pleno poderes para efetuar essas pesquisas, sem a qual alegam não ser possível dar continuidade ao processo de sinistro. Diante disso, gostaria de confirmar com a SUSEP se a exigência da referida autorização é licita e obrigatória, e <text:s/>se pode o beneficiário se negar a concedê-la, sem prejuízo do seu direito. Atenciosamente, Adv. Marcia / OABSP 333333 </text:p>
          </table:table-cell>
          <table:table-cell office:value-type="string" calcext:value-type="string">
            <text:p>Seguro de Pessoas</text:p>
          </table:table-cell>
        </table:table-row>
        <table:table-row table:style-name="ro1">
          <table:table-cell office:value-type="string" calcext:value-type="string">
            <text:p>Gostaria de saber se o pai da minha filha que já faleceu tinha seguro de vida?</text:p>
          </table:table-cell>
          <table:table-cell office:value-type="string" calcext:value-type="string">
            <text:p>Seguro de Pessoas</text:p>
          </table:table-cell>
        </table:table-row>
        <table:table-row table:style-name="ro1">
          <table:table-cell office:value-type="string" calcext:value-type="string">
            <text:p>Olá, preciso do número e da apólice de seguros em nome da Construtora e Incorporadora Maedri LTDA.Caso tenha algum seguro em nome da administradora Sandra portadora do CPF 333.333.333-33 também precisamos do número <text:s/>e da apólice.Caso este não seja o meio adequado para fazer tal requerimento, requer instruções sobre o meio adequado.Obrigada.</text:p>
          </table:table-cell>
          <table:table-cell office:value-type="string" calcext:value-type="string">
            <text:p>Seguro de Pessoas</text:p>
          </table:table-cell>
        </table:table-row>
        <table:table-row table:style-name="ro1">
          <table:table-cell office:value-type="string" calcext:value-type="string">
            <text:p>Minha mãe faleceu em 33 de dezembro de 3333. Ela possuía uma apólice de seguros de vida na ITAU seguros que era debitado direto de sua conta no BRADESCO. Eu liguei no dia 33 de dezembro de 3333 para cancelar a apólice e para que parasse o débito automático. A seguradora continuou debitando da conta de minha mãe por 3 ano. Liguei novamente para avisar e pedi o estorno do que foi debitado após a morte de minha mãe, dado que não há como se falar em seguro de vida para uma pessoa morta. Até hoje não realizaram o estorno dos débitos. Já entrei em contato com o canal normal e com a ouvidoria. Os protocolos de registro foram:333333333 <text:s text:c="2"/>- 33/33/3333333333333 <text:s text:c="2"/>- 33/33/3333333333333 <text:s text:c="2"/>- 33/33/3333333333333 <text:s text:c="2"/>- 33/33/3333333333333 <text:s text:c="2"/>- 33/33/3333CC33333333 - 33/33/3333333333333333333333333333333333333333 - 33/33/3333 às 33:33 (pré-OUVIDORIA)333333333 - 33/33/3333 às 33:33 (OUVIDORIA)Gostaria de solicitar que por favor intercedessem junto à Seguradora para que realizem. Ressaltando que embora o seguro fosse da ITAU SEGUROS, o débito em conta era na conta Bradesco de minha mãe (ela não possuia conta junto ao ITAU). Nome Seguradora: ITAÚ SEGUROS S.A.CNPJ: 33.333.333/3333-33Código da Seguradora Susep: 333-3Endereço: PRA A ALFREDO EGYDIO DE SOUZA ARANHA, 333,Cidade: SAO PAULO - UF: SPCEP: 33333333Estipulante: BANCO ITAU UNIBANCO S.A.CNPJ: 33.333.333/3333-33Endereço: Pç Alfredo Egydio De Souza Aranha, 333, Jabaquara, São Paulo - SP, 33333333.Remuneração do Estipulante: 33,33%Grupo/Código: 33Ramo: 33N°Processo Susep: 33333.333333/3333-33No Certificado: 33.33.333333333Vigência: 33/33/3333 a 33/33/3333No Proposta: 3333333333Data da Emissão: 33/33/3333</text:p>
          </table:table-cell>
          <table:table-cell office:value-type="string" calcext:value-type="string">
            <text:p>Seguro de Pessoas</text:p>
          </table:table-cell>
        </table:table-row>
        <table:table-row table:style-name="ro1">
          <table:table-cell office:value-type="string" calcext:value-type="string">
            <text:p>Recebi, por mensagem no meu celular, comunicado do meu banco no dia 33/33 sobre um débito autorizado para o dia 33/33 de um seguro de acidentes pessoais, no valor de R$ 33,33. Informo que nunca contratei e nem autorizei esta empresa Eagle Serviços de Crédito Direto S.A, sediada em Porto Alegre, sendo que resido em São Paulo e nunca tinha ouvido falar dela. Ao entrar em contato por telefone, de acordo com o site da empresa, atendem em nome da Verbin Seguros, <text:s/>me informando que pertence ao mesmo grupo. Solicitei o cancelamento dos débitos mensais mas o débito em outubro/3333 só consegui o cancelamento no dia 33/33. Registrei reclamação no Banco Central e no Procon/SP e depois disso a empresa me enviou mensagem. A própria Eagle me deu informação que a empresa Verbin Seguros é parceira e não pertence ao mesmo grupo. Portanto a Eagle me deu uma informação diferente da Verbin Seguros. Até a semana passada havia mais de 3.333 reclamações no site do Reclame Aqui de diferentes pessoas que receberam cobrança indevida em diferentes bancos. Não telefonei, não solicitei nenhum seguro, não assinei nada e não recebi contrato de seguro dessas duas empresas e mesmo assim tiveram acesso aos meus dados bancários ( nome do banco, número da agência e conta corrente e meu CPF).Solicito que estas duas empresas sejam proibidas, suspensas e impedidas de atuarem no mercado de seguros por estarem aplicando golpes nos consumidores. O Procon de São Paulo possui cópia dos documentos referentes a esta reclamação/denúncia. </text:p>
          </table:table-cell>
          <table:table-cell office:value-type="string" calcext:value-type="string">
            <text:p>Seguro de Pessoas</text:p>
          </table:table-cell>
        </table:table-row>
        <table:table-row table:style-name="ro1">
          <table:table-cell office:value-type="string" calcext:value-type="string">
            <text:p>Bom dia, meu avô, I, faleceu em 3333 e deixou alguns documentos escondidos em cofre, que só conseguimos ter acesso agora. Entre os documentos estava o seguro de vida que lhe enviarei a foto em anexo. Gostaria de saber se este documento ainda é válido e se teria algum valor a ser recebido por minha avó, E, que ainda é viva.</text:p>
          </table:table-cell>
          <table:table-cell office:value-type="string" calcext:value-type="string">
            <text:p>Seguro de Pessoas</text:p>
          </table:table-cell>
        </table:table-row>
        <table:table-row table:style-name="ro1">
          <table:table-cell office:value-type="string" calcext:value-type="string">
            <text:p>sou advogado e fui contratado por CAROLINA - CPF: 333.333.333-33, única herdeira de MARCELO - CPF: <text:s/>333.333.333-33, falecido em 33/33/33, com quem não tinha contato, portanto, necessita saber se o falecido Pai, possuía algum seguro, plano de previdência privada ou título de capitalização. Já foi requerido a abertura do inventário e solicitado oficio à Susep para essa finalidade, tendo a juízo informado que tal informação pode ser obtida diretamente com a Susep. Favor informar como devemos proceder.</text:p>
          </table:table-cell>
          <table:table-cell office:value-type="string" calcext:value-type="string">
            <text:p>Seguro de Pessoas</text:p>
          </table:table-cell>
        </table:table-row>
        <table:table-row table:style-name="ro1">
          <table:table-cell office:value-type="string" calcext:value-type="string">
            <text:p>Bom dia, meu nome é João meu Pai faleceu há cinco anos e gostaria de rastrear se há algum seguro em que eu e minha mãe sejamos benefiados e não recebemos CPF do meu pai :33333333333meu cpf : 33333333333cpf minha mãe (ÃNGELA) :33333333333</text:p>
          </table:table-cell>
          <table:table-cell office:value-type="string" calcext:value-type="string">
            <text:p>Seguro de Pessoas</text:p>
          </table:table-cell>
        </table:table-row>
        <table:table-row table:style-name="ro1">
          <table:table-cell office:value-type="string" calcext:value-type="string">
            <text:p>Bom dia! É possível saber se a minha mãe que faleceu possuía algum seguro de vida? Se sim, de que forma consigo essa informação? Desde já agradeço e fico no aguardo de um retorno.</text:p>
          </table:table-cell>
          <table:table-cell office:value-type="string" calcext:value-type="string">
            <text:p>Seguro de Pessoas</text:p>
          </table:table-cell>
        </table:table-row>
        <table:table-row table:style-name="ro1">
          <table:table-cell office:value-type="string" calcext:value-type="string">
            <text:p>Gostaria de saber se tenho seguro em meu nome. Como faço pra receber o seguro prestamista. </text:p>
          </table:table-cell>
          <table:table-cell office:value-type="string" calcext:value-type="string">
            <text:p>Seguro de Pessoas</text:p>
          </table:table-cell>
        </table:table-row>
        <table:table-row table:style-name="ro1">
          <table:table-cell office:value-type="string" calcext:value-type="string">
            <text:p>A reclamante é herdeira de XXXXXX, <text:s/>e beneficiária de seguro - Apólice da ZURICH SANTANDER: .Diante disso requereu o benefício, apresentando todos os documentos exigidos para o cumprimento da obrigação, mas até a presente data não recebeu, embora fluido o prazo..Não recebe informações satisfatórias e tanto a ZURICH como o SANTANDER vem procrastinando. A requerente necessita do valor.. PROTOCOLO DE RECLAMAÇÃO NA ZURICH-SEGURO SANTANDER 333333333333. <text:s/>Certa do atendimento espera retorno. </text:p>
          </table:table-cell>
          <table:table-cell office:value-type="string" calcext:value-type="string">
            <text:p>Seguro de Pessoas</text:p>
          </table:table-cell>
        </table:table-row>
        <table:table-row table:style-name="ro1">
          <table:table-cell office:value-type="string" calcext:value-type="string">
            <text:p>Boa tarde a todos, venho atraves solicitar a ajuda para indentificar se a apolice que me enviaram é verdadeira e qual data ela foi emitida, pelo fato de que assinei um contrato de emprestimo e eles me demoraram muito para envias as apolices, sendo recebi as mesmas 33 meses depois, ou seja assinei o contrato em 33/33/3333 e recebi na data de hoje, queria botar as informações principais das mesmas para ver se conseguem me ajudar, porque no site da susep aonde tem como consultar nao consegui indentificar nas apolices, tais numeros.Segue dadosApolice -33.33.3333333Proposta-3333333333Nº do certificado -33333333333333Processo Susep-33333.333333/3333-33Estipulante-cnpj-33.333.333/3333-33Controle-333/333Tipo de Seguro-MIP</text:p>
          </table:table-cell>
          <table:table-cell office:value-type="string" calcext:value-type="string">
            <text:p>Seguro de Pessoas</text:p>
          </table:table-cell>
        </table:table-row>
        <table:table-row table:style-name="ro1">
          <table:table-cell office:value-type="string" calcext:value-type="string">
            <text:p>Boa tarde!!Meu pai era segurado na Famíly Insurance, pela Aposvale, aposentado da Vale.Faleceu em 33/33/3333. Temos direito ao seguro, já entregamos todos os documentos e estão alegando que o nome dele na certidão de óbito está com Z e na receita está com S. Viveu assim a vida inteira. O CPF é o dele, nome da mãe, identidade, enfim todos os dados são iguais. E estão nessa para conseguir um tempo e não pagar o devido. Precisamos do valor, para correr atrás de pagar inventários e demais despesas. E essa enrolação sem fundamento. Se puderem nos ajudar... Obrigada Contato deles 33 33333-3333</text:p>
          </table:table-cell>
          <table:table-cell office:value-type="string" calcext:value-type="string">
            <text:p>Seguro de Pessoas</text:p>
          </table:table-cell>
        </table:table-row>
        <table:table-row table:style-name="ro1">
          <table:table-cell office:value-type="string" calcext:value-type="string">
            <text:p>Boa tarde. Já alguns tempo entrei em contado com a seguradora Mitsui Sumitomo Seguros para realizar o pagamento da indenização, a mesma cita uns cálculos da indenização, porém sem base documental nenhuma, o cliente, vitima, foi submetido a perícia médica e mesmo assim, a empresa não mostra <text:s/>o laudo para avaliarmos se os cálculos estão corretos ou não, a mesma sempre cita valores muitos baixos e sem comprovação documental, não enviou a contrato que reza as claúsulas gerais e etc.Gostaria de saber se podemos contar a ajuda de vocês para resolvemos esse caso, o acidente ocorreu em 33/33/3333 e até o momento não recebeu a indenização. A empresa fica omitindo as informações e documentos para analisarmos.Na data de 33/33/3333 a empresa apresentou esse cálculo:Decorrente de acidente do trabalho com consequente perda funcional de cada dedo e grau mínimo (33%)) que corresponde ao percentual de invalidez (33 + 33) x 33% = 3,33%.I.S. R$ 33.333,33 x 3,33% = R$ À indenizar R$ 3.333,33Como saber se esse cálculo está correto, não demonstraram como foi feito, não enviaram o laudo e nem contrato.O que temos apenas é o número da apólice n° 33333333333 <text:s text:c="2"/>certificado n° 333 <text:s/>na qual cita que a cobertura e de 333% da incapacidade permanente total ou parcial limitado a R$ 33.333,33 .Gostariamos da ajuda para resolvermos esse caso.Muito obrigado. </text:p>
          </table:table-cell>
          <table:table-cell office:value-type="string" calcext:value-type="string">
            <text:p>Seguro de Pessoas</text:p>
          </table:table-cell>
        </table:table-row>
        <table:table-row table:style-name="ro1">
          <table:table-cell office:value-type="string" calcext:value-type="string">
            <text:p>Bom dia!Meu pai faleceu no dia 33/33/3333, eu gostaria de saber como faço para rastrear se ele mantinha algum seguro ativo até esta data.Os dados dele: CPF 333.333.333-33Desde já, agradeço!</text:p>
          </table:table-cell>
          <table:table-cell office:value-type="string" calcext:value-type="string">
            <text:p>Seguro de Pessoas</text:p>
          </table:table-cell>
        </table:table-row>
        <table:table-row table:style-name="ro1">
          <table:table-cell office:value-type="string" calcext:value-type="string">
            <text:p>Boa Tarde,Meu Pai faleceu no dia 33/33/3333 o Então corretor Antonio CPF 333,333,333-33 meus irmão e eu precisamos saber se existe junto a Susep alguma apolice ativa em nome dele para ter certeza que não tem mais nenhum procedimento que temos que fazer antes do final do inventario, fico no aguardo de um retorno e estou a disposição se for preciso alguma documentação ou informação</text:p>
          </table:table-cell>
          <table:table-cell office:value-type="string" calcext:value-type="string">
            <text:p>Seguro de Pessoas</text:p>
          </table:table-cell>
        </table:table-row>
        <table:table-row table:style-name="ro1">
          <table:table-cell office:value-type="string" calcext:value-type="string">
            <text:p>Minha mãe faleceu e no seu contracheque tinha um seguro da emporesa Band Família, que foi adquirida pela MG Seguros, que foi comprada pela BMG Seguros. Já tentei exaustivamente contato com todas e não consigo obeter informçãoes. </text:p>
          </table:table-cell>
          <table:table-cell office:value-type="string" calcext:value-type="string">
            <text:p>Seguro de Pessoas</text:p>
          </table:table-cell>
        </table:table-row>
        <table:table-row table:style-name="ro1">
          <table:table-cell office:value-type="string" calcext:value-type="string">
            <text:p>Boa noite, tudo bem?Gostaria de saber se tem e quais são os seguros vinculados ao meu CPF: 33333333333Desde já obrigado</text:p>
          </table:table-cell>
          <table:table-cell office:value-type="string" calcext:value-type="string">
            <text:p>Seguro de Pessoas</text:p>
          </table:table-cell>
        </table:table-row>
        <table:table-row table:style-name="ro1">
          <table:table-cell office:value-type="string" calcext:value-type="string">
            <text:p>Minha esposa LILIANE, <text:s/>CPF 333.333.333-33, faleceu no dia 33/33/3333. Gostaria de confirmar se existe algum seguro de vida registrado em seu nome, sendo que eu sou o seu único beneficiário e inventariante. Desde já, agradeço. Atenciosamente, Munir.</text:p>
          </table:table-cell>
          <table:table-cell office:value-type="string" calcext:value-type="string">
            <text:p>Seguro de Pessoas</text:p>
          </table:table-cell>
        </table:table-row>
        <table:table-row table:style-name="ro1">
          <table:table-cell office:value-type="string" calcext:value-type="string">
            <text:p>Prezados, boa noite!Sou cliente do seguro Vida Individual da Prudential do Brasil S/A <text:s/>e, desde o dia 33/33/3333, estou tentando, sem sucesso, efetuar uma simples adição de beneficiário e redistribuição do percentual que compete a cada um deles em meu seguro de vida. Portanto, a pessoa a qual desejo adicionar está, até o momento, à mercê do acaso se porventura ocorrer um eventual sinistro, um completo absurdo e violação de contrato por parte da empresa..Voltando à narrativa dos fatos, enviei, conforme instruído por meu corretor, um e-mail para o endereço "email", com o formulário da própria empresa, devidamente preenchido e assinado, com a discriminação dos nomes e percentual conferido a cada um dos beneficiários, além de cópia do meu documento de RG. Dia 33/33/3333, recebi um retorno a este e-mail dizendo que "Em resposta ao seu e-mail, confirmamos o recebimento do documento abaixo e será direcionado para o setor responsável <text:s text:c="2"/>Formulário para alteração de beneficiarios&gt;.Ressaltamos que este documento passará por análise e em caso de novas pendências, entraremos em contato." Não me deram, portanto, prazo e nem a confirmação da efetivação da mudança. Decidi, assim, tendo em vista a ausência dessa informação e que no site constava a distribuição antiga dos beneficiários, entrar em contato no dia 33/33/3333 via wpp, através do número 3333 333 3333, que é o do SAC Vida Individual (conforme prints do site em anexo). Sem sucesso em me responderem, voltei a entrar em contato no dia 33/33/3333 ( sábado), dado que o site diz que o atendimento por esse canal é "todos os dias!" e também nada de retorno. Finalmente, dia 33/33/3333, a atendente Francisca respondeu minha mensagem, a qual <text:s/>indaguei até quando seria resolvido, e a resposta foi "Recebemos seu formulário dia 33/33 e foi solicitado prioridade dia 33/33, o prazo para efetivação do processo é de até 3 dias úteis". Ela me informou que até o dia 33/33 estaria resolvido.Obviamente, dia 33/33/3333, nada estava resolvido. Ao acessar o site, constava a exata mesma distribuição antiga de percentual e sem a adição da nova beneficiária. Dia 33/33/3333, novamente voltei a acioná-los por meio do número 3333 333 3333, onde, surpreendentemente a atendente Tamires me retornou com a seguinte informação: <text:s/>"João, Verifiquei que seu canal de atendimento é o Prudential Responde, você possui um atendimento exclusivo, peço por gentileza que os contate diretamente no WhatsApp 33 3333-3333, de segunda a sexta-feira das 33h às 33h exceto feriados, basta clicar no link https://wa.me/333333333333". Engraçado que, conforme mencionei anteriormente, a atendente Francisca, por esse mesmo canal, havia consultado informação procedente a esse assunto no dia 33/33/3333, e misteriosamente agora não era mais possível.Portanto, acionei o novo número, 33 3333-3333 ("Prudential Responde", conforme consta no site da Prudential) nesse mesmo dia, o qual, coincidentemente, fui atendido novamente pela Tamires, que, nesse caso, simplesmente se fez de desentendida e se negou a prosseguir com o atendimento, ignorando minhas mensagens. Nessa mesma data, completamente ultrajado com o descaso e demora, enviei um e-mail para o canal "email", relatando a situação, inclusive do atendimento da atendente Tamires via wpp, e exigindo uma conclusão urgente para o caso.Em resposta a este e-mail, no dia 33/33/3333, recebi o seguinte retorno:"OUVIDORIA - EMAIL - PROTOCOLO N° 33333333 Olá, João,Sua manifestação, registrada em 33/33/3333 por meio do E-mail, foi recebida pelo time de Ouvidoria e será direcionada para que seja inicialmente tratada pelo SAC, tendo em vista a não identificação do registro de conclusão anterior por este canal." Me informaram que o prazo para resposta e resolução era até dia 33/33, ou seja, <text:s/>toda hora uma nova postergação de prazo, por TODOS os canais possíveis, e nada de efetivarem a adição e redistribuição dos percentuais.Já impaciente e extremamente agoniado com a situação, visto que o objetivo de um seguro de vida deveria ser justamente te permitir <text:s/>ficar tranquilo sabendo que as pessoas que você ama estarão resguardadas em alguma eventualidade, NOVAMENTE entrei em contato, já no dia 33/33/3333, desta vez via telefone no número 3333 333 3333 (Ouvidoria Prudential), em que o atendente Josué me redirecionou novamente para o canal de atendimento Prudential Responde (via ligação), onde falei com a atendente Georgia, que me passou o protocolo 33333333, me pediu desculpas pelo atraso absurdo e disse que "até o dia 33/33 estaria concluído". Pois bem, hoje é dia 33/33 e continua a mesma coisa, como era de se esperar.Nesse meio tempo, importante mencionar, que em resposta ao e-mail em que eu havia enviado reclamando, me responderam pelo "email" no dia 33/33/3333 <text:s/>dizendo basicamente que: <text:s/>"Informamos que recebemos o formulário para a alteração de beneficiários da sua apólice de seguro de vida POB 333333333, no entanto identificamos que uma das beneficiárias indicada (nome da minha namorada) possui grau de relacionamento diferente de cônjuge, filho, pai/mãe, irmão, avó, neto, tio, sobrinho, noivo(a), afilhado, devido à isso, será necessário o envio da declaração de interesse segurável Salientamos que deverá ser uma declaração simples datada e assinada informando qual o interesse em deixar ( nome beneficiário) como beneficiária da apólice."Adicionaram, ainda, que "Aguardamos o envio da declaração para darmos continuidade na alteração dos beneficiários." e que "Sua reclamação foi concluída na presente data e permanecemos à disposição para quaisquer esclarecimentos.". Ou seja, deram como resolvida a reclamação.Nesse mesmo dia, enviei essa declaração devidamente assinada e preenchida em resposta a esse e-mail e, até o momento, nada.Ou seja, estou à mercê da boa vontade da empresa para que uma das pessoas que ainda não constava em meu seguro seja cadastrada como beneficiária. Já faz quase 3 mês, já tentei LITERALMENTE por todos os canais e não há atendimento, resolução e sequer atualização. Uma vergonha, descaso total. Necessito, portanto, tendo em vista o relato e os prints procedentes em anexo, que atestam o que foi dito, que sejam aplicadas as devidas sanções, multas e/ou penas administrativas à Prudential do Brasil S/A <text:s/>e que isso seja devidamente regularizado o quanto antes. É inacreditável o tempo despendido nos canais de atendimento, e-mails, mensagens de whatsapp e, finalmente, o fato de eu ter de recorrer à vocês da SUSEP através deste relato enorme para resolver algo tão simples assim. Enfim, estou bastante revoltado com o descaso que a empresa apresenta com o cliente. Pra cobrarem o débito automático, fazerem a proposta do seguro e afins eles tem uma agilidade e assertividade impressionantes!Agradeço de antemão todo o auxílio!Att,João </text:p>
          </table:table-cell>
          <table:table-cell office:value-type="string" calcext:value-type="string">
            <text:p>Seguro de Pessoas</text:p>
          </table:table-cell>
        </table:table-row>
        <table:table-row table:style-name="ro1">
          <table:table-cell office:value-type="string" calcext:value-type="string">
            <text:p>Gostaria de saber quais sao os seguros ativos em meu cpf 333.333.333-33</text:p>
          </table:table-cell>
          <table:table-cell office:value-type="string" calcext:value-type="string">
            <text:p>Seguro de Pessoas</text:p>
          </table:table-cell>
        </table:table-row>
        <table:table-row table:style-name="ro1">
          <table:table-cell office:value-type="string" calcext:value-type="string">
            <text:p>Prezados, Solicito por gentileza o apoio da SUSEP - Superintendência de Seguros Privados, visando notificar a empresa Visa do Brasil - Representante de AIG Seguros, uma vez que foi realizado contratação de seguro viagem e posteriormente aberto processo sinistro 33333333, no site https://visabenefitslac.axa-assistance.us/ e que não obtenho uma resposta efetiva sobre o pagamento do seguro, conforme detalhamento abaixo:Mantive contato com a central de atendimento VISA por telefone e fui informado em novembro/3333, que o processo de análise tinha sido concluído e que o valor correto para pagamento seria de U$ 333,33 (trezentos dólares), mas que a empresa não tinha previsão de data para efetuar o pagamento.Diante do exposto, solicito por gentileza que seja realizado notificação a empresa supracitada, visando a conclusão de minha demanda.Atenciosamente,</text:p>
          </table:table-cell>
          <table:table-cell office:value-type="string" calcext:value-type="string">
            <text:p>Seguro de Pessoas</text:p>
          </table:table-cell>
        </table:table-row>
        <table:table-row table:style-name="ro1">
          <table:table-cell office:value-type="string" calcext:value-type="string">
            <text:p>Sou herdeira neta, gostaria de verificar se meu avô Jair <text:s/>portador do CPF 33333333333 data de nascimento 33/33/3333 falecido em 33/33/3333 tem apólices de seguro em seu nome? </text:p>
          </table:table-cell>
          <table:table-cell office:value-type="string" calcext:value-type="string">
            <text:p>Seguro de Pessoas</text:p>
          </table:table-cell>
        </table:table-row>
        <table:table-row table:style-name="ro1">
          <table:table-cell office:value-type="string" calcext:value-type="string">
            <text:p>Prezado(a), boa tarde. Dados do requerente: M, OAB PR 33.333.Em 33 de dezembro de 3333 faleceu a Sra. M, a qual era inscrita no CPF n. 333.333.333-33. Em atuação extrajudicial e judicial, sou o advogado de 3 herdeiros - irmãos da falecida: (i) R, CPF/MF sob n. 333.333.333-33, (ii) D, CPF n° 333.333.333-33 e (iii) J, CPF sob n. 333.333.333-33. Todos os 3 herdeiros são irmãos da Sra. Falecida, conforme fazem prova os documentos em anexo demonstrando o vínculo sanguíneo direto.A família tem conhecimento da existência de diversos produtos como Planos VGBL, PGBL, seguros de vida e outros direitos e contratações na área de previdência privada e seguro de vida. Contudo, ao ir aos bancos, estes se recusaram a entregar e fornecer as informações acerca da existência destes produtos. Veja: não estamos buscando "sacar" os valores ou receber as quantias. O que queremos é saber da existência ou não destas contratações e - caso existentes - quais os contratos, os valores, o Prêmio devido, etc - para que assim os familiares e legítimos herdeiros possam TOMAR AS DEVIDAS PROVIDÊNCIAS.Contudo, sem as informações, a família/herdeiros estão "no escuro", sem saber como e onde proceder. Informa-se que o prazo prescricional para do segurado para requerer seguros é de apenas 3 ano (art. 333 do Código Civil) - o que é um prazo curtíssimo. E a família fica ainda mais prejudicada se não conseguir acessar as devidas informações à qual tem direito. Informamos que haviam valores debitados diretamente das contas bancárias da sra. M, os quais são indicativos da existência destes produtos/contratos de previdência privada e seguro(s) de vida.REQUERIMENTO: Tendo em vista o exposto, solicitamos que sejam feita buscas no sistema SUSEP e demais órgãos de registro de produtos bancários/previdenciários acerca da existência de seguros/contratos/direitos, para que seja informado tudo o existir em nome da Sra. <text:s/>M, já falecida, a inscrita no CPF n. 333.333.333-33, portadora da Cédula de Identidade RG n. 333333-3 SSP/PR.Requer-se que a busca seja feita em todos os sistemas possíveis de consulta, dado que a Sra. falecida tinha um comportamento/hábitos de sempre contratar esse tipo de produto, pois era muito precavida, e sabemos que poderia ter sido comprado/adquirido junto à diversas instituições.Requer-se que as informações sejam enviadas no prazo de 3 dias, nos termos do art. 33 da Lei Federal n. 3333/3333. Termos em que pede e espera deferimento. M, OAB/PR 33.333(Obs: procuração por instrumento público com poderes expressos para atuar e representar os interessados perante a SUSEP. Verificar: Procuração Item 33, pg. 3 do arquivo pdf).</text:p>
          </table:table-cell>
          <table:table-cell office:value-type="string" calcext:value-type="string">
            <text:p>Seguro de Pessoas</text:p>
          </table:table-cell>
        </table:table-row>
        <table:table-row table:style-name="ro1">
          <table:table-cell office:value-type="string" calcext:value-type="string">
            <text:p>Boa tarde! Preciso de ajuda para localizar o Seguro de Vida da minha mãe. Infelizmente ela faleceu em 33/33/33 e não estamos conseguindo localizar a apólice do seguro dela e nem sabemos de qual empresa ela contratou o mesmo. Então se os senhores pudessem nos ajudar nesse momento de tanta dor e fizessem um levantamento dos seguros que tinha no nome dela, seja de vida, de cartão de crédito, ... Desde já agradecemos!Segue os dados dela: H, data nascimento 33/33/3333, CPF 33333333333.</text:p>
          </table:table-cell>
          <table:table-cell office:value-type="string" calcext:value-type="string">
            <text:p>Seguro de Pessoas</text:p>
          </table:table-cell>
        </table:table-row>
        <table:table-row table:style-name="ro1">
          <table:table-cell office:value-type="string" calcext:value-type="string">
            <text:p>Prezados, bom dia.Seguem documentos <text:s/>para pesquisa, conforme decisão judicial.</text:p>
          </table:table-cell>
          <table:table-cell office:value-type="string" calcext:value-type="string">
            <text:p>Seguro de Pessoas</text:p>
          </table:table-cell>
        </table:table-row>
        <table:table-row table:style-name="ro1">
          <table:table-cell office:value-type="string" calcext:value-type="string">
            <text:p>Venho por meio deste canal solicitar informações se há existência de seguro de vida em nome do meu pai, Fxxxxxxx, nascido em 33/33/3333 e falecido em 33/33/3333.Seguem anexo meu documento CNH e documentos do meu pai (RG, CPF, Endereço e atestado de óbito).</text:p>
          </table:table-cell>
          <table:table-cell office:value-type="string" calcext:value-type="string">
            <text:p>Seguro de Pessoas</text:p>
          </table:table-cell>
        </table:table-row>
        <table:table-row table:style-name="ro1">
          <table:table-cell office:value-type="string" calcext:value-type="string">
            <text:p>Boa Tarde, prezados...Me chamo Douglas , advogado inscrito na OAB/MG: 333.333, advogado que representa VANIA - ME, gostaria se possível que me envie cópia da apólice de número 333333333I333333333 celebrada com a Allianz.Não estamos conseguir emitir pelo site, e como se percebe nos documentos em anexo, está havendo divergência entre as apólices enviadas pela Allianz e as recebida pela segurada, vez que a apólice apresentada pela seguradora, consta-se cobertura para VENDAVA, FURACÃO, CICLONE, GRANIZO E TORNADO em R$ 33.333, enquanto que a recebida pela segurada, consta a cobertura dos mesmos fatos em R$ 333.333.Conto com a compreensão e celeridade do ora requerido, vez que tal documento é importante para o deslinde de ação judicial.Segue contatos para resposta:Telefone: (333) 3 3333.3333E-mail: emailDouglasConto com vossa compreensão.Att...</text:p>
          </table:table-cell>
          <table:table-cell office:value-type="string" calcext:value-type="string">
            <text:p>Seguro de Pessoas</text:p>
          </table:table-cell>
        </table:table-row>
        <table:table-row table:style-name="ro1">
          <table:table-cell office:value-type="string" calcext:value-type="string">
            <text:p>Boa noite.Gostaria de saber como faço para consultar se determinado veículo possui seguro. Possuo apenas o RENAVAM e PLACA de um veículo que se envolveu em um sinistro.Existe alguma plataforma para consulta?Obrigado</text:p>
          </table:table-cell>
          <table:table-cell office:value-type="string" calcext:value-type="string">
            <text:p>Seguro de Pessoas</text:p>
          </table:table-cell>
        </table:table-row>
        <table:table-row table:style-name="ro1">
          <table:table-cell office:value-type="string" calcext:value-type="string">
            <text:p>INFORMAÇÕES SOBRE SEGURO DE VIDA</text:p>
          </table:table-cell>
          <table:table-cell office:value-type="string" calcext:value-type="string">
            <text:p>Seguro de Pessoas</text:p>
          </table:table-cell>
        </table:table-row>
        <table:table-row table:style-name="ro1">
          <table:table-cell office:value-type="string" calcext:value-type="string">
            <text:p>Estou tendo problemas com a seguradora SulAmerica em reconhecer a existência de apolices ativas de ramos distintos ,produto do seguro no ramo vida e outro ,que minha mãe contratou.. já entrei em contato por telefone eles não me esclarecem ou solucionam o caso,estão se recusando a aceitar que existe tal apolice e a cobertura e dá direito a mim como beneficiário receber tal valor, consta no certificado, consta no espaço cliente sulamerica e consta cadastro de minha mãe no ramo exclusivo para os clientes do ramo respectivo. Ao passar meu cpf ou o cpf da minha mãe a ligação na maioria das vezes cai a ligação ou durante a ligação eles desligam.. sou beneficiario ,minha mãe sempre provedora da nossa familia e segurada da SulAmerica ,faleceu em Maio.Eu só quero que seja pago o valor respectivo que consta no certificado,posso encaminhar meus dados para receber,estou de fato tento problemas pois preciso do valor para sanar dividas e manter o mínimo de segurança e tranquilidade para viver o luto da minha mãe e me estabilizar.Meu nome é Moraes ,CPF 333.333.333-33Nome da minha mãe LeiteCPF 333.333.333-33Protocolo de Reclamação <text:s/>Susep 3333.33/33333333333Abri no próprio site da susep, mas um dia antes do prazo finalizar eles enviaram um anexo e pedem que eu compreenda a situação deles e espere mais e se possível não avalie a empresa no site susep.. segue anexos ,no site susep também encaminhei esses e mais algus e também para própria SulAmerica via e-mail da ouvidoria.Obrigado, aguardo retorno, Deus abençoe!</text:p>
          </table:table-cell>
          <table:table-cell office:value-type="string" calcext:value-type="string">
            <text:p>Seguro de Pessoas</text:p>
          </table:table-cell>
        </table:table-row>
        <table:table-row table:style-name="ro1">
          <table:table-cell office:value-type="string" calcext:value-type="string">
            <text:p>Foi dado a entrada no seguro de vida de W da Sudamerica saúde e a documentação foi protocolada no dia 33/33/33. O prazo para pagamento foi expirado e o pagamento não foi efetuado. </text:p>
          </table:table-cell>
          <table:table-cell office:value-type="string" calcext:value-type="string">
            <text:p>Seguro de Pessoas</text:p>
          </table:table-cell>
        </table:table-row>
        <table:table-row table:style-name="ro1">
          <table:table-cell office:value-type="string" calcext:value-type="string">
            <text:p>Eu Carolline tenho seguro de vida sul América e devido a perda visual repentina em Junho/3333 acionei o seguro após finalização do meu caso em 33/33/33. Após entregar todos os documentos necessários o seguro avisou hoje que precisa de um relatório referindo que a perda visual é irreversível, solicitação está indevida, já que já consta no envio de documentos o relatório médico, assinado e carimbado por especialista do Sus, do Estado da Bahia, do Instituto de Cegos da Bahia, onde relata que a paciente Carolline é portadora de deficiência visual, Uma vez que o médico designa um paciente ser deficiente visual, isso já caracteriza que a perda é irreversível, <text:s/>não mais é resolvido por tratamento ou cirurgia. Cabe a Sul América acatar o relatório e saber interpretar os termos médicos. Solicito a fiscalização desta instituição Sul América seguros de vida, frente ao sinistro Número 3-3333333 Aviso 33333333 Apolice 333333Número do Sac da queixa registrada na Sul América: 333333333333333.</text:p>
          </table:table-cell>
          <table:table-cell office:value-type="string" calcext:value-type="string">
            <text:p>Seguro de Pessoas</text:p>
          </table:table-cell>
        </table:table-row>
        <table:table-row table:style-name="ro1">
          <table:table-cell office:value-type="string" calcext:value-type="string">
            <text:p>Prezado(a), boa tarde! Na qualidade de advogado e representante do ESPÓLIO DE JOÃO, portador do CPF n. 333.333.333-33, houve o seguinte despacho judicial:“Preliminarmente, diga o autor se remanesce interesse na presente demanda e, em caso positivo, em 33 dias, comprovar fora requerido previamente, em via administrativa, os documentos que pretende ver exibidos nesta demanda, face ao conteúdo do recurso repetitivo REsp 3.333.333/MS - STJ e entendimento do eg. TJMG, a saber:EMENTA: APELAÇÃO CÍVEL - AÇÃO CAUTELAR DE EXIBIÇÃO DE DOCUMENTOS - AUSÊNCIA DE INTERESSE DE AGIR - EXTINÇÃO SEM JULGAMENTO DO MÉRITO - RECURSO QUE SE NEGA PROVIMENTO- Segundo a orientação do STJ, consolidada no REsp 3.333.333/MS, julgado sob a ótica de recurso repetitivo (art. 333-C, do CPC/3333), aplicado por analogia aos contratos de seguro, a propositura de ação cautelar de exibição de documentos somente é possível se a parte autora comprovar, concomitantemente: a) a existência de relação jurídica entre as partes; b) o prévio pedido administrativo não atendido em prazo razoável.- Assim, nas Ações Cautelares de Exibição de Documentos, não há utilidade na manifestação do judiciário sem que antes haja a provocação (requerimento administrativo, ou uma simples notificação) da seguradora para a apresentação do documento requerido.- Inexistente a prova da provocação administrativa o feito deve ser extinto sem julgamento do mérito por ausência de interesse de agir. <text:s/>(TJMG - <text:s/>Apelação Cível <text:s/>3.3333.33.333333-3/333, Relator(a): Des.(a) Domingos Coelho , 33ª CÂMARA CÍVEL, julgamento em 33/33/3333, publicação da súmula em 33/33/3333 - g.n.).Cumpra-se sob pena de indeferimento da inicial.”A demanda judicial em tela é para se ter conhecimento de possível seguro de vida em nome do falecido, o qual, em leito de morte, afirmou a existência e a inventariante não conseguiu tais informações perante as parcas instituições que disponibilizam aludido contrato em sua cidade, a qual é no interior de Minas Gerais.Diante do exposto, requer que seja fornecida informação se aludida pessoa foi, ou não, contratante de seguro de vida. Em caso positivo, informar perante qual a instituição, declinando seu CPNJ, bem como o prêmio e o valor da apólice em caso de sinistro.</text:p>
          </table:table-cell>
          <table:table-cell office:value-type="string" calcext:value-type="string">
            <text:p>Seguro de Pessoas</text:p>
          </table:table-cell>
        </table:table-row>
        <table:table-row table:style-name="ro1">
          <table:table-cell office:value-type="string" calcext:value-type="string">
            <text:p>Prezados, Preciso de intervenção da SUSEP urgente, estou em meio a uma viagem e preciso de atendimento médico, a seguradora AIG simplesmente deixou de me responder, estou desesperado e sentindo muitas dores, conto com a intervenção para que sejam tomadas as devidas providências. Por favor caso necessitem de mais informações estou a disposição por e-mail. </text:p>
          </table:table-cell>
          <table:table-cell office:value-type="string" calcext:value-type="string">
            <text:p>Seguro de Pessoas</text:p>
          </table:table-cell>
        </table:table-row>
        <table:table-row table:style-name="ro1">
          <table:table-cell office:value-type="string" calcext:value-type="string">
            <text:p>Saber se tenho algum valor a receber de seguro</text:p>
          </table:table-cell>
          <table:table-cell office:value-type="string" calcext:value-type="string">
            <text:p>Seguro de Pessoas</text:p>
          </table:table-cell>
        </table:table-row>
        <table:table-row table:style-name="ro1">
          <table:table-cell office:value-type="string" calcext:value-type="string">
            <text:p>Venho através desde fazer uma reclamação do Banco Pan, aquele famoso engana trouxa. Em 33.33.3333 fiz um financiamento de automóvel é com eles me empurraram um seguro sem eu pedir é claro me dizendo que seria obrigatório. Paguei bem a mais nas parcelas do meu financiamento sem pedir. Um financiamento com duração de 33 meses. Portanto se entende que o seguro também. Essa semana fui demitida da empresa a qual trabalhava é fui acionar o seguro é pasmem fiquei sabendo que ele tem vigência de apenas 3 anos. Pedi a apólice para um dos atendentes é ao ler percebi que tem dupla interpretação. No campo qual a duração do meu seguro? "Terminará com a liquidação do contrato". Pra mim se o contrato não está liquidado, portanto, o seguro está vigente. Peço providências ou meu dinheiro de volta pois eu não contratei esse seguro por contada própria.</text:p>
          </table:table-cell>
          <table:table-cell office:value-type="string" calcext:value-type="string">
            <text:p>Seguro de Pessoas</text:p>
          </table:table-cell>
        </table:table-row>
        <table:table-row table:style-name="ro1">
          <table:table-cell office:value-type="string" calcext:value-type="string">
            <text:p>Meu pai faleceu em 33/33/3333 e como ele tinha um seguro da UNIÃO SEGURADORA, descontado em folha, sendo funcionário público dei entrada por telefone e e-mail enviando toda a documentação após um mès da sua morte para um caixa postal conforme solicitado. Hoje três meses depois não tive nenhum retorno da seguradora e não atendem minhas ligações. Solicito ajuda deste órgão para uma intervenção junto a essa empresa que não tem demonstrado nenhum respeito nem consideração a minha família, por ser contratada pelo PARANÁ PREVIDÊNCIA um órgão sério acredito que podem me ajudar e desde já agradeço a atenção.</text:p>
          </table:table-cell>
          <table:table-cell office:value-type="string" calcext:value-type="string">
            <text:p>Seguro de Pessoas</text:p>
          </table:table-cell>
        </table:table-row>
        <table:table-row table:style-name="ro1">
          <table:table-cell office:value-type="string" calcext:value-type="string">
            <text:p>Gostaria de saber se tenho seguro prestamista junto a caixa econômica federal. Pois renovei um empréstimo e a pessoa q me atendeu disso q era obrigatório fazer este seguro, caso contrário não poderia fazer a renovação do empréstimo </text:p>
          </table:table-cell>
          <table:table-cell office:value-type="string" calcext:value-type="string">
            <text:p>Seguro de Pessoas</text:p>
          </table:table-cell>
        </table:table-row>
        <table:table-row table:style-name="ro1">
          <table:table-cell office:value-type="string" calcext:value-type="string">
            <text:p>Meu pai faleceu em 33 de Dezembro de 3333, e <text:s/>gostaria de saber se fui beneficiaria de seguro de vida deixado por ele.Descobri por um acaso, há pouco mais de três meses, que ele deixou um seguro de vida.Esse seguro foi liberado no inicio de 3333. Minha mãe e irmãos sabiam, eu não fui informada de tal beneficio. Existe a possibilidade de saber se fui beneficiária?Consigo ter acesso a essa apólice?</text:p>
          </table:table-cell>
          <table:table-cell office:value-type="string" calcext:value-type="string">
            <text:p>Seguro de Pessoas</text:p>
          </table:table-cell>
        </table:table-row>
        <table:table-row table:style-name="ro1">
          <table:table-cell office:value-type="string" calcext:value-type="string">
            <text:p>Prezados, bom dia!Meu esposo faleceu no dia 33/33/3333, anexo a certidao de obito.Preciso saber se havia algum seguro de vida e/ou previdencia em nome dele.Nome: BCPF: 333.333.333-33</text:p>
          </table:table-cell>
          <table:table-cell office:value-type="string" calcext:value-type="string">
            <text:p>Seguro de Pessoas</text:p>
          </table:table-cell>
        </table:table-row>
        <table:table-row table:style-name="ro1">
          <table:table-cell office:value-type="string" calcext:value-type="string">
            <text:p>Venho registrar reclamação e solicitar abertura de processo administrativo <text:s/>contra seguradora bradesco vida Que se recusa a pagar indenização por invalidez permanente no meu caso que sou segurado e sofri acidente de trabalho e ja passei por junta medica solicitada pela seguradora a onde atestou deficiência visual <text:s/>segueira no olho esquerdo .a seguradora se nega a realizar pagamento <text:s/>da indenização que faço <text:s/>jus e direito ja enviei toda documentação solicitada .E agora <text:s/>os analistas pedem documentação de data anologa ao fato ocorrido por erro de seus próprios representantes ferindo assim o direito do consumidor e seus dependentes <text:s/>gerando constrangimento e dano moral Segurado ACpf 33333333333Numero do pedido ; 3333333333333333333 peço encarecidamentel a susep que abra processo administrativo <text:s/>contra a seguradora <text:s/>para que o consumidor tenha seu direito respeitado</text:p>
          </table:table-cell>
          <table:table-cell office:value-type="string" calcext:value-type="string">
            <text:p>Seguro de Pessoas</text:p>
          </table:table-cell>
        </table:table-row>
        <table:table-row table:style-name="ro1">
          <table:table-cell office:value-type="string" calcext:value-type="string">
            <text:p>Prezados, A minha mae era funcionaria aposentada do INSS e faleceu no dia 33/33/3333.Gostaria de verificar se existe algum tipo de solicitacao que eu possa fazer para saber se existe seguro de vida registrado pela mesma.Desde ja agradeco atencao e fico no aguardo de uma breve resposta.Atenciosamente,Carlos Eduardo.</text:p>
          </table:table-cell>
          <table:table-cell office:value-type="string" calcext:value-type="string">
            <text:p>Seguro de Pessoas</text:p>
          </table:table-cell>
        </table:table-row>
        <table:table-row table:style-name="ro1">
          <table:table-cell office:value-type="string" calcext:value-type="string">
            <text:p>Boa noite! <text:s/>Aposentei por invalidez permanente <text:s/>total ou parcial P / acidente , acionei o sinistro do seguro/ previdência <text:s/>da zuriich Santander Brasil seguros e previdência S/A de número da apólise 3333, venho solicitando há mais de um mês e não tenho resposta, solicito providências </text:p>
          </table:table-cell>
          <table:table-cell office:value-type="string" calcext:value-type="string">
            <text:p>Seguro de Pessoas</text:p>
          </table:table-cell>
        </table:table-row>
        <table:table-row table:style-name="ro1">
          <table:table-cell office:value-type="string" calcext:value-type="string">
            <text:p>Eu tinha um seguro que foi cancelado pela empresa Mongeral aegon pela falta de um único pagamento no mês de novembro, meu contrato foi cancelado por eles pois não tiveram. Capacidade de entrar em contato comigo em nenhum momento para que houvesse o pagamento do mesmo. Tentei de várias formas um acordo para que pudesse continuar com meu seguro de vida mas eles foram irredutíveis. Após esse cancelamento eles nunca deixaram de cobrar no meu cartão, sendo que alguns valores já foram estornados em minha conta, mas novamente houve uma cobrança agora no mês de agosto já com contrato cancelado desde junho pelo email que eles me encaminharam e eles não querem extornar esse valor, isso e cobrança i devida, sendo que no mês passado já tinham feito essa mesma cobrança e externaram ela no cartão. Péssima empresa. Quero o estorno da cobrança indevida pois se eu tivesse morrido minha família estaria desassistida por essa empresa. </text:p>
          </table:table-cell>
          <table:table-cell office:value-type="string" calcext:value-type="string">
            <text:p>Seguro de Pessoas</text:p>
          </table:table-cell>
        </table:table-row>
        <table:table-row table:style-name="ro1">
          <table:table-cell office:value-type="string" calcext:value-type="string">
            <text:p>Gostaria de saber se há seguros no meu nome.</text:p>
          </table:table-cell>
          <table:table-cell office:value-type="string" calcext:value-type="string">
            <text:p>Seguro de Pessoas</text:p>
          </table:table-cell>
        </table:table-row>
        <table:table-row table:style-name="ro1">
          <table:table-cell office:value-type="string" calcext:value-type="string">
            <text:p>Venho por meio deste Requerer informações sobre o Seguro de Vida em nome de Antônio e/ou Antonio Transportes ME, CPF: 333.333.333-33 e CNPJ: 33.333.333/3333-33, pois ele faleceu e somente recentemente eu (sua neta) soube que havia Seguro de Vida, mas os filhos dizem que não receberam nada. Por favor, preciso saber quem eram os Beneficiários ? Quem recebeu este seguro? <text:s/>E se há outros? Obs.: Meu avô tinha conta no Banco Santander e Banco do Brasil, em Dois Córregos/SP.</text:p>
          </table:table-cell>
          <table:table-cell office:value-type="string" calcext:value-type="string">
            <text:p>Seguro de Pessoas</text:p>
          </table:table-cell>
        </table:table-row>
        <table:table-row table:style-name="ro1">
          <table:table-cell office:value-type="string" calcext:value-type="string">
            <text:p>Como faço para saber se um cliente meu deixou algum seguro para a família dele? Posso consultar pelo CPF?Me informa o caminho.Obrigado</text:p>
          </table:table-cell>
          <table:table-cell office:value-type="string" calcext:value-type="string">
            <text:p>Seguro de Pessoas</text:p>
          </table:table-cell>
        </table:table-row>
        <table:table-row table:style-name="ro1">
          <table:table-cell office:value-type="string" calcext:value-type="string">
            <text:p>Bom dia! Represento a Sucessão de P - CPF: 333.333.333-33!venho por meio desse contato, através de Ofício em anexo, emitido pela Vara Judicial Civil da Comarca de Tapera - RS (Processo n° 3333333-33.3333.3.33.3333/RS), Requerer cópia de de seguros em nome de <text:s/>P - CPF: 333.333.333-33!As cópias poderão ser enviadas para o E-mail: email ou respondidas no próprio processo mencionado!Obrigado pela atenção!RAdvogado OAB/RS 33.333</text:p>
          </table:table-cell>
          <table:table-cell office:value-type="string" calcext:value-type="string">
            <text:p>Seguro de Pessoas</text:p>
          </table:table-cell>
        </table:table-row>
        <table:table-row table:style-name="ro1">
          <table:table-cell office:value-type="string" calcext:value-type="string">
            <text:p>Olá, prezados. Meu marido faleceu e gostaria de saber se existe algum seguro vinculado ao CPF dele em alguma instituição financeira. CPF 33333333333 A </text:p>
          </table:table-cell>
          <table:table-cell office:value-type="string" calcext:value-type="string">
            <text:p>Seguro de Pessoas</text:p>
          </table:table-cell>
        </table:table-row>
        <table:table-row table:style-name="ro1">
          <table:table-cell office:value-type="string" calcext:value-type="string">
            <text:p>Boa noite. Gostaria de informações sobre como contatar o seguro que adquiri no ato da compra do meu imóvel. Aguardo contato </text:p>
          </table:table-cell>
          <table:table-cell office:value-type="string" calcext:value-type="string">
            <text:p>Seguro de Pessoas</text:p>
          </table:table-cell>
        </table:table-row>
        <table:table-row table:style-name="ro1">
          <table:table-cell office:value-type="string" calcext:value-type="string">
            <text:p>Fale aquiprezados senhores,no dia 33/33/3333 recebi uma ligação da equatorial serviços, informando que eu por ser um excelente cliente da CEEE equatorial, passaria a ter direito a diversos benefícios sem mencionar do que se tratava.O atendente tinha conhecimento de todos os meus dados pessoais, nome, endereço, cpf e demais informações.diante da desconfiança, liguei para a CEEE Equatorial(concessionária de Energia de porto alegre - RS) e foz um registro da ocorrência, solicitando que fosse bloqueada qualquer tentativa de inclusão de débitos não referente ao meu consumo de energia.pois na fatura de janeiro de 3333 veio lançado na minha conta de energia um débito de R$ 33,33 referente a um seguro Lar Garantido que eu nunca solcitei e que não me fora oferecido.solicito a gentileza de acionar tal empresa para que cesse tal cobrança e devolva o que foi pago.Seguro registado na SUSEP sob número de processo 333-33333/33 (Vida em Grupo); 33333333/33-33 (Acidentes Pessoais Coletivo) e 33333.333333/3333-33 (Compreensivo Residencial)..alerto que além da cobrança indevida, está ocorrendo um desrespeito a LGPD visto que a empresa equatorial serviços tem todos os meus dados registrados na empresa CEEE Equatorial.acrescento que o telefone da empresa ( 3333 333 3333) não funciona.Atenciosamente,Je-mail emailfone: 333 333333333</text:p>
          </table:table-cell>
          <table:table-cell office:value-type="string" calcext:value-type="string">
            <text:p>Seguro de Pessoas</text:p>
          </table:table-cell>
        </table:table-row>
        <table:table-row table:style-name="ro1">
          <table:table-cell office:value-type="string" calcext:value-type="string">
            <text:p>Gostaria de enviar denúncia ao SUSEP <text:s/>sobre seguro privado. Mais especificamente o não pagamento de seguro de vida deixado pelo falecido <text:s/>às <text:s/>herdeiras solicitado há <text:s/>mais de dois anos. Gostaria de informações de como prestar queixa contra o Banco/ seguradora junto <text:s/>aos órgãos de fiscalização. Grata.</text:p>
          </table:table-cell>
          <table:table-cell office:value-type="string" calcext:value-type="string">
            <text:p>Seguro de Pessoas</text:p>
          </table:table-cell>
        </table:table-row>
        <table:table-row table:style-name="ro1">
          <table:table-cell office:value-type="string" calcext:value-type="string">
            <text:p>Boa tarde!Minha reclamação é referente seguro de vida com apólice da Tókio Marine negada alegando doença pré existente!Maria Jose minha mãe faleceu em 33.33.3333 e possuía seguro de vida Tókio Marine, na contratação do seguro a Tokio fez uma tele entrevista que passou por um processo de análise,a Tokio possui a gravação e minha mãe passou as informações de doenças pré existentes, medicamentos de uso contínuo e etc.Maria Jose faleceu no Hospital do Servidor Público Municipal em São Paulo por ( insuficiencia respiratória devido a tromboembolismo pulmonar ) e a Tokio Marine negou seguro alegando que foi ocultada a informação que ela tinha diagnóstico de C.33 câncer de mama, desde 3333 , a Tokio tinha a informação que minha mãe realizava quimioterapia desde 3333 e realizou algumas radioterapias, isso deixado informado na tele entrevista que passou por análise por 33 dias e foi aceita a proposta, emitida e apólice e boletos pagos.Eles se muniram de resultados de exames que passei pra eles e negaram a cobertura com essa informação sendo que o motivo principal do óbito de minha mãe foi ( Insuficiência Respiratória causada por Tromboembolismo Pulmonar ) consta na certidão de óbito, Tromboembolismo não é doença pré-existente e qualquer pessoa pode ter essa patologia a qualquer momento da vida principalmente quando pessoas acima de 33 anos.Pagaram o auxilio funeral e negaram a cobertura da apólice com essa informação, deixo aqui minha reclamação junto a SUSEP e total indignação com a resposta de uma seguradora com tanto tempo no mercado agir com os clientes.</text:p>
          </table:table-cell>
          <table:table-cell office:value-type="string" calcext:value-type="string">
            <text:p>Seguro de Pessoas</text:p>
          </table:table-cell>
        </table:table-row>
        <table:table-row table:style-name="ro1">
          <table:table-cell office:value-type="string" calcext:value-type="string">
            <text:p>Bom dia,Meu pai faleceu no dia 33/33/3333. Gostaria de consultar se há algum seguro/titulo de capitalização em seu nome.Qual seria o procedimento?</text:p>
          </table:table-cell>
          <table:table-cell office:value-type="string" calcext:value-type="string">
            <text:p>Seguro de Pessoas</text:p>
          </table:table-cell>
        </table:table-row>
        <table:table-row table:style-name="ro1">
          <table:table-cell office:value-type="string" calcext:value-type="string">
            <text:p>Minha esposa e falecida Lucia. Solicito informacoes como obter se a mesma possui Seguro de vida. Qual procedimento devo adotar.</text:p>
          </table:table-cell>
          <table:table-cell office:value-type="string" calcext:value-type="string">
            <text:p>Seguro de Pessoas</text:p>
          </table:table-cell>
        </table:table-row>
        <table:table-row table:style-name="ro1">
          <table:table-cell office:value-type="string" calcext:value-type="string">
            <text:p>Prezado(a)Gostaria que fosse feita uma busca por apólices de seguro, individual e coletiva, em nome de M - CPF: 333.333.333-33.Caso seja encontrada alguma apólice, peço a sua gentileza, de a enviar para este e-mail.Segue anexo Procuração Ad Judicia do sr. M Com os melhores cumprimentos,JAdvogadoOAB/RN 33.333Escritório na Av. Pena, 3333, Tirol, Natal/RN.</text:p>
          </table:table-cell>
          <table:table-cell office:value-type="string" calcext:value-type="string">
            <text:p>Seguro de Pessoas</text:p>
          </table:table-cell>
        </table:table-row>
        <table:table-row table:style-name="ro1">
          <table:table-cell office:value-type="string" calcext:value-type="string">
            <text:p>Fiz um seguro de vida pelo banco Next, perguntei várias vezes algumas dúvidas que eu tinha liguei 3 vezes na central telefônica os atendentes não sabem responder, já mandei 3 e-mail para ouvidoria ele falam que está tudo escrito na proposta mas não está já li varias vezes a dúvida é a seguinte <text:s/>Qual o valor do seguro assistência funeral e qual a carência dos mesmos?eles omitem essa informação no aplicativo do banco e no contrato da proposta não consta essas informações em lugar nenhum.</text:p>
          </table:table-cell>
          <table:table-cell office:value-type="string" calcext:value-type="string">
            <text:p>Seguro de Pessoas</text:p>
          </table:table-cell>
        </table:table-row>
        <table:table-row table:style-name="ro1">
          <table:table-cell office:value-type="string" calcext:value-type="string">
            <text:p>Olá, minha mãe faleceu em 3333, e recentemente nós encontramos cerca de 33 cartões dela. E gostaria de saber se teria algum seguro no nome dela. O nome dela era Daiana de CPF 333.333.333-33. Caso seja necessário, posso levar a documentação ao local devido, ou enviar online. Fico no aguardo de um retorno.</text:p>
          </table:table-cell>
          <table:table-cell office:value-type="string" calcext:value-type="string">
            <text:p>Seguro de Pessoas</text:p>
          </table:table-cell>
        </table:table-row>
        <table:table-row table:style-name="ro1">
          <table:table-cell office:value-type="string" calcext:value-type="string">
            <text:p>Boa tarde meu pai faleceu no mês de Abril, gostaria de saber se existia seguro de vida em seu nome. <text:s/>CPF DELE 333.333.333-33 <text:s/></text:p>
          </table:table-cell>
          <table:table-cell office:value-type="string" calcext:value-type="string">
            <text:p>Seguro de Pessoas</text:p>
          </table:table-cell>
        </table:table-row>
        <table:table-row table:style-name="ro1">
          <table:table-cell office:value-type="string" calcext:value-type="string">
            <text:p>Preciso de ajuda do SUSEP para saber se meu marido Alvaro CPF: 333.333.333-33 falecido dia 33/33/3333 me deixou um seguro de vida. Não tenho <text:s/>a apólice, não sei qual seguradora ou banco <text:s/>para poder saber se tenho um Seguro de Vida deixado por ele, pois ele sempre dizia que tinha feito e que pagava . Poderiam me ajudar por favor?</text:p>
          </table:table-cell>
          <table:table-cell office:value-type="string" calcext:value-type="string">
            <text:p>Seguro de Pessoas</text:p>
          </table:table-cell>
        </table:table-row>
        <table:table-row table:style-name="ro1">
          <table:table-cell office:value-type="string" calcext:value-type="string">
            <text:p>boa tarde, meu nome é Adriana, OAB/MG 333333 sou advogada do Sr. Jose, CPF: 333.333.333-33.Venho através deste solicitar o resgate de todos os seguros que estão vinculados aos empréstimos consignados e em conta realizados pelo Sr. Jose, seja em compra, recompra ou refinanciamento, ainda, seguros incluídos em financiamentos ou recompras destas transações, isto porque o . O Sr. Jose, quando da contratação, não solicitou tais seguros, foram incluídos nos procedimentos unilateralmente pelas entidades bancárias e financeiras sem autorização e/ou concordância do solicitantes, em afronta á Legislação Vigente e consumerista e ainda às próprias resoluções da Susep. Venho requerer que o valor proveniente destes resgastes sejam depositados em nome do Sr. Jose , através de ordem de pagamento junto à Caixa Econômica Federal, com aviso deste deposito e valores diretamente para o email: email. Venho requerer também que sejam enviados todos os contratos de empréstimos e financiamentos constantes no sistema do Banco central e SUSEP para o referido email <text:s/>a fim de constatar todos os contratos e seguros nestes incluidos. Desde já agradeço a atenção dispensada aguardando o envio dos documentos. Att. Adriana</text:p>
          </table:table-cell>
          <table:table-cell office:value-type="string" calcext:value-type="string">
            <text:p>Seguro de Pessoas</text:p>
          </table:table-cell>
        </table:table-row>
        <table:table-row table:style-name="ro1">
          <table:table-cell office:value-type="string" calcext:value-type="string">
            <text:p>gostaria de ter a informação de quais seguros/apólices em meu nome consta e validade</text:p>
          </table:table-cell>
          <table:table-cell office:value-type="string" calcext:value-type="string">
            <text:p>Seguro de Pessoas</text:p>
          </table:table-cell>
        </table:table-row>
        <table:table-row table:style-name="ro1">
          <table:table-cell office:value-type="string" calcext:value-type="string">
            <text:p>Boa tarde, gostaria de saber sobre o seguro do pai da minha filha, que faleceu em 3333? Vcs tem como me ajudar? Obrigada.</text:p>
          </table:table-cell>
          <table:table-cell office:value-type="string" calcext:value-type="string">
            <text:p>Seguro de Pessoas</text:p>
          </table:table-cell>
        </table:table-row>
        <table:table-row table:style-name="ro1">
          <table:table-cell office:value-type="string" calcext:value-type="string">
            <text:p>Boa Tarde!!! Gostaria de Verificar qual seguro de vida a empresa CNPJ 33.333.333/3333-33 trabalha para eu ver se tenho direito em alguma cobertura a empresa nao quer fornecer o nome. Obrigado </text:p>
          </table:table-cell>
          <table:table-cell office:value-type="string" calcext:value-type="string">
            <text:p>Seguro de Pessoas</text:p>
          </table:table-cell>
        </table:table-row>
        <table:table-row table:style-name="ro1">
          <table:table-cell office:value-type="string" calcext:value-type="string">
            <text:p>Eu Cicero portador do CPF : 333.333.333-33 e RG: 33.333.333-33 SSP/BA , vitima de um acidente dia 33/33/3333 , venho fazer uma reclamacão a LIBERTY SEGUROS <text:s/>mesmo tendo realizado a pericia data 33/33/3333 e enviado todas as documentações não recebi nem um retorno até o momento </text:p>
          </table:table-cell>
          <table:table-cell office:value-type="string" calcext:value-type="string">
            <text:p>Seguro de Pessoas</text:p>
          </table:table-cell>
        </table:table-row>
        <table:table-row table:style-name="ro1">
          <table:table-cell office:value-type="string" calcext:value-type="string">
            <text:p>Saudações. Preciso saber se a mãe do meu filho de 33 anos falecida recentemente deixou algum seguro de vida para ele.</text:p>
          </table:table-cell>
          <table:table-cell office:value-type="string" calcext:value-type="string">
            <text:p>Seguro de Pessoas</text:p>
          </table:table-cell>
        </table:table-row>
        <table:table-row table:style-name="ro1">
          <table:table-cell office:value-type="string" calcext:value-type="string">
            <text:p>Boa tarde .entrei com um sinistro no dia 33 de outubro ,referente a cobertura de perda financeira no qual me foi vendido como uma das coberturas do seguro de vida onde a exigência para ter direito a cobertura seria comprovar 33 meses de carteira assinada e 3 meses de carência ,acontece que mesmo cumprindo com esses requisitos estou tento muita dificuldades para receber algo que tenho direito e que me foi oferecido por uma instituição com um grande nome no mercado financeiro Bradesco que ate então foi o que me fez contratar e acredita que caso houvesse necessidade de acionar meu seguro de vida e suas coberturas eu nao teria nenhum problema para receber ,porem infelizmente nao esta acontecendo isso com uma simples cobertura de perda financeira fico imaginando como e pra aqueles q fazem essa protecao para caso venha falecer deixar sua familia protegida e ao invez de facilitar encontra uma verdadeira barreira para acessar seus direitos o processo ja possui mais de 33 dias e ficam alegando q o documento nao chegou como se foram enviados juntos e mais de uma vez alegam que chega alguns e outros nao tudo pra dificultar espero que revejam seus procedimentos pois uma empresa desse porte nao precisa trazer dificuldades e sim soluções.Número do sinistro:3333333333333333333Telefone para contato: 33 33333-3333Anexos Originais</text:p>
          </table:table-cell>
          <table:table-cell office:value-type="string" calcext:value-type="string">
            <text:p>Seguro de Pessoas</text:p>
          </table:table-cell>
        </table:table-row>
        <table:table-row table:style-name="ro1">
          <table:table-cell office:value-type="string" calcext:value-type="string">
            <text:p>Em 33/33/3333, fiz um empréstimo consignado com a Seguradora Sabemi S.A., contrato 3333333, com prazo de 33 meses e parcelas de 3.333,33, descontadas do meu contracheque do Exército, <text:s/>pois sou pensionista de militar. Estou há alguns meses tentando fazer portabilidade desse empréstimo para a Caixa Econômica Federal <text:s/>e não consigo, porque solicito o código ISPB e eles não fornecem, alegando que portabilidade é feita entre bancos e eles são Seguradora. Perguntei se eles poderiam refinanciar meu empréstimo que já pago há 33 meses e eles me enviaram a proposta que está em anexo. Solicito ajuda dos Senhores para meu pedido.</text:p>
          </table:table-cell>
          <table:table-cell office:value-type="string" calcext:value-type="string">
            <text:p>Seguro de Pessoas</text:p>
          </table:table-cell>
        </table:table-row>
        <table:table-row table:style-name="ro1">
          <table:table-cell office:value-type="string" calcext:value-type="string">
            <text:p>Bom dia.Por gentileza, gostaria de saber como posso obter a informação de todas as apólices de seguro registradas em nome do meu pai, VEle faleceu no dia 33/33/3333 e estou recebendo alguns contatos de consignados em nome dele e precisamos saber se existem seguros ativos para entrar com pedido de indenização dessa apólices. Agradeço a atenção e fico no aguardo.</text:p>
          </table:table-cell>
          <table:table-cell office:value-type="string" calcext:value-type="string">
            <text:p>Seguro de Pessoas</text:p>
          </table:table-cell>
        </table:table-row>
        <table:table-row table:style-name="ro1">
          <table:table-cell office:value-type="string" calcext:value-type="string">
            <text:p>Gostaria de saber como faço para descobrir se minha falecida mãe tinha algum seguro sem ter os documentos do seguro. vejo que com apenas o CPF no SUSEP seria possível, mas não encontro onde preencher no site do SUSEP.o nome e o CPF da minha mãe: A CPF 333.333.333-33</text:p>
          </table:table-cell>
          <table:table-cell office:value-type="string" calcext:value-type="string">
            <text:p>Seguro de Pessoas</text:p>
          </table:table-cell>
        </table:table-row>
        <table:table-row table:style-name="ro1">
          <table:table-cell office:value-type="string" calcext:value-type="string">
            <text:p>Bom Dia, solicito irformação quanto a eventuais seguros de vide de D CPF - 333.333.333-33</text:p>
          </table:table-cell>
          <table:table-cell office:value-type="string" calcext:value-type="string">
            <text:p>Seguro de Pessoas</text:p>
          </table:table-cell>
        </table:table-row>
        <table:table-row table:style-name="ro1">
          <table:table-cell office:value-type="string" calcext:value-type="string">
            <text:p>GOSTARIA <text:s/>DE TER ACESSO A TODAS AS APOLCES ATIVAS E CANCELADAS <text:s/>3 via</text:p>
          </table:table-cell>
          <table:table-cell office:value-type="string" calcext:value-type="string">
            <text:p>Seguro de Pessoas</text:p>
          </table:table-cell>
        </table:table-row>
        <table:table-row table:style-name="ro1">
          <table:table-cell office:value-type="string" calcext:value-type="string">
            <text:p>Minha mãe faleceu e necessito saber quais seguros ela tinha no nome dela.MCPF 333333333-33</text:p>
          </table:table-cell>
          <table:table-cell office:value-type="string" calcext:value-type="string">
            <text:p>Seguro de Pessoas</text:p>
          </table:table-cell>
        </table:table-row>
        <table:table-row table:style-name="ro1">
          <table:table-cell office:value-type="string" calcext:value-type="string">
            <text:p>srs. bom dia, venho através <text:s/>deste solicitar uma intervenção em um processo de quitação de um seguro de vida da porto seguro sinistro numero 33333333333 em nome do Sr C falecido no dia 33/33/3333 e ate o momento os beneficiários ainda não receberam os valores contratados no seguro. A corretora recebeu toda documentação solicitada e junto com a segururadora não dão qq retorno e o caso segue para o nonagésimo dia do comunicado. a corretora de nome SEGPARTNERS sobre o telefone 3333 3333 e emails da porto seguro email e email , a empresa contratante é a NEW YORK VESTUARIO LTDA EMAIL ; email . todos que infelizmente nao dão retorno a herdeira a deixando em condições de total desinformações e recebimento do seu direito, vale a pena salientar que ate o momento a herdeira não teve qq acesso ao contrato para saber quais foram os benefícios contratados pelo marido falecido. <text:s/>o email da herdeira é email <text:s/>. peço encarecidamente que as providencias possíveis e esclarecimentos do motivo em que ja se passaram quase 33 dias sem qq informação. tb peço o esclarecimento da multa existente conforme a SUSEP pelo prazo extenso sem qq comunicação ou orientação a herdeira. desde já agradeço</text:p>
          </table:table-cell>
          <table:table-cell office:value-type="string" calcext:value-type="string">
            <text:p>Seguro de Pessoas</text:p>
          </table:table-cell>
        </table:table-row>
        <table:table-row table:style-name="ro1">
          <table:table-cell office:value-type="string" calcext:value-type="string">
            <text:p>Desejo saber se há alguma apolice em nome de meu irmão mais velho e/ou seu filho, falecidos em dez/3333 e 33/mai/3333 respectivamente, tendo meu cpf como beneficiário ou outros da família. Grata</text:p>
          </table:table-cell>
          <table:table-cell office:value-type="string" calcext:value-type="string">
            <text:p>Seguro de Pessoas</text:p>
          </table:table-cell>
        </table:table-row>
        <table:table-row table:style-name="ro1">
          <table:table-cell office:value-type="string" calcext:value-type="string">
            <text:p>srs. bom dia, venho através <text:s/>deste solicitar uma intervenção em um processo de quitação de um seguro de vida da porto seguro sinistro numero 33333333333 em nome do Sr C falecido no dia 33/33/3333 e ate o momento os beneficiários ainda não receberam os valores contratados no seguro. A corretora recebeu toda documentação solicitada e junto com a segururadora não dão qq retorno e o caso segue para o nonagésimo dia do comunicado. a corretora de nome SEGPARTNERS sobre o telefone 3333 3333 e emails da porto seguro email e email , a empresa contratante é a NEW YORK VESTUARIO LTDA EMAIL ; email . todos que infelizmente nao dão retorno a herdeira a deixando em condições de total desinformações e recebimento do seu direito, vale a pena salientar que ate o momento a herdeira não teve qq acesso ao contrato para saber quais foram os benefícios contratados pelo marido falecido. <text:s/>o email da herdeira é email <text:s/>. peço encarecidamente que as providencias possíveis e esclarecimentos do motivo em que ja se passaram quase 33 dias sem qq informação. tb peço o esclarecimento da multa existente conforme a SUSEP pelo prazo extenso sem qq comunicação ou orientação a herdeira. desde já agradeço</text:p>
          </table:table-cell>
          <table:table-cell office:value-type="string" calcext:value-type="string">
            <text:p>Seguro de Pessoas</text:p>
          </table:table-cell>
        </table:table-row>
        <table:table-row table:style-name="ro1">
          <table:table-cell office:value-type="string" calcext:value-type="string">
            <text:p>Prezados senhores, estou com neto de um segurado que precisa saber se a mesma possuia alguma contratação de seguro de vida nas seguradoras. IVETTE CPF: 333.333.333-33DATA NASCIMENTO: 33/33/3333 Certa de sua atenção Josiane 33-33333-3333email</text:p>
          </table:table-cell>
          <table:table-cell office:value-type="string" calcext:value-type="string">
            <text:p>Seguro de Pessoas</text:p>
          </table:table-cell>
        </table:table-row>
        <table:table-row table:style-name="ro1">
          <table:table-cell office:value-type="string" calcext:value-type="string">
            <text:p>remessa de cobrança de mensalidade de seguro de vida ao banco, sem jamais ter adquirido produto.Essa verbin seguros (CNPJ: 33.333.333/3333-3 - Clube Conectar de Seguros e Beneficios Ltda registrada no MF em 33.33.3333) utiliza de uma segunda empresa para execução do debito em correntista bancario - EAGLE - sOCIEDADE DE CREDITO DIRETo) - imagina arredação no Brasil todo, excluindo aqueles que não perceberam e nao reclamam) reclamação ilusrada no site Reclame Aqui)ESSA PRATICA E ROUBO NAO DIFERE EM NADA.</text:p>
          </table:table-cell>
          <table:table-cell office:value-type="string" calcext:value-type="string">
            <text:p>Seguro de Pessoas</text:p>
          </table:table-cell>
        </table:table-row>
        <table:table-row table:style-name="ro1">
          <table:table-cell office:value-type="string" calcext:value-type="string">
            <text:p>gostaria de saber se tem a existencia de algum seguro prestamista em meu nome, já que no contrato de consignado não foi verificado.</text:p>
          </table:table-cell>
          <table:table-cell office:value-type="string" calcext:value-type="string">
            <text:p>Seguro de Pessoas</text:p>
          </table:table-cell>
        </table:table-row>
        <table:table-row table:style-name="ro1">
          <table:table-cell office:value-type="string" calcext:value-type="string">
            <text:p>Prezados Senhores,Em face de Falecimento do meu Filho em <text:s/>33 de Julho de 3333 C em São Paulo, venho insistentemente solicitando a SUSEP para efetuar os dados da Apolice que estava em seu nome,juntamente com outros ,pois trata-se de Seguro em GRUPO ,porem o Banco Itau SA <text:s/>e ou Banco Bradesco alega que não pode fornecer.Por qual motivo?Sou sua mãe e preciso saber deste nº de Apólice e qual valor quem efetivamente recebeu ou quem poderá ter acesso.Aguardo sua resposta.Cordialmente.S</text:p>
          </table:table-cell>
          <table:table-cell office:value-type="string" calcext:value-type="string">
            <text:p>Seguro de Pessoas</text:p>
          </table:table-cell>
        </table:table-row>
        <table:table-row table:style-name="ro1">
          <table:table-cell office:value-type="string" calcext:value-type="string">
            <text:p>Meu marido faleceu e desejo consultar se existe alguma apólice em nome dele, segue dados Adilson, CPF: 333.333.333-33.Fico no aguardo o mais rápido possível dessas informações ou orientação como consigo essa pesquisa de apólice de seguro de vida. Me ajude.</text:p>
          </table:table-cell>
          <table:table-cell office:value-type="string" calcext:value-type="string">
            <text:p>Seguro de Pessoas</text:p>
          </table:table-cell>
        </table:table-row>
        <table:table-row table:style-name="ro1">
          <table:table-cell office:value-type="string" calcext:value-type="string">
            <text:p>Gostaria de me manifestar perante a SUSEP tendo em vista o atraso da ICATU Seguradora em liberar o valor a que tenho direito com relação ao seguro de vida deixado pelo meu falecido pai. Já dei entrada na documentação perante a ICATU há bem mais de 33 dias e até agora não houve o cumprimento da indenização dentro do prazo legal. Disponho-me a oferecer dados se necessário.</text:p>
          </table:table-cell>
          <table:table-cell office:value-type="string" calcext:value-type="string">
            <text:p>Seguro de Pessoas</text:p>
          </table:table-cell>
        </table:table-row>
        <table:table-row table:style-name="ro1">
          <table:table-cell office:value-type="string" calcext:value-type="string">
            <text:p>Olá prezado bom dia. Sou esposa de Marcio cpf 333.333.333-33 e gostaria de saber em qual prestadora meu esposo <text:s/>deixou o seguro de vida para que eu apresente toda a documentação necessária. Atenciosamente Larissa <text:s/>E mail emailTel 33 33333-3333</text:p>
          </table:table-cell>
          <table:table-cell office:value-type="string" calcext:value-type="string">
            <text:p>Seguro de Pessoas</text:p>
          </table:table-cell>
        </table:table-row>
        <table:table-row table:style-name="ro1">
          <table:table-cell office:value-type="string" calcext:value-type="string">
            <text:p>Bom dia, preciso ver o número das apólices de seguro em meu nome, mas não tenho os números</text:p>
          </table:table-cell>
          <table:table-cell office:value-type="string" calcext:value-type="string">
            <text:p>Seguro de Pessoas</text:p>
          </table:table-cell>
        </table:table-row>
        <table:table-row table:style-name="ro1">
          <table:table-cell office:value-type="string" calcext:value-type="string">
            <text:p>Nao consigo ter acesso à memoria de calculo do resgate efetuado do meu seguro de vida (APOLICE 3333) com a empresa METLIFE - Metropolitan Life Seguros e Previdência Privada S.A. CNPJ nº 33.333.333/3333-33.Ninguem me retorna. Só enviam emails e nao respondem essa e outras perguntas que tenho. Meu cel 33-333333333.</text:p>
          </table:table-cell>
          <table:table-cell office:value-type="string" calcext:value-type="string">
            <text:p>Seguro de Pessoas</text:p>
          </table:table-cell>
        </table:table-row>
        <table:table-row table:style-name="ro1">
          <table:table-cell office:value-type="string" calcext:value-type="string">
            <text:p>Boa tarde!Preciso de uma informação importante. Fiz um financiamento imobiliário pelo Banco Caixa Federal e faltando mais de 333 prestações fiz 3 amortizações e quitei o contrato. Ocorre que a CEF NÃO fez nenhuma diminuição ou desconto dos vários seguros embutidos nas parcelas etc, isto é, paguei o valor total mesmo reduzindo drasticamente o tempo do contrato. Isso está certo? Tenho direito a redução dos seguros e/ou taxa de administração? Se sim, como faço para que a CEF devolva?Grato,Eliseu</text:p>
          </table:table-cell>
          <table:table-cell office:value-type="string" calcext:value-type="string">
            <text:p>Seguro de Pessoas</text:p>
          </table:table-cell>
        </table:table-row>
        <table:table-row table:style-name="ro1">
          <table:table-cell office:value-type="string" calcext:value-type="string">
            <text:p>Boa tarde!Estou entrando em contato em nome das filhas do Sr. M, elas afirmam que ele teria deixado um seguro de vida. No entanto, não sabe qual seguradora foi firmado o contrato.Encaminho documentos pessoais autenticados das Requerentes.</text:p>
          </table:table-cell>
          <table:table-cell office:value-type="string" calcext:value-type="string">
            <text:p>Seguro de Pessoas</text:p>
          </table:table-cell>
        </table:table-row>
        <table:table-row table:style-name="ro1">
          <table:table-cell office:value-type="string" calcext:value-type="string">
            <text:p>Bom dia. Eu sou servidora pública e realizei muitos empréstimos consignados desde de 3333. Então gostaria de saber se tenho algum seguro prestamista em meu nome . por gentileza peço verifique se existem algum seguro prestamista em meu cpf.Muiito obrigada.</text:p>
          </table:table-cell>
          <table:table-cell office:value-type="string" calcext:value-type="string">
            <text:p>Seguro de Pessoas</text:p>
          </table:table-cell>
        </table:table-row>
        <table:table-row table:style-name="ro1">
          <table:table-cell office:value-type="string" calcext:value-type="string">
            <text:p>Quero sabe se tem algum seguro no meu CPF 333.333.333-33 </text:p>
          </table:table-cell>
          <table:table-cell office:value-type="string" calcext:value-type="string">
            <text:p>Seguro de Pessoas</text:p>
          </table:table-cell>
        </table:table-row>
        <table:table-row table:style-name="ro1">
          <table:table-cell office:value-type="string" calcext:value-type="string">
            <text:p>Prezados, boa trade.Gostaria de saber como consultar se uma pessoa falecida deixou seguro de vida.Obrigado.</text:p>
          </table:table-cell>
          <table:table-cell office:value-type="string" calcext:value-type="string">
            <text:p>Seguro de Pessoas</text:p>
          </table:table-cell>
        </table:table-row>
        <table:table-row table:style-name="ro1">
          <table:table-cell office:value-type="string" calcext:value-type="string">
            <text:p>Boa tarde. Gostaria que me informassem como posso saber se existe algum seguro registrado no nome do meu falecido marido?Hoje entraram em contato comigo falando sobre seguro prestamista, que eu não sabia nem o que era. Fiquei com receio de golpe. Então resolvi buscar informações por conta própria.Desde já agradeço,Flávia</text:p>
          </table:table-cell>
          <table:table-cell office:value-type="string" calcext:value-type="string">
            <text:p>Seguro de Pessoas</text:p>
          </table:table-cell>
        </table:table-row>
        <table:table-row table:style-name="ro1">
          <table:table-cell office:value-type="string" calcext:value-type="string">
            <text:p>Gostaria de saber se existe algum seguro em nome de L, inscrita no CPF nº333.333.333-33, falecida em 33-33-3333.</text:p>
          </table:table-cell>
          <table:table-cell office:value-type="string" calcext:value-type="string">
            <text:p>Seguro de Pessoas</text:p>
          </table:table-cell>
        </table:table-row>
        <table:table-row table:style-name="ro1">
          <table:table-cell office:value-type="string" calcext:value-type="string">
            <text:p>Gostaria de solicitar o cancelamento de meu seguro prestamista registrado na SUSEP sob n°. 33333.333333/3333-33</text:p>
          </table:table-cell>
          <table:table-cell office:value-type="string" calcext:value-type="string">
            <text:p>Seguro de Pessoas</text:p>
          </table:table-cell>
        </table:table-row>
        <table:table-row table:style-name="ro1">
          <table:table-cell office:value-type="string" calcext:value-type="string">
            <text:p>Sou advogado do senhor Jucélio, RG número 3333333-3.A VIA, CPF número 333.333.333-33 e gostaria de solicitar uma consulta das apólices de seguro registradas na Susep em nome de Jucélio, CPF 333.333.333-33. Segue procuração anexa.</text:p>
          </table:table-cell>
          <table:table-cell office:value-type="string" calcext:value-type="string">
            <text:p>Seguro de Pessoas</text:p>
          </table:table-cell>
        </table:table-row>
        <table:table-row table:style-name="ro1">
          <table:table-cell office:value-type="string" calcext:value-type="string">
            <text:p>A família do falecido Sr. Pedro - CPF: 333.333.333-33, necessita saber se ele deixou algum seguro de vida,A família acredita que sim, mas não encontrou nenhuma apólice junto aos pertences e documentos do falecido.a data do óbito foi em 33-33-3333.Contatos para receber a resposta, caso seja possível por este canal: email. email - Tel.: (33) 33333-3333.</text:p>
          </table:table-cell>
          <table:table-cell office:value-type="string" calcext:value-type="string">
            <text:p>Seguro de Pessoas</text:p>
          </table:table-cell>
        </table:table-row>
        <table:table-row table:style-name="ro1">
          <table:table-cell office:value-type="string" calcext:value-type="string">
            <text:p>Me chamo Roberto ,meu pai faleceu 33/33/3333 ele possuia vários empréstimos consignado, onde era descontados dele seguro prestamista,seguro funeral e seguro por morte ja encaminhei todos os documentos para a seguradora too e não obtenho nenhuma resposta. Por favor me ajudem a resolver esse problema, fora esse da seguradora too também tem outro no banco santander que nao consigo resolver, se precisar tenho o numero dos sinistro e posso passa-los</text:p>
          </table:table-cell>
          <table:table-cell office:value-type="string" calcext:value-type="string">
            <text:p>Seguro de Pessoas</text:p>
          </table:table-cell>
        </table:table-row>
        <table:table-row table:style-name="ro1">
          <table:table-cell office:value-type="string" calcext:value-type="string">
            <text:p>Prezado Sr.(s),Eu retorno, solicitando mais uma vez a compreensao e a importancia da minha mensagem. Desejo fazer um mapeamento da existência ou não se minha mae tinha algum seguro de vida. Ja fiz a pesquisa com a CNSeg, mas ela informou q é apenas realizadas com as empresas ASSOCIADAS. Pq?! Pq essa base de dados de todas as empresas não estão com a CNseg?! Eu moro fora do pais e meus irmãos me colocaram fora do inventário da minha mae. E estou bem desconfiada, depois desse acontecimento q sim existe um seguro de vida em nome dela. E agora preciso fazer a pesquisa com essas outras empresas NAO ASSOCIADAS, segundo a cnseg, somente a susep pode realizar pra mim. Eu preciso entrar em contato com algo orgao federal ou responsável <text:s/>que me ajude a pesquisar junto com essas empresas e assim inicial a pesquisar em todo territorio nacional, se minha mae tinha ou nao um seguro de vida. Por favor, eu preciso de uma resolução para meu caso. Att,Halana +3(333) 333-3333.</text:p>
          </table:table-cell>
          <table:table-cell office:value-type="string" calcext:value-type="string">
            <text:p>Seguro de Pessoas</text:p>
          </table:table-cell>
        </table:table-row>
        <table:table-row table:style-name="ro1">
          <table:table-cell office:value-type="string" calcext:value-type="string">
            <text:p>Como posso ter informações sobre seguro de vida deixado por parente? Não tenho apólice.</text:p>
          </table:table-cell>
          <table:table-cell office:value-type="string" calcext:value-type="string">
            <text:p>Seguro de Pessoas</text:p>
          </table:table-cell>
        </table:table-row>
        <table:table-row table:style-name="ro1">
          <table:table-cell office:value-type="string" calcext:value-type="string">
            <text:p>Meu pai e minha mãe faleceu, gostaria de saber se é possível se eles tinham algum seguro de vida em nome deles.</text:p>
          </table:table-cell>
          <table:table-cell office:value-type="string" calcext:value-type="string">
            <text:p>Seguro de Pessoas</text:p>
          </table:table-cell>
        </table:table-row>
        <table:table-row table:style-name="ro1">
          <table:table-cell office:value-type="string" calcext:value-type="string">
            <text:p>Prezados senhores gostaria de saber se através do nro do CPF existe a possibilidade de uma pessoa falecida tinha SEGURO DE VIDA</text:p>
          </table:table-cell>
          <table:table-cell office:value-type="string" calcext:value-type="string">
            <text:p>Seguro de Pessoas</text:p>
          </table:table-cell>
        </table:table-row>
        <table:table-row table:style-name="ro1">
          <table:table-cell office:value-type="string" calcext:value-type="string">
            <text:p>BOA TARDE, meu nome é Adriana , OAB/MG 333333 ,SOU ADVOGADA DO SR. ANDRÉ , CPF: 333.333.333-33 E gostaria de saber se ele possui algum seguro com entidades bancarias e financeiras pois junto aos bancos não foram fornecidas informações . preciso que me sejam fornecidos e enviados os contratos de financiamentos empréstimos e valores de seguros. preciso também de informações para resgatar tais seguros, já que o Sr. André não solicitou nenhum seguro quando da contratação das transações de empréstimos.Seguem anexos os documentos pessoais do Sr. Andre e das procuradoras. desde já agradeço a atenção dispensada. att Adriana. email para envio de documentos e contato: email</text:p>
          </table:table-cell>
          <table:table-cell office:value-type="string" calcext:value-type="string">
            <text:p>Seguro de Pessoas</text:p>
          </table:table-cell>
        </table:table-row>
        <table:table-row table:style-name="ro1">
          <table:table-cell office:value-type="string" calcext:value-type="string">
            <text:p>Boa tarde, gostaria de saber se o Sr. Cícero (CPF nº 333.333.333-33), tem algum seguro de vida ativo, uma vez que o mesmo veio a óbito e este quero hora solicita é um dos seus filhos (herdeiros legais). Se o mesmo tiver seguro, em qual instituição?</text:p>
          </table:table-cell>
          <table:table-cell office:value-type="string" calcext:value-type="string">
            <text:p>Seguro de Pessoas</text:p>
          </table:table-cell>
        </table:table-row>
        <table:table-row table:style-name="ro1">
          <table:table-cell office:value-type="string" calcext:value-type="string">
            <text:p>É possível saber se uma pessoa deixou seguro de vida/garantia utilizando apenas o CPF do falecido?</text:p>
          </table:table-cell>
          <table:table-cell office:value-type="string" calcext:value-type="string">
            <text:p>Seguro de Pessoas</text:p>
          </table:table-cell>
        </table:table-row>
        <table:table-row table:style-name="ro1">
          <table:table-cell office:value-type="string" calcext:value-type="string">
            <text:p>BOA TARDE!REFERENTE AO SEGURO DE VIDA, DA VITIMA J, CPF: 333.333.333-33, NA SEGURADORA MONGERAL, ADMINISTRADO PELA EMPRESA GBOEX, COBERTURA DE INVALIDEZ QUE DEI A ENTRADA APÓS TER FRATURA NA PERNA, QUE REALIZEI A PERICIA MEDICA NO DIA 33/33/3333 E ATÉ O MOMENTO NÃO OBTIVE NENHUMA RESPOSTA DA SEGURADORA, QUANDO ENTRO EM CONTRATO COM A GBOEX ADMINISTRADORA DA SEGURADORA MONGERAL, SÓ ME FALAM QUE PEDIRAM PRIORIDADE E NADA RESOLVEM, JÁ FAZ 33 (DEZESSES) DIAS QUE REALIZEI A PERICIA MÉDICA, TOTALIZANDO 33 (SESSENTA E TRÊS) DIAS DESDE O ENVIO DO PROCESSO INICIAL. ATENCIOSAMENTE.</text:p>
          </table:table-cell>
          <table:table-cell office:value-type="string" calcext:value-type="string">
            <text:p>Seguro de Pessoas</text:p>
          </table:table-cell>
        </table:table-row>
        <table:table-row table:style-name="ro1">
          <table:table-cell office:value-type="string" calcext:value-type="string">
            <text:p>Prezados bom dia ! Minha reclamação é sobre a negativa do meu seguro saúde mulher que tenho com o Banco Itaú desde 3333. Como todos sabem , para bater meta no final do mês , os gerentes ficam desesperados para vender qualquer produto do Banco e em 3333 <text:s/>contratei dois seguros com o banco Itaú e para minha surpresa quando fui acionar a cobertura de diagnóstico de câncer., minha solicitação foi recusada pois excedeu o prazo de 333 dias a contar do diagnóstico de câncer (comprovado pelo laudo do exames) a a data de acionamento do seguro .infelizmente não sabia dessa informação pois não foi enviado nenhum contrato para eu assinar ou informações claras e objetivas sobre as minhas coberturas e suas ressalvas ,,,fiquei muito surpresa com essa Negativa devido à falta de informação que nós meros segurados tempos a respeito do nossos direitos … peço a avaliação da susep sobre meu caso, que pode desconhecimento das cláusulas do meu contrato por falha de comunicação do banco fui pesada uma vez que não abri minha solicitação dentro do prazo estipulado pelo banco … aonde está de forma clara e objetiva que a minha cobertura se dará apenas dentro do prazo de 333 a contar do laudo do exame anatomopatológico ? No anexo segue a única informação que tenho do meu seguros saúde mulher… lamentável mais uma vez sermos prejudicados por informações não esclarecidas pela entidades … na hora de vender são solícitos mais na hora de pagar sempre colocam obstáculos e culpa os seguradora por desinformação uma vez que é responsabilidade das instituições nos informar </text:p>
          </table:table-cell>
          <table:table-cell office:value-type="string" calcext:value-type="string">
            <text:p>Seguro de Pessoas</text:p>
          </table:table-cell>
        </table:table-row>
        <table:table-row table:style-name="ro1">
          <table:table-cell office:value-type="string" calcext:value-type="string">
            <text:p>Sou advogada e preciso de informações se o falecido tinha algum seguro pois a viuva e herdeiros desconfiam que sim, já obtive o oficio do juiz que segue anexo, permaneço no aguardo. Obrigada</text:p>
          </table:table-cell>
          <table:table-cell office:value-type="string" calcext:value-type="string">
            <text:p>Seguro de Pessoas</text:p>
          </table:table-cell>
        </table:table-row>
        <table:table-row table:style-name="ro1">
          <table:table-cell office:value-type="string" calcext:value-type="string">
            <text:p>Meu irmão faleceu em novembro de 3333, e segundo o que sabemos ficou seguro, mais o banco só me responde que não enviei documentos, <text:s/>mais no próprio site fala que foi recebido. Agora saiu o pagamento somente para o banco de origem do empréstimo, continua faltando que perdi prazo de documentos. Não sei o que fazer </text:p>
          </table:table-cell>
          <table:table-cell office:value-type="string" calcext:value-type="string">
            <text:p>Seguro de Pessoas</text:p>
          </table:table-cell>
        </table:table-row>
        <table:table-row table:style-name="ro1">
          <table:table-cell office:value-type="string" calcext:value-type="string">
            <text:p>Prezados(as) Senhores(as),Preciso saber onde posso procurar por seguros não reclamados ou não identificados. Meu pai faleceu e desconfio que fez seguros, mas não encontrei nenhuma documentação, já fizemos o inventário e só agora encontrei papéis pessoas do meu pai, com poucas informações e isso não me ajuda na busca de possíveis seguros. Grata pela ajuda. Atenciosamente,</text:p>
          </table:table-cell>
          <table:table-cell office:value-type="string" calcext:value-type="string">
            <text:p>Seguro de Pessoas</text:p>
          </table:table-cell>
        </table:table-row>
        <table:table-row table:style-name="ro1">
          <table:table-cell office:value-type="string" calcext:value-type="string">
            <text:p>Busco informações sobre seguro prestamista do CPF 333333333-33 e como beneficiária cpf 33333333333. Quais são os procedimentos ao resgate?</text:p>
          </table:table-cell>
          <table:table-cell office:value-type="string" calcext:value-type="string">
            <text:p>Seguro de Pessoas</text:p>
          </table:table-cell>
        </table:table-row>
        <table:table-row table:style-name="ro1">
          <table:table-cell office:value-type="string" calcext:value-type="string">
            <text:p>Solicitamos a informação cerca da existência de eventuais planos de previdência privada em nome da executada xxxxxx.Conforme processo em anexo há uma autorização para tal acesso :"AUTORIZO que a exequente, mediante a apresentação de cópia desta DECISÃO, obtenha, diretamente perante <text:s/>SUSEP -Superintendência de Seguros privados - as <text:s/>informações acerca da existência de eventuais planos de previdência privada em nome da executada xxxxxxxxx"</text:p>
          </table:table-cell>
          <table:table-cell office:value-type="string" calcext:value-type="string">
            <text:p>Seguro de Pessoas</text:p>
          </table:table-cell>
        </table:table-row>
        <table:table-row table:style-name="ro1">
          <table:table-cell office:value-type="string" calcext:value-type="string">
            <text:p>Como faço para saber se um familiar falecido deixou seguro de vida?</text:p>
          </table:table-cell>
          <table:table-cell office:value-type="string" calcext:value-type="string">
            <text:p>Seguro de Pessoas</text:p>
          </table:table-cell>
        </table:table-row>
        <table:table-row table:style-name="ro1">
          <table:table-cell office:value-type="string" calcext:value-type="string">
            <text:p>Comprei um seguro viagem pela Sul America apólice 3333333 em 33/33/33. No retorno da viagem passei mal na conexão e não pude seguir viagem, fui hospitalizada em Bogota por 3 dias. Meu esposo ficou comigo. Recebi alta com uma condicao dos medicos que só poderia voltar ao Brasil com um concentrador de oxigênio portátil. A Sul America pagou as despesas medicas. Solicitamos regresso sanitario mas eles estavam demorando muito em me trazer de volta para o Brasil. Compramos o concentrador e voltei. Pedi reembolso das despesas farmaceuticas, regresso sanitário ( reembolso do oxigenio) e hospedagem de acompanhante. Pagaram apenas 333,33 de despesas farmaceuticas o restante não pagaram e não nos informam o motivo. Ja abrimos diversos protocolos e ficam nos mandando ligar em outros telefones e ninguém nos da uma explicação sendo que enviamos todos os recibos e notas fiscais. Solicitamos ajuda para o reembolso</text:p>
          </table:table-cell>
          <table:table-cell office:value-type="string" calcext:value-type="string">
            <text:p>Seguro de Pessoas</text:p>
          </table:table-cell>
        </table:table-row>
        <table:table-row table:style-name="ro1">
          <table:table-cell office:value-type="string" calcext:value-type="string">
            <text:p>Boa tarde!Estou com uma situação que se estende desde o fim do ano passado, quando faleceu minha esposa, em 33/33/3333. Em 33/33/3333, com auxilio da minha afilhada, da minha nora e da prima de minha esposa, Ariane, comunicamos o sinistro ao Seguro do Santander, por conta da apólice de seguro contratada pela minha falecida esposa. Porém, o seguro negou, sob a justificativa de que o evento que ocasionou o óbito não era coberto pelo seguro e que essa informação foi omitida no momento da contratação, o que é uma grande mentira. Na ocasião da contratação do seguro, minha esposa estava curada do câncer, mas o atendente Jean, informou que o seguro cobriria qualquer evento em caso de regressão da doença e por isso minha esposa contratou o seguro. Além disso, o Banco não pediu qualquer exame para verificar o estado de saúde da minha esposa. A prima dela estava junto e pode comprovar, fez até uma carta de próprio punho. Enfim, acontece que abri duas reclamações no reclame aqui para solicitar a reanalise, encaminhei todos os documentos solicitados, a carta da prima Ariane, o exame que comprova que minha esposa estava curada e o Banco informou que estaria repassando para analise de vocês (SUSEP). Isso já faz 3 meses, e até hoje não tive qualquer retorno. Peço por favor que verifiquem e me deem um retorno. Obrigado! Sinistro registrado nº 3333-33-333333-3. APÓLICE: 3333333. Certificado 333333333. SINISTRO: SIN-333333.</text:p>
          </table:table-cell>
          <table:table-cell office:value-type="string" calcext:value-type="string">
            <text:p>Seguro de Pessoas</text:p>
          </table:table-cell>
        </table:table-row>
        <table:table-row table:style-name="ro1">
          <table:table-cell office:value-type="string" calcext:value-type="string">
            <text:p>Há uma empresa cadastrando um débito automático no valor de R$33,33 referente a um seguro de vida, o qual alegam ter sido aprovado pelo cliente por telefone. Há vários relatos em pesquisa na internet, de clientes lesados pela empresa, sendo sempre o mesmo valor de R$33,33, descrito no extrato da conta corrente como "Pagto Eletron Cobrança VizaPrevSeguros" Entrei em contato com a empresa solicitando o estorno mas disseram que não fariam pois eu usufrui de um beneficio que nem sei do que se trata e nunca recebi um contato a respeito. A empresa VizaService Assessoria e Serviços de Telemarketing, CNPJ 33.333.333/3333-33, cadastrou esse débito automático mensal <text:s/>em minha conta do Banco Bradesco, não sei como conseguiu, referente a um seguro de vida, o qual a mesma não possui licença na Susep para atuar com seguros. Dada a quantidade de reclamação em pesquisa na internet (+333 no Reclame Aqui), acredito se tratar de um grande golpe.</text:p>
          </table:table-cell>
          <table:table-cell office:value-type="string" calcext:value-type="string">
            <text:p>Seguro de Pessoas</text:p>
          </table:table-cell>
        </table:table-row>
        <table:table-row table:style-name="ro1">
          <table:table-cell office:value-type="string" calcext:value-type="string">
            <text:p>Prezados, boa tarde!Solicito um levantamento se foi pago um seguro de vida para minha Genitora, pois desconfio que existe algum residuo no banco ou seguradora para eu receber, em nome de O, CPF 333.333.333-33, Rg: 33333333-3</text:p>
          </table:table-cell>
          <table:table-cell office:value-type="string" calcext:value-type="string">
            <text:p>Seguro de Pessoas</text:p>
          </table:table-cell>
        </table:table-row>
        <table:table-row table:style-name="ro1">
          <table:table-cell office:value-type="string" calcext:value-type="string">
            <text:p>Boa tarde!Sou Advogado de um segurado, já tentei ver a questão do recebimento do prêmio ao segurado que no caso é a viúva, mas, está tendo um jogo de empurra-empurra. A seguradora SULAMERICA diz que não está com ela e que a ALLIANZ que é a resposnável. Desta forma, quero que seja feito uma analise <text:s/>e que pageu a minha cliente, antes da demanda judicial.Tenho toda a documentação, que pode ser enviada por e-mail, inclusive, a carta da SULAMERICA dizendo que não é mais ela a resposnavel, todavia, o titulo está em nome dela.</text:p>
          </table:table-cell>
          <table:table-cell office:value-type="string" calcext:value-type="string">
            <text:p>Seguro de Pessoas</text:p>
          </table:table-cell>
        </table:table-row>
        <table:table-row table:style-name="ro1">
          <table:table-cell office:value-type="string" calcext:value-type="string">
            <text:p>sou segurado da PREVISUL há mais de 33(quarenta) anos. há algum tempo venho sendo obrigado a fazer contato todo mês para o recebimento do boleto de pagamento do meu seguro de vida, vez que não é disponibilizado no portal. como forma de solucionar o problema, no mês passado foi solicitado que fosse feito débito em conta junto ao banco do Brasil. o débito estava programado para o dia 33/33. não foi efetuado. tenho um sem número de protocolos tentando solucionar o impasse e não consigo. quero solução para isto.</text:p>
          </table:table-cell>
          <table:table-cell office:value-type="string" calcext:value-type="string">
            <text:p>Seguro de Pessoas</text:p>
          </table:table-cell>
        </table:table-row>
        <table:table-row table:style-name="ro1">
          <table:table-cell office:value-type="string" calcext:value-type="string">
            <text:p>Prezados, fiz seguro viagem (em anexo) e precisei utilizar, abri 3 sinistros A33333333 e A33333333 em 33/3333 em https://www.mycardbenefits.com, e desde então sempre pendenciam pelo mesmo motivo "falta de envio de documento", sendo que já foi enviando anteriormente, e cada vez que um documento é aprovado, eles solicitam outro, que também já foi enviado na abertura do sinistro. Gostaria de entender porque a operadora coloca tanta dificuldade, é para desistirmos? Aguardo posicionamento. Att, Telma.</text:p>
          </table:table-cell>
          <table:table-cell office:value-type="string" calcext:value-type="string">
            <text:p>Seguro de Pessoas</text:p>
          </table:table-cell>
        </table:table-row>
        <table:table-row table:style-name="ro1">
          <table:table-cell office:value-type="string" calcext:value-type="string">
            <text:p>PEÇO A SUSEP QUE ME AJUDE. TIVE UM DESCONTO EM MINHA CONTA CORRENTE DA SUL AMERICA SEGURO DE PESSOAS E PREVIDENCIA.MEU CPF 33333333333 MEU NOME ANTONIO VALOR DO SEGURO 33,33 REAIS. QUERO CANCELAR O DESCONTO EM CONTA</text:p>
          </table:table-cell>
          <table:table-cell office:value-type="string" calcext:value-type="string">
            <text:p>Seguro de Pessoas</text:p>
          </table:table-cell>
        </table:table-row>
        <table:table-row table:style-name="ro1">
          <table:table-cell office:value-type="string" calcext:value-type="string">
            <text:p>Prezado(s), gostaria de saber se meu pai, pelo CPF 33333333333, já falecido, tinha um seguro de vida?Pois minha mãe não sabe como descobrir, nem procurar papelada... acho aqui o meio mais fácil de descobrir quais entidades meu pai que fez seguro, já que não sabemos se pode fornecer número(s) de apólice(s).At.te</text:p>
          </table:table-cell>
          <table:table-cell office:value-type="string" calcext:value-type="string">
            <text:p>Seguro de Pessoas</text:p>
          </table:table-cell>
        </table:table-row>
        <table:table-row table:style-name="ro1">
          <table:table-cell office:value-type="string" calcext:value-type="string">
            <text:p>Sou procurador e fui questionado pela cliente NARGIS CPF 333.333.333-33 se sua genitora, a senhora NAIR CPF 333.333.333-33 possuía algum SEGURO DE VIDA em que ela fosse beneficiária.</text:p>
          </table:table-cell>
          <table:table-cell office:value-type="string" calcext:value-type="string">
            <text:p>Seguro de Pessoas</text:p>
          </table:table-cell>
        </table:table-row>
        <table:table-row table:style-name="ro1">
          <table:table-cell office:value-type="string" calcext:value-type="string">
            <text:p>Boa tarde, gostaria de saber como eu posso solicitar o número de um processo ou a cópia de um DPVAT de um acidente de 3333/3333, já tentei com seguro líder mas eles não têm o registro do acidente na base de dados deles, não é meu o seguro, mas gostaria de saber como posso prosseguir para conseguir.</text:p>
          </table:table-cell>
          <table:table-cell office:value-type="string" calcext:value-type="string">
            <text:p>Seguro de Pessoas</text:p>
          </table:table-cell>
        </table:table-row>
        <table:table-row table:style-name="ro1">
          <table:table-cell office:value-type="string" calcext:value-type="string">
            <text:p>Foi contratado um contrato de alienação fiduciária de imóveis com Companhia Hipotecária Piratini CHP, inscrita no CNPJ n.º 33.333.333/3333-33, <text:s/>Cédula de Crédito Imobiliário n.º 33333333-3, datada de 33/33/3333, figurando como devedores o casal ROBERTO , era brasileiro, <text:s/>inscrito no CPF n. 333.333.333-33, RG nº 3.333.333, cujo óbito ocorreu em 33 de julho de 3333 e MARIA APARECIDA, brasileira, CPF n.º 333.333.333-33, RG n.º 333.333, residente na Praça Senador Jose Bento, n.º 333, Centro, Pouso Alegre/MG, CEP 33.333-333. Foi contratado seguro prestamista com ESSOR SEGUROS S.A., CNPJ sob o nº. 33.333.3333333-33, porem não foi fornecido cópia da apólice e informado o numero. A viúva não conseguiu acionar o seguro pelo evento morte de Roberto (devedor) apesar de inúmeras reclamações junto ao banco BANCO MÁXIMA, CNPJ n.º 33.333.333/3333-33 (atual credor em razão de cessão de credito) e para própria seguradora, motivando a presente reclamação. Foi proposta Ação de Protesto interrompendo o prazo de prescrição. Requer a copia da apólice e meios de acionamento do seguro. <text:s/>PP. Daiane - OAB/MG 333.333</text:p>
          </table:table-cell>
          <table:table-cell office:value-type="string" calcext:value-type="string">
            <text:p>Seguro de Pessoas</text:p>
          </table:table-cell>
        </table:table-row>
        <table:table-row table:style-name="ro1">
          <table:table-cell office:value-type="string" calcext:value-type="string">
            <text:p>Existe um site na internet oferecendo serviços de assistência e seguros de acidentes pessoais através da empresa EAGLE SEGUROS, em total desconformidade com as regras estipuladas para o setor - sequer informam registro na SUSEP e utilizam a denominação "seguros". O site é www.seguroseagle.com.br.</text:p>
          </table:table-cell>
          <table:table-cell office:value-type="string" calcext:value-type="string">
            <text:p>Seguro de Pessoas</text:p>
          </table:table-cell>
        </table:table-row>
        <table:table-row table:style-name="ro1">
          <table:table-cell office:value-type="string" calcext:value-type="string">
            <text:p>Tenho seguro de vida e acidentes pessoais com a Seguradora Zurich Santander Brasil Seguros e Previdencia desde 3333, no produto 3333 Vida individual mensal, na apolice no. 3333 certificado 333333, e estou tendo problemas com a Instituição para receber o boleto e fazer o pagamento, correndo o risco de cancelarem o meu seguro pois desde 33/33/3333 estou pedindo junto ao SAC 33333333333 e eles só respondem que não conseguiram emitir o boleto, estou entendendo que estão fazendo isso para cancelar o meu seguro pois com a minha idade de 33 anos de vida não vou conseguir fazer outro seguro de vida em nenhuma outra seguradora. Peço socorro a esse Orgão para me ajudar e solicitar urgentemente a emissão e envio deste boleto que já venceu no dia 33/33/3333 e eles ficam me falando que posso ficar suscegada que não vão cancelar o meu seguro de vida, mesmo que não efetuei o pagamento, como com minha pouca experiência sei que se não pago não tenho direito e os meus beneficiàrios não irão receber caso eu venha a falecer. A atendente do SAC de hoje protocolo 333333333, tentou me ajudar de todas as formas mas disse que o sistema não deixa gerar o boleto que tenho que aguardar por mais 33 dias uteis, isso é um absurdo, não é?</text:p>
          </table:table-cell>
          <table:table-cell office:value-type="string" calcext:value-type="string">
            <text:p>Seguro de Pessoas</text:p>
          </table:table-cell>
        </table:table-row>
        <table:table-row table:style-name="ro1">
          <table:table-cell office:value-type="string" calcext:value-type="string">
            <text:p>Contratei um seguro da BB Seguros no ano de 3333, ocorre que mesmo com saldo na conta corrente, tendo em vista, que o débito era automático, não houve cobrança dos valores devidos, com isso, hoje eu recebi um comunicado que o meu seguro de vida estava cancelado por falta de pagamento, proposta 333333333.Como informado anteriormente, havia os valores em conta corrente e o banco deixou de debitar o seguro. Solicito que seja apurado o fato.</text:p>
          </table:table-cell>
          <table:table-cell office:value-type="string" calcext:value-type="string">
            <text:p>Seguro de Pessoas</text:p>
          </table:table-cell>
        </table:table-row>
        <table:table-row table:style-name="ro1">
          <table:table-cell office:value-type="string" calcext:value-type="string">
            <text:p>Fale aquiBoa tarde.Minha mãe faleceu em dezembro de 3333 e eu gostaria de saber se é possível verificar se existe algum seguro de vida em seu CPF 333.333.333-33.Atenciosamente,Marcelo</text:p>
          </table:table-cell>
          <table:table-cell office:value-type="string" calcext:value-type="string">
            <text:p>Seguro de Pessoas</text:p>
          </table:table-cell>
        </table:table-row>
        <table:table-row table:style-name="ro1">
          <table:table-cell office:value-type="string" calcext:value-type="string">
            <text:p>Olá, boa noite. Gostaria de uma ajuda. Minha mãe faleceu há um ano e antes do falecimento dela ela falou sobre algum seguro que tinha, mas não deu tempo de saber mais detalhes. Gostaria de saber se existe algum órgão que eu consiga fazer uma "busca" por possíveis seguros de vida. Você poderia me ajudar? </text:p>
          </table:table-cell>
          <table:table-cell office:value-type="string" calcext:value-type="string">
            <text:p>Seguro de Pessoas</text:p>
          </table:table-cell>
        </table:table-row>
        <table:table-row table:style-name="ro1">
          <table:table-cell office:value-type="string" calcext:value-type="string">
            <text:p>Por ventura existe a possibilidade de saber se existe seguros ativos ligado ao meu CPF? Se sim, quais?</text:p>
          </table:table-cell>
          <table:table-cell office:value-type="string" calcext:value-type="string">
            <text:p>Seguro de Pessoas</text:p>
          </table:table-cell>
        </table:table-row>
        <table:table-row table:style-name="ro1">
          <table:table-cell office:value-type="string" calcext:value-type="string">
            <text:p>A titular faleceu e o setor de sinistro do Banco Santander (Zurich) não localiza o seguro. Estamos há quase 3 meses tentando um retorno do Banco, com inúmeros protocolos, sempre sem sucesso. Apesar das inúmeras tentativas de abertura de sinistro o Banco nunca dá retorno e segue debitando o valor das parcelas, mesmo tendo sido comunicado o óbito e solicitado o cancelamento. Já existe um processo de inventário aberto, porém, novamente o descaso do Banco impede a família de ter uma solução de forma digna e sem a necessidade de tantos desdobramentos e desvio produtivo de toda a família. O gerente da conta fala para falar com a área de sinistro, que fala para falar com o setor de seguros que retorna para a área de sinistros e ninguem procura resolver o problema do cliente.</text:p>
          </table:table-cell>
          <table:table-cell office:value-type="string" calcext:value-type="string">
            <text:p>Seguro de Pessoas</text:p>
          </table:table-cell>
        </table:table-row>
        <table:table-row table:style-name="ro1">
          <table:table-cell office:value-type="string" calcext:value-type="string">
            <text:p>Estou em busca de um seguro de vida do meu companheiro estou tentando achar. o falecido morreu a dois anos hoje que estou com condições emocionais e estou em busca, o CPF do falecido é 333.333.333-33 </text:p>
          </table:table-cell>
          <table:table-cell office:value-type="string" calcext:value-type="string">
            <text:p>Seguro de Pessoas</text:p>
          </table:table-cell>
        </table:table-row>
        <table:table-row table:style-name="ro1">
          <table:table-cell office:value-type="string" calcext:value-type="string">
            <text:p>Boa tarde,Gostaria de saber como faço para verificar de maneira legal, se minha falecida mãe possuía algum seguro de vida em seu nome.</text:p>
          </table:table-cell>
          <table:table-cell office:value-type="string" calcext:value-type="string">
            <text:p>Seguro de Pessoas</text:p>
          </table:table-cell>
        </table:table-row>
        <table:table-row table:style-name="ro1">
          <table:table-cell office:value-type="string" calcext:value-type="string">
            <text:p>Boa tardeSou advogado e preciso esclarecer a um cliente se o irmão dele, falecido, deixou algum seguroEle é o único herdeiroPeço oirentação de como procederAttMOAB/SP 333333</text:p>
          </table:table-cell>
          <table:table-cell office:value-type="string" calcext:value-type="string">
            <text:p>Seguro de Pessoas</text:p>
          </table:table-cell>
        </table:table-row>
        <table:table-row table:style-name="ro1">
          <table:table-cell office:value-type="string" calcext:value-type="string">
            <text:p>Minha irmã faleceu <text:s/>e era segurada da UNIÃO SEGURADORA <text:s/>com desconto através de contracheque <text:s/>do estado do Paraná, por muitos anos, <text:s/>pois a mesma <text:s/>era funcionária publica estadual aposentada. Com muita dificuldade consegui dar entrada na solicitação do seguro. O mesmo foi indeferido por se tratar de COVID. até ai tudo bem o problema é que solicitei a apólice <text:s/>ou contrato do seguro <text:s/>para o Estado, que me informou que era seguro em grupo e os documentos ficam de posse da seguradora que sequer atende os meus contatos via fone ou email <text:s text:c="2"/>me ignoram totalmente, <text:s/>e preciso desses documentos para para buscar os meus direitos. Preciso saber beneficiários, herdeiros pois isso nunca me foi informado num total descaso por parte <text:s/>da empresa.. Espero que com a interferência desse orgão eu possa obter <text:s/>esses documentos.</text:p>
          </table:table-cell>
          <table:table-cell office:value-type="string" calcext:value-type="string">
            <text:p>Seguro de Pessoas</text:p>
          </table:table-cell>
        </table:table-row>
        <table:table-row table:style-name="ro1">
          <table:table-cell office:value-type="string" calcext:value-type="string">
            <text:p>Meu padrinho faleceu, e ele havia me informado que eu era beneficiario do seguro de vida dele, porém não achamos nenhuma documentação de apólices, ele guardava tudo digital e como faleceu novo, não passou pra ninguem os acessos dele. Gostaria por favor, se possivel me informassem qual seguro ele tinha, ou se eu era beneficiario. os dados dele caso preciseSILVIO CPF: 33333333333DN: 33/33/3333MAE: REGINA APARECIDA DE OLIVEIRADesde já, grato.</text:p>
          </table:table-cell>
          <table:table-cell office:value-type="string" calcext:value-type="string">
            <text:p>Seguro de Pessoas</text:p>
          </table:table-cell>
        </table:table-row>
        <table:table-row table:style-name="ro1">
          <table:table-cell office:value-type="string" calcext:value-type="string">
            <text:p>Gostaria de saber se meu pai possuia algum seguro de vida ,só que eu tenho só o nome dele e o cpf.Consigo fazer umw consulta</text:p>
          </table:table-cell>
          <table:table-cell office:value-type="string" calcext:value-type="string">
            <text:p>Seguro de Pessoas</text:p>
          </table:table-cell>
        </table:table-row>
        <table:table-row table:style-name="ro1">
          <table:table-cell office:value-type="string" calcext:value-type="string">
            <text:p>Boa tarde preciso de informações sobre seguros firmados para Izabel. Cpf33333333333 tem apólice em mãos por favor verifique TB <text:s/>processo Susep 33333333333/3333-33 <text:s text:c="2"/>apólice 333333333 <text:s text:c="4"/>agradeço</text:p>
          </table:table-cell>
          <table:table-cell office:value-type="string" calcext:value-type="string">
            <text:p>Seguro de Pessoas</text:p>
          </table:table-cell>
        </table:table-row>
        <table:table-row table:style-name="ro1">
          <table:table-cell office:value-type="string" calcext:value-type="string">
            <text:p>ola boa tarde, minha tia falava que iria fazee um seguro de vida e botaria meu filho que é sobrinho dela como beneficiario. ela faleceu mais eu nao tenho certeza que ela tenha feito. como posso estar me informando sobre isso, se houvesse algum documento sobre isso provavelmente o esposo dela nao me informaria. podem me ajudar por favor?</text:p>
          </table:table-cell>
          <table:table-cell office:value-type="string" calcext:value-type="string">
            <text:p>Seguro de Pessoas</text:p>
          </table:table-cell>
        </table:table-row>
        <table:table-row table:style-name="ro1">
          <table:table-cell office:value-type="string" calcext:value-type="string">
            <text:p>Na qualidade de representante legal de RT MULTI SERVICE LTDA, sociedade empresária inscrita no CNPJ sob o nº 33.333.333/3333-33, com sede na Rua Capitão Manoel Torres, 3333, Santa Tereza, Piraí-RJ, CEP 33333-333, conforme procuração e contrato social anexado ao presente requerimento, solicito informações conforme passo a narrar:O veículo de propriedade da empresa RT, de placa RIX3H33, Renavam 33333333333 e Chassi 3BM333333MB333333, envolveu-se em acidente automobilístico com o veículo de propriedade de Thiago Mendes Leite, de placa ELG3G33, Renavam 33333333333 e Chassi 3AVFE3333ARA33333, em 33/33/3333 conforme registro de ocorrência.Considerando a possibilidade de que ambos os veículos poderiam estar cobertos por apólices de seguro à época do sinistro, assim como a empresa RT Multiservice também poderia estar coberta por apólice de seguros com cobertura para esse tipo de sinistro, solicito que a SUSEP informe se na data do acidente 33/33/3333 existiam apólices de seguro vigentes para:- RT MULTI SERVICE LTDA – CNPJ 33.333.333/3333-33;- Veículo Mercedes benz, modelo Axor, placa RIX3H33, Renavam 33333333333 e Chassi 3BM333333MB333333; e- Veículo BMW, modelo X3, de placa ELG3G33, Renavam 33333333333 e Chassi 3AVFE3333ARA33333.Ressalte-se, por oportuno, que as informações solicitados são para instruir o processo de número 3333333-33.3333.3.33.3333, em curso perante a comarcar de Belo Horizonte.Nestes termos,Solicita o deferimento e a prestação das informações acima solicitadas.</text:p>
          </table:table-cell>
          <table:table-cell office:value-type="string" calcext:value-type="string">
            <text:p>Seguro de Pessoas</text:p>
          </table:table-cell>
        </table:table-row>
        <table:table-row table:style-name="ro1">
          <table:table-cell office:value-type="string" calcext:value-type="string">
            <text:p>bom dia!Meu pai trabalhava em uma empresa e possuía apólice de seguro de vida. A via dele foi extraviada e não consigo pega outra via pela empresa. Para consultar pelo site pede o numero da apólice e do CPF dele. <text:s/>Gostaria se possível, se eu enviar o dados dele, vocês possam <text:s/>me ajudar passando o numero da apólice para que minha mãe localize a apólice e acione a seguradora.Segue os dados do meu pai: Gilberto / CPF: 333.333.333-33 / RG: MG-3.333.333.</text:p>
          </table:table-cell>
          <table:table-cell office:value-type="string" calcext:value-type="string">
            <text:p>Seguro de Pessoas</text:p>
          </table:table-cell>
        </table:table-row>
        <table:table-row table:style-name="ro1">
          <table:table-cell office:value-type="string" calcext:value-type="string">
            <text:p>Consulta existencia de contratação de seguro pelo indicado uma vez que ocorreu seu falecimento em 33/33/3333</text:p>
          </table:table-cell>
          <table:table-cell office:value-type="string" calcext:value-type="string">
            <text:p>Seguro de Pessoas</text:p>
          </table:table-cell>
        </table:table-row>
        <table:table-row table:style-name="ro1">
          <table:table-cell office:value-type="string" calcext:value-type="string">
            <text:p>MARIA, brasileira, viúva, aposentada, portadora do RG 33333333-3, inscrita no CPF nº 333333333/33 era casada com S, o qual faleceu na data de 33 de dezembro de 3333, conforme atestado de óbito em anexo e certidão de casamento. S era inscrito no CPF 333.333.333-33, possuía conta no banco requerido na agência 3333 e conta corrente 33333. <text:s text:c="2"/>O falecido contratou <text:s/>33 consignados, números de seus contratos: 33333333333-3, 33333333333-3, 33333333333-3 e 33333333333-3, na modalidade de desconto em conta corrente/poupança, respectivamente nos valores de R$3.333,33 (mil seiscentos e sete reais e sessenta e seis centavos), R$33.333,33 (doze mil setecentos e setenta reais e oitenta e oito centavos), R$3.333,33 (dois mil e vinte e um reais e setenta e três centavos) . A requerente não obteve os contratos através do banco nem nos canais de atendimento, e continua sem informações se há seguro prestamista referente aos empréstimos. </text:p>
          </table:table-cell>
          <table:table-cell office:value-type="string" calcext:value-type="string">
            <text:p>Seguro de Pessoas</text:p>
          </table:table-cell>
        </table:table-row>
        <table:table-row table:style-name="ro1">
          <table:table-cell office:value-type="string" calcext:value-type="string">
            <text:p>Boa tarde!Sou inventariante <text:s/>e gostaria de saber como procedo paras solicitar o pedido de pesquisa de apólice e título de capitalização em nome do falecido RAFAEL</text:p>
          </table:table-cell>
          <table:table-cell office:value-type="string" calcext:value-type="string">
            <text:p>Seguro de Pessoas</text:p>
          </table:table-cell>
        </table:table-row>
        <table:table-row table:style-name="ro1">
          <table:table-cell office:value-type="string" calcext:value-type="string">
            <text:p>Assunto: Comunicado de Falecimento e Pesquisa de ApólicePrezados responsáveis pela SUSEP,Espero que esta mensagem o encontre bem. Gostaria de comunicar o falecimento da minha mãe, [ Vera Lúcia ], que ocorreu recentemente. Ela me informou anteriormente sobre a existência de um seguro de vida do qual eu sou beneficiário, no entanto, não consigo localizar a apólice correspondente.Diante desse cenário, venho por meio desta solicitar sua gentil assistência na localização e fornecimento de informações relacionadas a essa apólice. Qualquer orientação sobre os procedimentos a serem seguidos ou os documentos necessários para dar continuidade a esse processo será de grande ajuda.Segue abaixo algumas informações iniciais que podem facilitar a pesquisa:Nome da Segurada: Vera Lúcia Data de Falecimento: 33/33/3333Agradeço antecipadamente pela atenção dedicada a esta questão e pela assistência que possa ser prestada. Estou à disposição para fornecer qualquer documentação adicional que seja necessária.Atenciosamente,Juan Telefone: 33 33333-3333E-mail: email</text:p>
          </table:table-cell>
          <table:table-cell office:value-type="string" calcext:value-type="string">
            <text:p>Seguro de Pessoas</text:p>
          </table:table-cell>
        </table:table-row>
        <table:table-row table:style-name="ro1">
          <table:table-cell office:value-type="string" calcext:value-type="string">
            <text:p>Informaçõess obre seguro de vida morte natural do segurado falecido S CPF 333.333.333-33</text:p>
          </table:table-cell>
          <table:table-cell office:value-type="string" calcext:value-type="string">
            <text:p>Seguro de Pessoas</text:p>
          </table:table-cell>
        </table:table-row>
        <table:table-row table:style-name="ro1">
          <table:table-cell office:value-type="string" calcext:value-type="string">
            <text:p>Venho por meio desta, registrar a presente reclamação contra a AGIBANK, esclareço que há mais de um ano venho tentando receber indenização do seguro de vida deixado pelo meu falecido pai o senhor J. Esclareço que nesse período a asseguradora AGIBNAK tem criado todos os tipos de obstáculos para o pagamento do seguro. Sendo assim solicito a intervenção desta superintendência para garantir do meu direito. </text:p>
          </table:table-cell>
          <table:table-cell office:value-type="string" calcext:value-type="string">
            <text:p>Seguro de Pessoas</text:p>
          </table:table-cell>
        </table:table-row>
        <table:table-row table:style-name="ro1">
          <table:table-cell office:value-type="string" calcext:value-type="string">
            <text:p>DESCUMPRIMENTO DO § 3º do art. 33 da Circular Susep nº 333, de 33 de julho 3333.Fale aquiRECLAMAÇÃO Rio de Janeiro, 33 de setembro de 3333.Ao: Ilmo Sr. Responsável pela Controladoria Geral da União (CGU)XXXX , vem, requerer a esta renomada Superintendência (SUSEP) que tome medidas pára compelir a RECLAMADA para cumprir sua obrigação e realizar o pagamento de forma integral. na forma do § 3.º <text:s/>art. 33 da circular da SUSEP nº 333 de 33/33/3333, pelos seguintes fatos a seguir aduzidosPrezado (a) Sr (a).Inicialmente, informa o RECLAMANTE que é portador de insuficiência renal crônica estágio 3, realizando sessões de hemodiálise três vezes por semana, conforme documentos 33 e 33 em anexos;No dia 33/33/3333 a Srta. cccc <text:s/>realizou junto ao Notificado, a contratação de Auxílio Funeral Individual e Pecúlio por Morte denominado “Vida Inteira”, conforme documento 33 em nexo; No dia 33/33/3333 a CONTRATANTE, conforme documento 33.3 em anexo, <text:s/>atualizou seus plano de seguro de vida.No dia 33 de maio de 3333, ou seja, aproximadamente 3 anos após a contratação do seguro, a CONTRATANTE veio a óbito;No dia 33 de maio de 3333, o RECLAMANTE abriu junto ao RECLAMADO processo de abertura de sinistro nº. 3333333333, conforme documento 33 em anexo;Ressalta-se que conforme o art. 33 da Circular Susep nº 333, de 33 de julho 3333, o prazo para a liquidação dos sinistros, limitado a trinta dias, assim dispõe:Art. 33. Deverá ser estabelecido prazo para a liquidação dos sinistros, limitado a trinta dias, contados a partir da entrega de todos os documentos básicos previstos no art. 33.Já o § 3º estabelece o direito aos juros e atualização monetária no caso de não cumprimento do art. 33, vejamos:§ 3º Deverá ser estabelecido que o não pagamento da indenização no prazo previsto no caput implicará aplicação de juros de mora a partir daquela data, sem prejuízo de sua atualização, nos termos da legislação específica. <text:s text:c="2"/>No caso em tela, conforme documento 33, verifica-se que o RECLAMADO não cumpriu o referido prazo previsto na Circula da Susep, já que o processo foi aberto em 33 e maio de 3333;Ressalta-se que a área médica permaneceu por mais de 33 dias com o processo, sendo feito análise e reanálise sem que houvesse a necessidade de apresentação de novos documentos por parte do RECLAMANTE, conforme protocolos:Logo em seguida, o RECLAMANTE enviou ao NOTIFICANTE e-mail com a seguinte informação:“CONFORME A DOCUMENTAÇÃO APRESENTADA, CONSTATAMOS QUE A COBERTURA DOS PLANOS CONTRATADOS ESTAVAM SUSPENSAS POR FALTA DE PAGAMENTO NA DATA DO SINISTRO 33/33/3333, conforme documento 33 em anexo”;O Enunciado da Súmula 333 STJ estabelece que a indenização securitária é devida quando ausente a comunicação prévia do segurado acerca do atraso no pagamento do prêmio por constituir requisito essencial para suspensão ou resolução do contrato de seguro, ou seja, a seguradora tem que notificar o segurado do atraso de seu pagamento. Sem a notificação ou interpelação especifíca. Para que haja resolução ou suspensão do contrato. Foi com esse entendimento do STJ. (Fonte: STJ).No caso em tela, importante informar que tal requisito essencial não foi respeitado, motivo pelo qual, garante ao RECLAMANTE O DIREITO AO VALOR CONTRATADO..Assim sendo, o Código de Defesa Consumidor estabelece normas de proteção e defesa do consumidor, o art. 3º estabelece o seguinte:Art. 3º São direitos básicos do consumido:III - a informação adequada e clara sobre os diferentes produtos e serviços, com especificação correta de quantidade, características, composição, qualidade, tributos incidentes e preço, bem como sobre os riscos que apresentem;O art. 33 do mesmo código imputa aos fornecedores de serviço a responsabilidade independente de culpa pela reparação dos danos causados aos consumidores, assim dispõe:Art. 33. O fornecedor de serviços responde, independentemente da existência de culpa, pela reparação dos danos causados aos consumidores por defeitos relativos à prestação dos serviços, bem como por informações insuficientes ou inadequadas sobre sua fruição e riscos.Inconformado com as tentativas do RECLAMADO de se eximir de sua responsabilidade de cumprir com sua obrigação de proceder com o pagamento, RECLAMANTE solicitou ao RECLAMADO e-mail com as informações de cancelamento do contrato de seguro.Inconformado com as tentativas do NOTIFICADO de se eximir de sua responsabilidade de cumprir com sua obrigação de proceder com o pagamento, NOTIFICANTE solicitou ao NOTIFICADO e-mail com as informações de cancelamento do contrato de seguro.No dia 33 de julho de 3333, conforme documento 33 em anexo, o NOTIFICANTE recebeu um e-mail com as seguintes informações:“INFORMO QUE O CANCELAMENTO OCORREU PARA O MÊS 33/3333, ABAIXO (…)”Vale ressaltar que o NOTIFICANTE tem direito aos valores acrescidos de juros e correção monetária pelo descumprimento do § 3º do art. 33 da Circular Susep nº 333, de 33 de julho 3333.Já no dia 33 de setembro de 3333, conforme (documento 33 em anexo), o RECLAMANTE recebeu um e-mail da RECLAMADA com a seguinte informação:"Em atendimento a solicitação, informamos que para reanálise do beneficio legado pela Sra Rcccc, geramos Processo nº: 333333333333 e se encontra em fase final de conclusão. Sendo assim, em 33(cinco) dias úteis ocorrerá novo contato com informações sobre o mencionado processo de beneficio (…)”.Importante destacar que a RECLAMADA tenta passar a idéia de que o processo é recente, entretanto, tal fato NÃO CORRESPONDE COM A REALIDADE, pois conforme (documento 33 em anexo) o Processo nº. 333333333333333 foi aberto em 33 de maio de 3333.Portanto, não merece prosperar tais alegações da RECLAMADA, pois tem um propósito meramente procrastinatório, tendo em vista o lapso temporal da abertura do sinistro (33/33/3333) até a presente data (33/33/3333).No dia 3 de setembro de 3333, o RECLAMANTE com objetivo de resolver o problema registrou no site www.consumidor.gov.br reclamação de nº. 3333.33/333333333333, conforme e-mail (documento 33 em anexo.No dia 33 de setembro de 3333, o RECLAMANTE conforme documento 33 em anexo recebeu em seu e-mail a seguinte resposta:"Em resposta à ocorrência registrada no Consumidor.gov, informamos que a reanálise do benefício legado pela Sra cccc processo de benefício nº 3333333, referente a cobertura da proposta 333333333, plano 333 - PECÚLIO POR MORTE se encontra em fase final de conclusão. Sendo assim, em até 33(cinco) dias seguirá comunicação com a conclusão final, e será emitida diretamente pela área de benefícios”.Diante dos fatos, requerer a esta renomada CONTROLADORIA (SUSEP) que tome medidas, inclusive com a imputação de multa com objetivo de compelir a RECLAMADA para cumprir sua obrigação e realizar o pagamento do valor de R$ 3.333,333,33 (um milhão e vinte mil e setecentos e quarenta e cinco reais), na forma do § 3º do art. 33 da Circular Susep nº 333, de 33 de julho 3333.</text:p>
          </table:table-cell>
          <table:table-cell office:value-type="string" calcext:value-type="string">
            <text:p>Seguro de Pessoas</text:p>
          </table:table-cell>
        </table:table-row>
        <table:table-row table:style-name="ro1">
          <table:table-cell office:value-type="string" calcext:value-type="string">
            <text:p>Boa tarde, gostaria de saber se minha falecida mãe possuia Seguro de vida.Nome de minha mãe: MARIA CPF: 333.333.333-33Como devo proceder?</text:p>
          </table:table-cell>
          <table:table-cell office:value-type="string" calcext:value-type="string">
            <text:p>Seguro de Pessoas</text:p>
          </table:table-cell>
        </table:table-row>
        <table:table-row table:style-name="ro1">
          <table:table-cell office:value-type="string" calcext:value-type="string">
            <text:p>Boa tarde. Meu pai (Etzel - CPF 333.333.333-33) faleceu dia 33/33/3333. Como eu não tinha muito contato com ele ou com o restante da família (inclusive minhas irmãs) não sei se ele deixou algum benefício, como seguro, previdência privada, etc. Assim, gostaria de informações sobre a questão para que as providências sejam tomadas. Pode enviar as informações para minha advogada, no e-mail:emailGrata.</text:p>
          </table:table-cell>
          <table:table-cell office:value-type="string" calcext:value-type="string">
            <text:p>Seguro de Pessoas</text:p>
          </table:table-cell>
        </table:table-row>
        <table:table-row table:style-name="ro1">
          <table:table-cell office:value-type="string" calcext:value-type="string">
            <text:p>Boa noite, Meu padrinho faleceu e não temos informações de apólices de seguro para consultar se ele tinha alguma ativa e gostaria de pedir ajuda para confirmar se ele tem alguma apólice de seguro ativa e em qual instituição para que eu possa auxiliar a família a dar entrada em sinistro. O nome dele é Roberto, portador do CPF 333.333.333-33. Se for necessário, envio documentos de identificação, certidão de óbito e o que mais for necessário para encontrarmos alguma apólice de seguro para dar reposição de capital para a família. Muito obrigado </text:p>
          </table:table-cell>
          <table:table-cell office:value-type="string" calcext:value-type="string">
            <text:p>Seguro de Pessoas</text:p>
          </table:table-cell>
        </table:table-row>
        <table:table-row table:style-name="ro1">
          <table:table-cell office:value-type="string" calcext:value-type="string">
            <text:p>Fiz um seguro diária hospitalar da zurich seguros no dia 33/33/3333, <text:s/>com carência de 33 dias a contar das 33hs do dia 33/33/3333. O sinistro ocorreu no dia 33/33/3333. A seguradora me enviou carta de <text:s/>negativa de cobertura no dia 33/33/3333 porque eu liguei para saber. Tendo passado o prazo contratual.Acionei o sac dia 33/33 protocolo 33333333333333 para reanalise da negativa, e mais uma vez hoje sem resposta dia 33/33/3333. <text:s/></text:p>
          </table:table-cell>
          <table:table-cell office:value-type="string" calcext:value-type="string">
            <text:p>Seguro de Pessoas</text:p>
          </table:table-cell>
        </table:table-row>
        <table:table-row table:style-name="ro1">
          <table:table-cell office:value-type="string" calcext:value-type="string">
            <text:p>Bom dia! Acionei um sinistro de nº 33333333333, <text:s/>produto Ouro Vida 3333 proposta 33333333 no dia 33/33/3333 e após ter enviados todos os documentos solicitados, não obtive resposta. Após reclamação no setor responsável, fui orientado a fazer uma carta de próprio punho informando não ter mais nenhum relatório medico para enviar e que o laudo medico enviado já respondia todos os questionamentos e mesmos assim continuam sem dar uma definição ao meu pedido. No dia 33/33/3333 entrei em contato pelo (33) 3333-3333 pedido uma resposta e me informaram que marcaria uma consulta com prestador até a data 33/33/3333 estaria recebendo um email para agendamento o que não ocorreu ate esta data. O que estou solicitando é uma resposta definitiva.Marcio . CPF 333.333.333.33</text:p>
          </table:table-cell>
          <table:table-cell office:value-type="string" calcext:value-type="string">
            <text:p>Seguro de Pessoas</text:p>
          </table:table-cell>
        </table:table-row>
        <table:table-row table:style-name="ro1">
          <table:table-cell office:value-type="string" calcext:value-type="string">
            <text:p>Boa tarde, tenho empréstimo com Caixa Econômica Federal, sob número 33.3333.333.3333333-33 o valor de R$33.333,33 - gostaria que me enviasse a cópia do seguro prestamista para email: email ou para o whatzap: 33333333-3333.Desde já meus sinceros agradecimentosAtenciosamente: Andre - CPF: 333.333.333-33</text:p>
          </table:table-cell>
          <table:table-cell office:value-type="string" calcext:value-type="string">
            <text:p>Seguro de Pessoas</text:p>
          </table:table-cell>
        </table:table-row>
        <table:table-row table:style-name="ro1">
          <table:table-cell office:value-type="string" calcext:value-type="string">
            <text:p>Prezados Senhores,Entramos em contato com <text:s/>SUDAMERICA VIDA CORRETORA DE SEGUROS, através do email: email , encaminhando a documentação necessária solicitada em 33/33/3333, do SINISTRO POR MORTE de meu pai, ocorrido em 33/33/3333. Na ocasião, informaram que o prazo para pagamento seria de 33 (trinta) dias. Ocorre <text:s/>que passados 33 (noventa) dias, não obtivemos recebimento e o retorno dado é sempre que está sob análise.Estando a documentação correta, pois até o momento não solicitaram mais nada, indago: porque não houve o devido pagamento? Qual o motivo de tanta demora? Pelo exposto, solicito providências urgentes. Atenciosamente,</text:p>
          </table:table-cell>
          <table:table-cell office:value-type="string" calcext:value-type="string">
            <text:p>Seguro de Pessoas</text:p>
          </table:table-cell>
        </table:table-row>
        <table:table-row table:style-name="ro1">
          <table:table-cell office:value-type="string" calcext:value-type="string">
            <text:p>Bom dia Gostaria de ter acesso a apolice de seguros deixadas pelo meu pai.Jose , CPF 333.333.333-33.</text:p>
          </table:table-cell>
          <table:table-cell office:value-type="string" calcext:value-type="string">
            <text:p>Seguro de Pessoas</text:p>
          </table:table-cell>
        </table:table-row>
        <table:table-row table:style-name="ro1">
          <table:table-cell office:value-type="string" calcext:value-type="string">
            <text:p>Solicito informações a respeito dos seguros de vida em nome de meu pai J, falecido em 33/33/3333. Bem como informações sobre as seguradoras.</text:p>
          </table:table-cell>
          <table:table-cell office:value-type="string" calcext:value-type="string">
            <text:p>Seguro de Pessoas</text:p>
          </table:table-cell>
        </table:table-row>
        <table:table-row table:style-name="ro1">
          <table:table-cell office:value-type="string" calcext:value-type="string">
            <text:p>CÓPIA DO CONTRATO DO SEGURO DE VIDA - APÓLICE Nº 333333333 - Produto registrado na SUSEP sob nº 33333.333333/3333-33</text:p>
          </table:table-cell>
          <table:table-cell office:value-type="string" calcext:value-type="string">
            <text:p>Seguro de Pessoas</text:p>
          </table:table-cell>
        </table:table-row>
        <table:table-row table:style-name="ro1">
          <table:table-cell office:value-type="string" calcext:value-type="string">
            <text:p>EM 33 de Dezembro de 3333 o Banco Santander fez um seguro de vida na Seguradora Santander e a gerente errou na data de meu nascimento e assim colocou a data da fundação de minha empresa ME| que era 33/33/3333 não condiz em absoluto com a data de meu nascimento e disse que a seguradora e o banco tinham meu cadastro atualizado em razão de diversos outros seguros feitos na entidade, acontece que em 3333 ou seja, seis anos pagando e sendo renovada a apólice do mesmo interrupidamente, eu tive um enfarte acudo do miocárdio e ao reclamar o beneficio do referido seguro feito e renovado por seis anos seguidos, a seguradora alegou que meu contrato fora feito em discordância da idade limite do segurado pois ja era superior a 33 anos de idade. Faço ver <text:s/>a autoridade reguladora que o contratante não interferi ou preenche tal formulário ou contrato e a seguradora teve quinze dias para negar tal seguro e nunca e jamais se pronunciou sobre tal fato, apenas se pronunciou na hora e dia da solicitação <text:s/>de pagamento do prêmio estipulado na apólice.Pergunto quem é o responsável pelo erro, o cliente ou a seguradora mesmo tendo o cadastro do cliente e não observou que a data de nascimento estava divergente do mesmo? </text:p>
          </table:table-cell>
          <table:table-cell office:value-type="string" calcext:value-type="string">
            <text:p>Seguro de Pessoas</text:p>
          </table:table-cell>
        </table:table-row>
        <table:table-row table:style-name="ro1">
          <table:table-cell office:value-type="string" calcext:value-type="string">
            <text:p>SOLICITO O CANCELAMENTO DA COBRANÇA INDEVIDA EM MEU BENEFICIO DO INSS. ESTE QUE NÃO SOLICITEI, AUTORIZEI E NEM FUI INFORMADA. ESTA EMPRESA DIZ QUE É UM CONTRATO AUTORIZADO PELA PREVIDENCIA INSS. ESTOU INDIGNADA!!! POIS POR PESQUISAS, HA VARIOS APOSENTADOS E PENSIONISTAS PASSANDO PELA MESMA SITUAÇÃO. DETALHE: ESTÃO DESCONTANDO DESDE 3333 O VALOR DE R$33,33 MENSAIS, SEM A AUTORIZAÇÃO E SEM O CONSENTIMENTO DO APOSENTADO E PENSIONISTA. SOLICITO O EXTORNO DOS VALORES COBRADOS INDEVIDAMENTE.</text:p>
          </table:table-cell>
          <table:table-cell office:value-type="string" calcext:value-type="string">
            <text:p>Seguro de Pessoas</text:p>
          </table:table-cell>
        </table:table-row>
        <table:table-row table:style-name="ro1">
          <table:table-cell office:value-type="string" calcext:value-type="string">
            <text:p>BOM DIA!ME CHAMO E, SOU REPRESENTANTE LEGAL DE GUSTAVO, INSCRITO SOB CPF DE Nº 333.333.333-33, O QUAL É CORRENTISTA DO BANCO SANTANDER, POSSUI EMPRÉSTIMO CONSIGNADO, FORMALIZADO EM 33/33/3333 TENDO SIDO O 3º VENCIMENTO EM 33/33/33 COM PREVISÃO PARA VENCIMENTO FINAL EM 33/33/3333, PORÉM, OCORRE QUE EM 33/33/3333, GUSTAVO FOI DIAGNOSTICADA COM LEUCEMIA LINFOBLÁSTICA AGUDA, MOMENTO EM QUE FOI SOLICITADO AFASTAMENTO IMEDIATO DA EMPRESA LATAM. COM ISSO AS PARCELAS DOS CONSIGNADOS COMEÇARAM A FICAR EM ABERTO JÁ QUE GUSTAVO ESTÁ RECEBENDO AUXILIO DOENÇA PELO INSS. FUI A AGENCIA REITERADAS VEZES, SABER SE HAVIA POSSIBILIDADE DE ACIONAR ALGUM TIPO DE SEGURO, SE HAVIA ALGUM, POR VEZES FUI INFORMADA PELOS GERENTES QUE NÃO SE ENQUADRAVA AO CASO. SOLICITEI O CONTRATO DOS CONSIGNADOS, PARA VERIFICAR SE REALMENTE NÃO HAVIA SEGURO, OU SE PODERIA HAVER ALGUM TIPO DE COBERTURA, TENDO EM VISTA A PERDA DA RENDA COM A DOENÇA E FUI INFORMADA DE QUE NÃO O ESTAVAM ENCONTRANDO. O CONSIGNADO TEM SEGURO PRESTAMISTA, PRECISO ACIONA-LO, MAS A INSTITUIÇÃO NEGA QUE GUSTAVO TENHA DIREITO POIS SÓ EXISTE COBERTURA EM DOIS CASOS, MORTE E PERDA DO EMPREGO SEM JUSTA CAUSA. PORÉM TOMEI CONHECIMENTO DE QUE INCAPACIDADES FÍSICAS TOTAL OU TEMPORÁRIA ( QUE PODEM SER CAUSADAS POR ACIDENTE OU DOENÇA, NO CASO DELE LEUCEMIA), TAMBÉM DÃO POSSILIDADE DE ACIONAR O SEGURO PRESTAMISTA. SEGUIMOS RECEBENDO MUITAS LIGAÇOES DIARIAS, SEM A MENOR POSSIBILIDE DE NESSE MOMENTO DIFICIL ARCAR COM A DIVIDA TENDO EM VISTA OS BAIXOS VALORES DO AUXILIO RECEBIDO, E OS INÚMEROS GASTOS COM MEDICAÇOES PARA SEGUIR O TRATAMENTO. NECESSITO DE ORIENTAÇÃO E AJUDA ´PARA CONSEGUIR ACIONAR O SEGURO PRESTAMISTA CONTRATADO.GRATA</text:p>
          </table:table-cell>
          <table:table-cell office:value-type="string" calcext:value-type="string">
            <text:p>Seguro de Pessoas</text:p>
          </table:table-cell>
        </table:table-row>
        <table:table-row table:style-name="ro1">
          <table:table-cell office:value-type="string" calcext:value-type="string">
            <text:p>A Sra. Eloína , 33, (CPF 333.333.333-33) sofreu queda doméstica em maio/33, desde então ficou acamada/paralisada, e já estava com Alzheimer. Foi cuidada pela única filha até meados de 3333, quando esta a agrediu, e, eu sendo o único irmão, passei a cuidar dela. Só então tomei ciência de que ela detinha um seguro de vida com o BB Seguros. Tenho sua Curatela concedida em juízo, e, assim preciso tomar ciência de todos os documentos que compõem o contrato inicial da minha irmã e de todo o processo de indenização pela queda. Ela perdeu toda a mobilidade dos membros inferiores, e o valor pago corresponde a 33% do capital segurado à época do sinistro; no entanto, como foi pago agora, não foi atualizado. Tenho buscado de todas as formas ter acesso aos documentos, mas em vão; como curador quero saber se tudo foi feito dentro da lei. Em mensagem enviada o BB Seguros diz que posso solicitar reavaliação, mas, como poder revisão se não tenho acessos aos documentos do contrato inicial e ao processo do sinistro? Agraço a atenção e as providências para que me sejam repassados todos os documentos.</text:p>
          </table:table-cell>
          <table:table-cell office:value-type="string" calcext:value-type="string">
            <text:p>Seguro de Pessoas</text:p>
          </table:table-cell>
        </table:table-row>
        <table:table-row table:style-name="ro1">
          <table:table-cell office:value-type="string" calcext:value-type="string">
            <text:p>Meu irmão faleceu, como faço na SUSEP se ele deixou seguro de vida em nome da minha mãe?</text:p>
          </table:table-cell>
          <table:table-cell office:value-type="string" calcext:value-type="string">
            <text:p>Seguro de Pessoas</text:p>
          </table:table-cell>
        </table:table-row>
        <table:table-row table:style-name="ro1">
          <table:table-cell office:value-type="string" calcext:value-type="string">
            <text:p>Fiz um seguro viajem para minha filha. Ela precisou de atendimento médico em emergência na cidade de Warrenton, no estado da Virgínia, Estados Unidos. O atendimento restringiu-se apenas a consulta médica. Solicitei o reembolso para seguradora Itaú, aviso de sinistro 33333333-333, e enviei as documentações pertinentes, porém, eles insistem em querer "Laudo médico atestando a ocorrência do evento coberto, com breve relato do ocorrido". <text:s/>Foi realizado consulta médica em emergência. Os meios legais e suficientes para comprovação do sinistro foram anexados através do envio da nota fiscal do hospital americano e adicionalmente também foi enviado a comprovação do pagamento do serviço pelo cartão de crédito. Relatório com sintomas, diagnósticos e outros detalhes médicos não são fornecidos por serviços de saúde americano devido confidencialidade do ato médico, principalmente por tratar-se de menor de idade. A seguradora alega que trata-se de recomendação da Susep. O que diz as decisões judiciais: Seguradora não deve exigir relatório médico se houver outro meio de prova. Exigir relatório médico do segurado não é razoável quando se pode provar por outros meios a ocorrência do sinistro coberto pelo seguro. A seguradora coloca como condição o fornecimento do relatório que não pode ser exigido tendo em vista que os pré-requisitos de comprovação do sinistro foram anexados e alegam que trata-se de orientação da Susep. Solicito informações embasadas juridicamente se realmente for orientação desse orgão.</text:p>
          </table:table-cell>
          <table:table-cell office:value-type="string" calcext:value-type="string">
            <text:p>Seguro de Pessoas</text:p>
          </table:table-cell>
        </table:table-row>
        <table:table-row table:style-name="ro1">
          <table:table-cell office:value-type="string" calcext:value-type="string">
            <text:p>Gostaria de saber se D possue algum tipo de seguro.</text:p>
          </table:table-cell>
          <table:table-cell office:value-type="string" calcext:value-type="string">
            <text:p>Seguro de Pessoas</text:p>
          </table:table-cell>
        </table:table-row>
        <table:table-row table:style-name="ro1">
          <table:table-cell office:value-type="string" calcext:value-type="string">
            <text:p>boa tarde!ao analisar o meu extrato bancário, percebi <text:s/>que existe um lançamento futuro de um pagamento programado a ASPECIR - UNIÃO SEGURADORA, no valor de R$ 33,33, o qual desconheço, e imediatamente efetuei o cancelamento do mesmo, em que ao mesmo tempo informei o meu gerente do banco, o qual questionei como alguém consegue registrar um pagamento sem autorização do correntista?(estou ainda aguardando a resposta)E para a minha surpresa, ao pesquisar sobre essa empresa no google, fica destacada registro no Reclame aqui por centenas de pessoas, todas com o mesmo questionamento, sendo que alguns casos a cobrança já estaria sendo realizada a algum tempo, sem que o correntista estivesse ciente dessa cobrança muitas vezes por se tratar de um <text:s/>idoso e não possuir controle da conta, portanto peço providências e investigação de VSas, por tratar-se na minha opinião de um crime.</text:p>
          </table:table-cell>
          <table:table-cell office:value-type="string" calcext:value-type="string">
            <text:p>Seguro de Pessoas</text:p>
          </table:table-cell>
        </table:table-row>
        <table:table-row table:style-name="ro1">
          <table:table-cell office:value-type="string" calcext:value-type="string">
            <text:p>Recusa de sinistro [333333] - B - Broker - R - 3333 - JOSE - 333333 alegando falta de preenchimento da DECLARAÇÃO Pessoal de Saúde. Feita contestação da Recusa por não concordar. De acordo com a SUSEPE <text:s/>SEGURO DE PESSOAS COM COBERTURA DE RISCO - "A sociedade seguradora tem o prazo de 33 (quinze) dias para se pronunciar quanto à proposta de seguro apresentada pelo segurado ou seu corretor. Encerrado este prazo, não tendo havido a recusa da seguradora, o seguro passa a ser considerado como aceito. A solicitação de documentos complementares, para análise e aceitação do risco ou da alteração proposta, poderá ser feita apenas uma vez, durante este prazo. Neste caso, o prazo de 33 (quinze) ficará suspenso, voltando a correr a partir da data em que se der a entrega da documentação. No caso de recusa, a seguradora deverá comunicar formalmente ao segurado a não aceitação do seguro, justificando a recusa". Isso não aconteceu. <text:s/>Caberia ao FUNCIONÁRIO da MetLife ou seu representante no Banco Itaú, ou seja a PESSOA AUTORIZADA A OFERECER O SEGURO negar e não dar andamento a Proposta de Contratação do Seguro. Mesmo com a alegada "OMISSÃO" na Declaração Pessoal de Saúde, na proposta de contratação do seguro, o pagamento foi feito, houveram débitos na conta corrente do JOSÉ a favor da MetLife Seguradora. Neste caso, o proponente tem cobertura do seguro entre a data de recebimento da proposta com adiantamento do prêmio e a data de formalização da recusa. Ainda, de acordo com a SUSEP como a seguradora MetLife não <text:s/>recusou a proposta, o seguro passou a ser considerado como aceito. <text:s/>Não houve comunicado formal ao segurado que de <text:s/>Não Aceitação do seguro, não houve justificava de recusa e não houve interrupção dos débitos mensais para pagamentos das mensalidades do seguro na conta do segurado. <text:s/>Não houve solicitação de documentos complementares, para análise e aceitação do risco ou da alteração proposta pela MetLife e previsto pela SUSEP. Não houve FORMALIZAÇÃO DA RECUSA pela MetLife até que ocorreu o óbito e <text:s/>foi feita a solicitação de pagamento do SINISTRO.Foram protocoladas RECLAMAÇÕES no SAC e na OUVIDORIA da MetLife protocolo 33333333 devido a demora nas respostas ao emails enviados com documentos e contestação da RECUSA.'</text:p>
          </table:table-cell>
          <table:table-cell office:value-type="string" calcext:value-type="string">
            <text:p>Seguro de Pessoas</text:p>
          </table:table-cell>
        </table:table-row>
        <table:table-row table:style-name="ro1">
          <table:table-cell office:value-type="string" calcext:value-type="string">
            <text:p>A demandante, senhora M é titular do seguro contratado junto ao Mongeral Aegon Seguros e Previdência S. A., cujos beneficiários atuais são duas filhas e um neto todos maiores de idade. Devido à condição de idosa maior de 33 anos, fez-se necessário eleger um representante para tratar das demandas junto à entidade seguradora, sendo a beneficiária Ma, a atual representante. Portanto, vimos solicitar uma análise apurada dos fatos relatados abaixo, sendo a mediação do Órgão fiscalizador - SUSEP, imprescindível, haja vista a necessidade de serem averiguadas possíveis irregularidades nos procedimentos aplicados por parte da seguradora.Dos fatos:Foram contratados 33(quatro) planos de seguro de vida, conforme descrito no quadro abaixo, sendo que “invalidez por acidente” e “AP Premiado” são planos casados ao Pecúlio por morte, porém, à exceção desse último, a premiação aos referidos planos é contemplada apenas em caso de morte acidental da segurada. Os valores dos benefícios e contribuições informadas no quadro abaixo, são referentes ao início da vigência de cada plano e em comparação, foi inserido o valor da contribuição do mês de maio/3333. Plano/Cobertura: <text:s text:c="37"/>Benefício (R$): <text:s text:c="3"/>Contribuição (R$): <text:s text:c="10"/>Início da Vigência <text:s text:c="101"/>Inicial <text:s text:c="2"/>Maio/3333 <text:s/>PECÚLIO POR MORTE <text:s text:c="29"/>33.333,33 <text:s text:c="17"/>33,33 <text:s text:c="6"/>333,33 <text:s text:c="19"/>33/33/3333INVALIDEZ POR ACIDENTE <text:s text:c="21"/>33.333,33 <text:s text:c="19"/>3,33 <text:s text:c="11"/>3,33 <text:s text:c="19"/>33/33/3333 <text:s text:c="22"/>AP PREMIADO MORTE ACIDENTAL <text:s text:c="6"/>33.333,33 <text:s text:c="19"/>3.33 <text:s text:c="9"/>33,33 <text:s text:c="19"/>33/33/3333VIDA INTEIRA – BENEFÍCIO P/MORTE <text:s text:c="4"/>3.333,33 <text:s text:c="17"/>33,33 <text:s text:c="7"/>333,33 <text:s text:c="18"/>33/33/3333TOTAL: <text:s text:c="54"/>33.333,33 <text:s text:c="15"/>333,33 <text:s text:c="7"/>333,33 <text:s text:c="7"/>Com a implementação dos reajustes anuais sobre as parcelas do seguro, sem que houvesse reajuste da pensão recebida pela segurada, consequentemente, ocorreu redução da renda mensal que afetou diretamente o seu meio de subsistência. <text:s/>Assim, sucederam-se as dificuldades para suprir suas necessidades básicas, como aquisição de medicamentos de uso contínuo, alguns de alto custo, produtos de alimentação e higiene pessoal, contratação de profissional para prestação de cuidados especiais, como massagem e fisioterapia domiciliar. Lembramos que os serviços prestados em domicílio não possuem a cobertura do plano de saúde da segurada (Sassepe), sendo o pagamento desses serviços feitos de forma particular. Esclarecemos ainda que, por um período de 33 anos (3333 a 3333) não houve reajuste da pensão recebida pela segurada.A partir de maio de 3333, o valor da contribuição chegou ao montante de R$ 333,33 (novecentos e sessenta e três reais e seis centavos), valor que representava 33,33% da renda mensal da segurada, Algo inconcebível, considerando suas necessidades e condições de saúde.Por esse motivo, tentamos de todas as formas possíveis um acordo com a entidade seguradora, no sentido de tornar menos penoso para a segurada o pagamento da contribuição mensal do seguro, considerando que o valor da pensão recebida não estava acompanhando os reajustes anuais aplicados e, com o propósito de evitar o cancelamento total do seguro e a consequente perda total do investimento, entramos em contato com a administração do Mongeral e os colocamos a par da situação. Diante dos fatos acima relatados, implementamos algumas ações junto ao Mongeral a fim de tornar possível o pagamento das parcelas mensais do seguro, sem que fosse afetado o único meio de subsistência da segurada. Seguem abaixo as ações realizadas, constando as datas, assunto e os respectivos protocolos de atendimento:DATA: <text:s text:c="23"/>ATENDIMENTO: <text:s text:c="11"/>ASSUNTO: <text:s text:c="57"/>PROTOCOLO: 33/33/3333 <text:s text:c="14"/>email <text:s text:c="19"/>alteração na forma de pagamento <text:s text:c="27"/>3333333333333/33/3333 <text:s text:c="14"/>whatsApp <text:s text:c="11"/>informação sobre o reajuste do seguro <text:s text:c="18"/>33333333333 33/33/3333 <text:s text:c="12"/>email <text:s text:c="19"/>contestação de fatura <text:s text:c="45"/>Não respondido 33/33/3333 <text:s text:c="12"/>presencial <text:s text:c="11"/>pedido de redução da contribuição <text:s text:c="24"/>33333333333 33/33/3333 <text:s text:c="12"/>presencial <text:s text:c="11"/>alteração da data de vencimento <text:s text:c="26"/>33333333333 33/33/3333 <text:s text:c="12"/>presencial <text:s text:c="11"/>cancelamento do plano Vida Inteira <text:s text:c="23"/>33333333333 <text:s/>Conforme demonstrado no quadro acima, após diversas tentativas de resolução do caso através do atendimento à distância, no dia 33/33/3333 comparecemos à Unidade do Mongeral em Recife/PE, e, diante das negativas à solicitação de revisão dos reajustes aplicados, não houve outra alternativa, senão de pedir o cancelamento do plano "Vida Inteira", que a segurada vinha pagando à 33 anos e a redução em 33% da contribuição do plano <text:s/>"Pecúlio por Morte", o que significa reduzir em 33% do benefício, e com isso, perdeu-se grande parte do investimento de 33 anos. Além disso, fomos informados que após o cancelamento do plano "Vida Inteira", não teríamos direito ao resgate de uma parte do valor investido. Relativamente ao plano “Vida Inteira”, adquirido em 3333, segundo consta nos arts. 3º e 3º das Condições Gerais, este seguro garante uma indenização ao beneficiário, no caso de morte natural ou acidental do segurado e possui prazo de vigência vitalício. No entanto, não ficou esclarecido no atendimento presencial, a significação do prazo de vigência vitalício.Na ocasião da aquisição deste seguro, acredita-se que houve falha de comunicação por parte do agente de vendas, em relação às informações prestadas à segurada, haja vista causar estranheza que ela desconhecesse que já possuía essas coberturas através dos planos “Pecúlio por Morte, Invalidez por acidente pessoal e AP Premiado”, contratados em 3333.Esclarecemos ainda que a segurada, contava com 33 anos de idade, na ocasião da contratação do <text:s/>seguro “Vida Inteira”, não tendo sido adequadamente orientada pelo corretor a viabilidade da aquisição, devido à atualização monetária anual acrescida de taxas incidentes sobre as parcelas de contribuição, em decorrência da mudança de faixa etária, o que onerou bastante o valor total da contribuição. Diante de todo o exposto, solicitamos uma análise do órgão fiscalizador de seguros, SUSEP, a fim de avaliar a possibilidade do Mongeral conceder o resgate de parte do investimento do seguro “Vida Inteira”, sendo este o objetivo principal desta reclamação.Atenciosamente,Ma</text:p>
          </table:table-cell>
          <table:table-cell office:value-type="string" calcext:value-type="string">
            <text:p>Seguro de Pessoas</text:p>
          </table:table-cell>
        </table:table-row>
        <table:table-row table:style-name="ro1">
          <table:table-cell office:value-type="string" calcext:value-type="string">
            <text:p>Preciso, de uma verificação desta apólice! Apólice número xxxx contratada em 3333American Express do Brasil Peço por favor a verificação dst apólice, si ainda está ativa. E se sim, com devo proceder!Dsd já agradeço imensamente!Aguardo retorno!Obrigada msm!Abço </text:p>
          </table:table-cell>
          <table:table-cell office:value-type="string" calcext:value-type="string">
            <text:p>Seguro de Pessoas</text:p>
          </table:table-cell>
        </table:table-row>
        <table:table-row table:style-name="ro1">
          <table:table-cell office:value-type="string" calcext:value-type="string">
            <text:p>O pai do meu filho faleceu e eu sei que ele tem nhã uma apólice de seguro de vida pois era feito desconto em folha um valor de seguro de vida. Gostaria de saber o número da apólice e o beneficiário para poder anexa lá ao inventário aberto junto ao fórum da comarca de São Vicente O nome do segurado: André CPF 333.333.333-33 DN 33/33/3333 Segue em anexo certidão de óbito do mesmo, RG do meu filho e minha habilitação para comprovar os que estou narrando </text:p>
          </table:table-cell>
          <table:table-cell office:value-type="string" calcext:value-type="string">
            <text:p>Seguro de Pessoas</text:p>
          </table:table-cell>
        </table:table-row>
        <table:table-row table:style-name="ro1">
          <table:table-cell office:value-type="string" calcext:value-type="string">
            <text:p>Solicito o cancelamento dos seguros prestamista contratos em meu nome, conforme descrito abaixo:Apólices: 3333333333333-3, 3333333333333-3 e 3333333333333-3.Contato pelo SAC, protocolo 3333333333Protocolo Consumidor Gov: <text:s/>3333.33/33333333333</text:p>
          </table:table-cell>
          <table:table-cell office:value-type="string" calcext:value-type="string">
            <text:p>Seguro de Pessoas</text:p>
          </table:table-cell>
        </table:table-row>
        <table:table-row table:style-name="ro1">
          <table:table-cell office:value-type="string" calcext:value-type="string">
            <text:p>Bom dia...por gentileza sou advogado e fui procurado pela viúva para saber sobre um seguro de vida deixado pelo seu falecido marido, porém ela não me sabe informar nenhum dado sobre tal seguro...gostaríamos de verificar junto a esse órgão a possibilidade de localizar algum seguro em nome de : Milton , inscrito no CPF nº 333.333.333-33.Desde já agradeço pela atenção e aguardo retorno.Abraços</text:p>
          </table:table-cell>
          <table:table-cell office:value-type="string" calcext:value-type="string">
            <text:p>Seguro de Pessoas</text:p>
          </table:table-cell>
        </table:table-row>
        <table:table-row table:style-name="ro1">
          <table:table-cell office:value-type="string" calcext:value-type="string">
            <text:p>Realizei alguns empréstimos consignados junto com o BANCO ALFA INVESTIMENTOS S.A e neles foram cobrados o seguro prestamista. Conforme o artigo 33 da Resolução 333/3333 da Susep: “É facultado ao segurado cancelar o seguro a qualquer tempo, ainda que anteriormente à extinção da obrigação”. Como o mesmo foi feito com venda casada junto ao empréstimo, solicito o cancelamento das cobranças realizadas nos contratos nº 333333333 - 333333333 - 333333333 - 333333333 - 333333333 - 333333333 - 333333333.Banco para devolução do valor: BANCO ITAÚ 333 - AG: 3333 C/C: 33333-3</text:p>
          </table:table-cell>
          <table:table-cell office:value-type="string" calcext:value-type="string">
            <text:p>Seguro de Pessoas</text:p>
          </table:table-cell>
        </table:table-row>
        <table:table-row table:style-name="ro1">
          <table:table-cell office:value-type="string" calcext:value-type="string">
            <text:p>Estou pagando um seguro de vida através da operadora <text:s/>Viver bem corretora de seguros CNPJ 33.333.333/3333-33 localizada R. Adolfo Inácio de Barcelos, 333 -Centro - Gravataí/RS, ocorre que em 33/33/3333 solicitei a segunda via do contrato <text:s/>bem como orientações para acionar o seguro pois tive que colocar uma prótese de quadril e estou deficiente física, ocorre que foi solicitado um prazo de 3 dias para o envio da copia do contrato bem como as orientações para <text:s/>dar entrada no seguro e ate o momento não recebi nada, solicito a intervenção desse órgão para que o meu direito de consumidora seja respeitado.</text:p>
          </table:table-cell>
          <table:table-cell office:value-type="string" calcext:value-type="string">
            <text:p>Seguro de Pessoas</text:p>
          </table:table-cell>
        </table:table-row>
        <table:table-row table:style-name="ro1">
          <table:table-cell office:value-type="string" calcext:value-type="string">
            <text:p>Olá, boa tarde!gostaria de saber se a minha esposa tinha algum seguro de vida disponivel, ela faleceu dia 33/33/3333, Mayara, CPF 333.333.333-33.</text:p>
          </table:table-cell>
          <table:table-cell office:value-type="string" calcext:value-type="string">
            <text:p>Seguro de Pessoas</text:p>
          </table:table-cell>
        </table:table-row>
        <table:table-row table:style-name="ro1">
          <table:table-cell office:value-type="string" calcext:value-type="string">
            <text:p>Gostaria de ter acesso ao numero e apólices de seguro auto dos anos de 3333 até 3333 no meu CPF xxxxxxxxxx para que eu possa juntar em processo.</text:p>
          </table:table-cell>
          <table:table-cell office:value-type="string" calcext:value-type="string">
            <text:p>Seguro de Pessoas</text:p>
          </table:table-cell>
        </table:table-row>
        <table:table-row table:style-name="ro1">
          <table:table-cell office:value-type="string" calcext:value-type="string">
            <text:p>Necessito informações, em quais seguradoras ainda tenho apólices de seguro de vida ativo.</text:p>
          </table:table-cell>
          <table:table-cell office:value-type="string" calcext:value-type="string">
            <text:p>Seguro de Pessoas</text:p>
          </table:table-cell>
        </table:table-row>
        <table:table-row table:style-name="ro1">
          <table:table-cell office:value-type="string" calcext:value-type="string">
            <text:p>Gostaria de saber de o meu pai João inscrito no CPF <text:s/>333.333.333-33 possui algum seguro vinculado em seu nome.</text:p>
          </table:table-cell>
          <table:table-cell office:value-type="string" calcext:value-type="string">
            <text:p>Seguro de Pessoas</text:p>
          </table:table-cell>
        </table:table-row>
        <table:table-row table:style-name="ro1">
          <table:table-cell office:value-type="string" calcext:value-type="string">
            <text:p>Meu pai, C, cpf 33333333333, faleceu em 33/33/33, e possuia desconto em folha: contrIb prev aberta - MG SERG. Entrei em contato com a empresa e a mesma solicitou que abrisse o processo de sinistro pelo site, fiz conforme solicitado e até então não tive nenhuma resposta, entro em contato com o 3333 e não sabem me informar nada a respeito, passam outro número 3333 que não condiz com o referente sinistro também.</text:p>
          </table:table-cell>
          <table:table-cell office:value-type="string" calcext:value-type="string">
            <text:p>Seguro de Pessoas</text:p>
          </table:table-cell>
        </table:table-row>
        <table:table-row table:style-name="ro1">
          <table:table-cell office:value-type="string" calcext:value-type="string">
            <text:p>Prezados, ocorreu o falecimento de meu pai, há pouco mais de 3 ano. Gostaria de saber, se existe uma maneira de me certificar, se ele deixou alguma apólice de seguro, ou plano de capitalização em algum banco ou entidade seguradora..Como proceder nesse caso.? Ele deixou a viuva minha mãe, atém de um irmão meu. Seriamos os 3 herdeiros necessários (no caso prováveis beneficiários)..</text:p>
          </table:table-cell>
          <table:table-cell office:value-type="string" calcext:value-type="string">
            <text:p>Seguro de Pessoas</text:p>
          </table:table-cell>
        </table:table-row>
        <table:table-row table:style-name="ro1">
          <table:table-cell office:value-type="string" calcext:value-type="string">
            <text:p>Gostaria de solicitar cópia/listagem de todos os seguros aos quais tenho direito como titular para fins de processo indenizatório decorrente de acidente de trânsito e invalidez.</text:p>
          </table:table-cell>
          <table:table-cell office:value-type="string" calcext:value-type="string">
            <text:p>Seguro de Pessoas</text:p>
          </table:table-cell>
        </table:table-row>
        <table:table-row table:style-name="ro1">
          <table:table-cell office:value-type="string" calcext:value-type="string">
            <text:p>Olá boa noite, nunca soube como encontrar seguros em meu nome pelo meu avô Rubens, gostaria de saber se existe algo em meu nome</text:p>
          </table:table-cell>
          <table:table-cell office:value-type="string" calcext:value-type="string">
            <text:p>Seguro de Pessoas</text:p>
          </table:table-cell>
        </table:table-row>
        <table:table-row table:style-name="ro1">
          <table:table-cell office:value-type="string" calcext:value-type="string">
            <text:p>Olá, boa tarde. eu gostaria de ter acesso a uma informação, meu pai, o Sr Joel, portador do CPF: 333.333.333-33 infelizmente veio a falecer.estou entrando em contato para saber se o mesmo possuía seguro de vida em seu nome. caso este não seja o melhor canal para buscar essa informação, peço gentilmente que me orientem sobre como proceder. desde já agradeço, </text:p>
          </table:table-cell>
          <table:table-cell office:value-type="string" calcext:value-type="string">
            <text:p>Seguro de Pessoas</text:p>
          </table:table-cell>
        </table:table-row>
        <table:table-row table:style-name="ro1">
          <table:table-cell office:value-type="string" calcext:value-type="string">
            <text:p>Preciso verificar a respeito de um seguro de vida. Meu esposo faleceu no ano de 3333, ele foi trabalhador da empresa UNIÃO AÇUCAR, atualmente COPERSUCAR, ele aposentou nesta empresa e durante toda vida foi informado a ele que seria detentor de um seguro de vida fornecido pela empresa aos ex-funcionários que se aposentassem na empresa. Ele participava todos os anos de uma reunião junto ao sindicato da empresa para renovar esse seguro, assinava a participação na reunião. Porém, após seu falecimento ao procurar a empresa para verificar a respeito de apólice ou mesmo o pagamento desse referido seguro, a empresa não comunica nem mesmo responde as solicitações, deixando sem qualquer possibilidade de requisitar ou verificar a veracidade do seguro. Gostaria de verificar se existe ou existia alguma apólice de seguro de vida feita em nome dele é JOÃO, CPF: 333.333.333-33.Para comprovação dos fatos narrados estou encaminhando os documentos assinados durante os anos para o sindicato representante da empresa na cidade de Limeira -SP.</text:p>
          </table:table-cell>
          <table:table-cell office:value-type="string" calcext:value-type="string">
            <text:p>Seguro de Pessoas</text:p>
          </table:table-cell>
        </table:table-row>
        <table:table-row table:style-name="ro1">
          <table:table-cell office:value-type="string" calcext:value-type="string">
            <text:p>Como faço para saber se existe algum seguro em meu nome?</text:p>
          </table:table-cell>
          <table:table-cell office:value-type="string" calcext:value-type="string">
            <text:p>Seguro de Pessoas</text:p>
          </table:table-cell>
        </table:table-row>
        <table:table-row table:style-name="ro1">
          <table:table-cell office:value-type="string" calcext:value-type="string">
            <text:p>gostaria de saber como posso consultar se meu falecido pai militar obtinha uma apolice de seguro, tenho informçao do cpf dele e da identidade militar. seria possivel fazer uma pesquisa atraves dos dados dele ?</text:p>
          </table:table-cell>
          <table:table-cell office:value-type="string" calcext:value-type="string">
            <text:p>Seguro de Pessoas</text:p>
          </table:table-cell>
        </table:table-row>
        <table:table-row table:style-name="ro1">
          <table:table-cell office:value-type="string" calcext:value-type="string">
            <text:p>Boa noite. Possuo uma Apólice de Seguros nº 333333333 SUSEP, refente à Renda Protegida Personnalité. Estou com Parkinson.Pergunto: qual o grau em que a doença deve estar para eu fazer jús ao recebimento de seguro.</text:p>
          </table:table-cell>
          <table:table-cell office:value-type="string" calcext:value-type="string">
            <text:p>Seguro de Pessoas</text:p>
          </table:table-cell>
        </table:table-row>
        <table:table-row table:style-name="ro1">
          <table:table-cell office:value-type="string" calcext:value-type="string">
            <text:p>Sou AAAAAA e pago o auxílio funeral Bradesco há mais de 33 anos, onde os beneficiários são minha esposa , meus filhos , minha enteada , meu sogro <text:s/>e minha mãe . Não sei explicar o motivo, mas por erros de digitação do próprio banco o seguro encontra-se em nome da minha esposa como titular, porém o desconto ocorre mensalmente em minha conta corrente.Acontece que há dois anos quando meu pai faleceu não pude utilizar o benefício, pois o banco não encontrou a proposta, visto que alegaram não encontrar devido a estar no nome da minha esposa, na correria não dei atenção e custeamos todo o trâmite, no entanto, precisei recentemente do <text:s/>auxílio, este que me <text:s text:c="2"/>foi negado novamente e explico o <text:s/>porque.Em 33/33/3333 minha mãe faleceu às 33h33min, nesta mesma data em torno das 33hs, devido a não estarmos em condições emocionais de tratarmos o assunto, um amigo próximo cujo nome RRRRR, representante da empresa (Pax Sousa Assistência Funeral CNPJ 33.333.333.3333/33) entrou em contato com a central, falou como atendente Bruno e foi orientado a encaminhar toda documentação e dados conforme anexo, onde posteriormente deveríamos mandar as notas fiscais dos gastos, todas em nome da titular para que assim fosse feito o ressarcimento.Acontece que, para nossa surpresa, ao fazer todo o processo, comprometer cartões de crédito devido a não termos como custear tamanho gastos naquele momento, e encaminhar as notas fiscais conforme solicitado, fomos informados que o Bradesco não iria realizar o ressarcimento, mesmo que o valor da apólice fosse superior ao valor gasto. A empresa Bradesco alegou que não trabalha com ressarcimento e sim, prestam os serviços funerários no momento solicitado, informação esta, improcedente com a informação dada pelo funcionário no dia do ocorrido. Assim sendo, possivelmente todas as ligações são gravadas, e o Bradesco por ser uma empresa conceituada deve ter a gravação em arquivo comprovando tal informação passada pelo atendente , comprovando a orientação, para tanto, peço esclarecimentos desta instituição.</text:p>
          </table:table-cell>
          <table:table-cell office:value-type="string" calcext:value-type="string">
            <text:p>Seguro de Pessoas</text:p>
          </table:table-cell>
        </table:table-row>
        <table:table-row table:style-name="ro1">
          <table:table-cell office:value-type="string" calcext:value-type="string">
            <text:p>boa tarde, meu nome é Adriana, OAB/MG 333333 sou advogada do Sr. Carlos. Estou precisando dos contratos de empréstimos consignados e em conta do Sr. carlos, pois junto às entidades bancárias tais documentos não forma fornecidos. O Sr. Carlos deseja resgatar os seguros dos referidos empréstimos e necessita dos valores e contratos. Peço a gentileza que sejam enviados para o meu email: email. Gostaria de informações também de como proceder e a qual setor direcionar os pedidos para efetivar o resgate destes seguros. Desde já agradeço a atenção dispensada aguardando o envio dos documentos. Att. Adriana </text:p>
          </table:table-cell>
          <table:table-cell office:value-type="string" calcext:value-type="string">
            <text:p>Seguro de Pessoas</text:p>
          </table:table-cell>
        </table:table-row>
        <table:table-row table:style-name="ro1">
          <table:table-cell office:value-type="string" calcext:value-type="string">
            <text:p>OLÁVENHO AQUI TRAZER TODA A MINHA INDIGNAÇÃO COM A EMPRESA DE NOME <text:s/>“COMPREV, BAMCO PAULISTA” FIZ UM EMPRESTIMO CONSIGNADO COM ESTA EMPRESA HÁ EXATOS 33 MESES ATRÁS, NOS SEGUINTES MOLDES: PEGEI UM DETERMINADO VALOR ACHO QUE 33 MIL REAIS PARA PAGAR 33 X DE 333,33 REAISAÁ 3.3 % A/M, SENDO ASSIM IREI PAGAR AO FINAL 33.333 MIL REAIS. POIS BEM, JÁ PAGUEI 33 DOS 33 MESES E VENHO CHAMANDO O BANCO PARA NEGOCIAR O SALDO RESTANTE. COMO RESPOSTA, ELES NÃO ACEITAM REDUÇÃO DE PARCELAS, REDUÇÃO DOS JUROS DE JUROS QUE HOJE ESTÁ EM <text:s/>3.3 A/M. A ÚNICA PROPOSTA QUE ELES ME FAZEM É DE ME DÁ UM TROCO PARA EU VOLTAR A PAGAR MAIS 333 MESES, EU NÃO SOU ESCRAVO DE NINGUÉN, ACHO UM DESAFORO A FORMA COMO ESSA EMPRESA TRATA SEUS CLIENTES. LIGUEI LÁ PARA PEDIR QUE ME ENVIASSE A ÚLTIMA PARCELA DO CONTRATO COM DESCONTO É CLARO, A PARCELA DE NÚMERO 33 E PASMEM,ELES ME DISSERAM QUE A INSTITUIÇÃO NÃO TRABALHA DESSA MANEIRA, SENDO ASSIM RESTARIA PARA MIM, SE EU QUIZESSE, PAGAR TODO O SALDO DEVEDOR DE UMA ÚNICA VEZ. <text:s/>É DESUMANO SER <text:s/>TRATADO DESSE JEITO. ESSE PAIS AINDA TEM JEITO, POIS EXISTEM ORGÃO IDÔNEOS COMO A SUSEP, ACREDITO NO TRABALHO DE VCS.AGUARDO RESPOSTAS DE VCS.MUITO OBRIGADO.JEAN , CPF 333 333 333-33</text:p>
          </table:table-cell>
          <table:table-cell office:value-type="string" calcext:value-type="string">
            <text:p>Seguro de Pessoas</text:p>
          </table:table-cell>
        </table:table-row>
        <table:table-row table:style-name="ro1">
          <table:table-cell office:value-type="string" calcext:value-type="string">
            <text:p>Boa tarde ,Gostaria de saber se possui algum seguro de vida ativo por alguma instituição?</text:p>
          </table:table-cell>
          <table:table-cell office:value-type="string" calcext:value-type="string">
            <text:p>Seguro de Pessoas</text:p>
          </table:table-cell>
        </table:table-row>
        <table:table-row table:style-name="ro1">
          <table:table-cell office:value-type="string" calcext:value-type="string">
            <text:p>como consigo consultar qual a seguradora o falecido deixou o seguro de vida?</text:p>
          </table:table-cell>
          <table:table-cell office:value-type="string" calcext:value-type="string">
            <text:p>Seguro de Pessoas</text:p>
          </table:table-cell>
        </table:table-row>
        <table:table-row table:style-name="ro1">
          <table:table-cell office:value-type="string" calcext:value-type="string">
            <text:p>por favor preciso informação sobre APOLICE DE seguros de vida em nome de G CPF 333.333.333-33 COM BENEFICIARIOS S CPF 333.333.333-33. MUITO OBRIGADO.</text:p>
          </table:table-cell>
          <table:table-cell office:value-type="string" calcext:value-type="string">
            <text:p>Seguro de Pessoas</text:p>
          </table:table-cell>
        </table:table-row>
        <table:table-row table:style-name="ro1">
          <table:table-cell office:value-type="string" calcext:value-type="string">
            <text:p>Falo em nome de meu pai, do qual sou procurador, solicitando Assistência Judiciária e um parecer frente a uma solicitação junto a uma empresa regulada pela Susep, sendo a Icatu Seguros.Devido a uma condição de invalidez por doença de meu pai, entrei com um processo de sinistro por IFPD junto a seguradora, que depois de muito custo e briga, foi deferido e pago. Porém, o pagamento retroagiu para uma data de início da doença, sendo mês 33/3333, constante em laudo médico.Diante disso, solicitei a devolução e ressarcimento dos valores pagos, após a data do sinistro, referentes às mensalidades do seguro de vida de meu pai, pois, pelo meu entendimento, o pagamento deste período pós sinistro foi desnecessário e não devido, pelo fato que o sinistro retroagiu a uma data passada, ou seja findou-se o seguro na data do sinistro, inexistindo assim, posteriormente à mesma. Não sendo devidos, portanto, os pagamentos posteriores à data de sinistro, o que justifica o ressarcimento pleiteado.Entendo que o seguro deixou de existir na data que retroagiu o pagamento do sinistro, porém a Icatu Seguros, em decisão arbitrária e unilateral, indeferiu minha solicitação de ressarcimento dos pagamentos, alegando que ao longo do período após data na qual o sinistro retroagiu, meu pai ficou coberto pela apólice do seguro contratado. Porém, após o pagamento do sinistro retroagido, em nenhum momento foi me dado a opção de continuar os pagamentos mensais e, consequentemente, meu pai continuar segurado. Oras, se enquanto meu pai estava pagando regularmente o seguro, o mesmo estava coberto, por que não mantiveram a cobertura e a possibilidade de meu pai permanecer segurado e pagando as mensalidades ?? Porque, após um sinistro a apólice se extingue, ou seja, deixa de existir. E, não existindo, não existem pagamentos. Do contrário, se a apólice estava vigente, por que não foi pago o pagamento do sinistro em sua totalidade ?? Pois meu pai continua doente e incapaz !!Desta forma, solicito que a Susep, entidade que regula os planos de seguro no Brasil, me auxilie no entendimento desta questão e também me auxilie frente a uma empresa regulada pela Susep, pois em contato com a ouvidoria desta empresa foi negado todo o que relatei e pleiteei junto à Icatu. Porém, quem julgou e deu a decisão final em meu caso, foi parte interessada no processo. Por isso também solicito apoio da Susep em avaliar como uma terceira parte, independente, nesta situação.Aguardo parecer e comentários.</text:p>
          </table:table-cell>
          <table:table-cell office:value-type="string" calcext:value-type="string">
            <text:p>Seguro de Pessoas</text:p>
          </table:table-cell>
        </table:table-row>
        <table:table-row table:style-name="ro1">
          <table:table-cell office:value-type="string" calcext:value-type="string">
            <text:p>Boa noite, estou a mais de um ano em luta com a Metlife seguros, uma empresa desonesta, não atende telefonemas, se nega ao atendimento, não respondem e-mails, me foi embutido um seguro, que cancelei o ano passado, por tanto a mais de um ano, fiz os cancelamentos junto ao banco Itaú e junto a metlife, banco Itaú me devolveu valores cobrados, metlife nunca cancelou e o Itaú por sua vez continuou a cobrar junto ao banco. Qd recebi um documento em casa dizendo que o seguro havia sido renovado e o valor havia mudado tb, comecei meus contatos com esta empresa desonesta que nunca me respondeu inúmeros e-mails e ligações eles derrubam, qd se diz que quer cancelar. Fui ao banco e levaram mais de um mês para me darem resposta, banco fez ligação direta para a metlife em julho, qd finalmente consegui cancelar seguro, ocorre que tinham valores a me restituir e eles desonestamente, disseram ao banco que não acharam pedido de cancelamento, sendo que a atendente que consegui falar através do banco me disse que tinha pago mais de 33 parcelas e que teria reembolso e mais uma vez desonestamente continuaram me cobrando e o Banco por sua tirou o corpo fora devido as informações passadas por esta seguradora desonesta que se nega a cancelar e qd se cancela eles continuam a cobrar, não consigo falar com eles, e-mails não respondem, reclamações no Reclame Aqui nem tomam conhecimento. <text:s/>Esta seguradora é desonesta, quero a devolução de meu dinheiro que me foi debitado de minha conta, sendo que o seguro tinha sido cancelado a mais de um ano. Esta seguradora é desonesta, e mais renovaram o seguro e disseram que foi renovado pq eu solicitei e assinei presencialmente, mentira, pedi apólice que assinei e nunca me mandaram nada e não atendem ligações, e-mails. São desonestos e mal intencionados. Recorri a vcs pq com eles e inviável, insisto são desonestos. Desejo meu dinheiro de volta pq me cobraram um seguro que cancelei dois meses após adquirido e que me foi embutido sem meu desejo. Este órgão que rege precisa tomar providência, uma vez que o pobre do cliente é enganado e ludibriado por empresas que se aproveitam da boa vontade do cliente, insisto são desonestos. Estarei a disposição dos senhores para qq esclarecimentos. Obrigada </text:p>
          </table:table-cell>
          <table:table-cell office:value-type="string" calcext:value-type="string">
            <text:p>Seguro de Pessoas</text:p>
          </table:table-cell>
        </table:table-row>
        <table:table-row table:style-name="ro1">
          <table:table-cell office:value-type="string" calcext:value-type="string">
            <text:p>Olá boa tarde.Com a revogação da Circular SUSEP 333/33 pela Circular SUSEP 333/33, quero saber como ficou a nomenclatura das coberturas adicionais de invalidez por doença, que foram alteradas em 3333, ou sejam voltou a ser IPD ou manteve a IPDF? Tanto para os contratos antigos quanto para os novos?No aguardo.Estejas bem, estejas com Deus.Ângelo</text:p>
          </table:table-cell>
          <table:table-cell office:value-type="string" calcext:value-type="string">
            <text:p>Seguro de Pessoas</text:p>
          </table:table-cell>
        </table:table-row>
        <table:table-row table:style-name="ro1">
          <table:table-cell office:value-type="string" calcext:value-type="string">
            <text:p>No dia 33/33/3333 acionei o seguro viagem My Travel Assist (Protocolo 333333) pois não estava me sentindo bem. Mesmo eu dizendo que precisava de um médico presencial desde o início, no dia 33, insistiram que eu deveria passar pela telemedicina antes do atendimento presencial e fiz a consulta por telemedicina. Mesmo com a indicação da médica, tive que insistir para marcarem uma consulta presencial. Abriram um novo Protocolo para marcarem um atendimento presencial (3333). No final do dia 33, ainda sem atendimento presencial, meu noivo foi comprar os remédios que a médica da telemedicina prescreveu e parece que a prescrição era só para o Reino Unido. No dia 33/33 me mandaram para outra cidade para fazer o atendimento presencial, me passaram o endereço errado e depois de muito rodar encontrei o local e era uma Estação de Ambulância, então só tinha um paramédico e ele achou que eu estava de brincadeira pois eles só fazem atendimento quando alguém precisa da ambulância. No dia 33, ainda sem atendimento falei pra eles que estava desistindo e abriria a reclamação na SUSEP quando voltasse ao Brasil, no dia 33/33/3333. No entanto, continuei testando positivo para COVID e tive que remarcar meu voo. E pra piorar, a seguradora não quer extender meu seguro pois estou com COVID. Ou seja, depois de não fornecer o atendimento que eu precisava, agora negam a extensão do seguro viagem e outras operadoras não me permitem contratar o seguro pois já estou em viagem e estou doente. Tenho todas as conversas com a seguradora, caso vocês necessitem.</text:p>
          </table:table-cell>
          <table:table-cell office:value-type="string" calcext:value-type="string">
            <text:p>Seguro de Pessoas</text:p>
          </table:table-cell>
        </table:table-row>
        <table:table-row table:style-name="ro1">
          <table:table-cell office:value-type="string" calcext:value-type="string">
            <text:p>A muito anos atrás fiz um seguro de vida em grupo através do Cartão Credicard mas que depois passou para o Itaucard conforme carta do Itau em anexo. Esse seguro vinha sendo descontado no Cartão Itaucard até que, conforme informações obtidas no Itau Seguros, em junho de 3333 com troca do numero do cartão efetuada pelo Itaucard, os descontos não mais foram realizados, quando agora analisando minha fatura e pensando no seguro de vida fui entrar em contato com Itau Seguros para desvendar o que aconteceu. Eles me informaram que o seguro foi cancelado por falta de pagamento. No entanto, em nenhum momento eles me informaram o débito. Por conseguinte, ou eles me cobram o debito agora ou me devolvem tudo que paguei com a devida correção monetária. Antes de apelar para o Poder Judiciário, estou tentando uma solução administrativa junto a este Órgão de Controle para obter a reabertura do seguro ou ressarcimento dos premios pagos até a data do cancelamento unilateral efetuado pelo Itau Seguros SA. </text:p>
          </table:table-cell>
          <table:table-cell office:value-type="string" calcext:value-type="string">
            <text:p>Seguro de Pessoas</text:p>
          </table:table-cell>
        </table:table-row>
        <table:table-row table:style-name="ro1">
          <table:table-cell office:value-type="string" calcext:value-type="string">
            <text:p>Meu falacido, na epoca do seu falecimento, acreditasse que havia seguro de vida em seu nome.Como fasso para consultar ?</text:p>
          </table:table-cell>
          <table:table-cell office:value-type="string" calcext:value-type="string">
            <text:p>Seguro de Pessoas</text:p>
          </table:table-cell>
        </table:table-row>
        <table:table-row table:style-name="ro1">
          <table:table-cell office:value-type="string" calcext:value-type="string">
            <text:p>Olá meu pai faleceu em março desse ano e ele tinha falado que tinha feito um seguro de vida mais não falou onde foi feito o seguro de vida dele. E queria saber onde foi feito </text:p>
          </table:table-cell>
          <table:table-cell office:value-type="string" calcext:value-type="string">
            <text:p>Seguro de Pessoas</text:p>
          </table:table-cell>
        </table:table-row>
        <table:table-row table:style-name="ro1">
          <table:table-cell office:value-type="string" calcext:value-type="string">
            <text:p>Boa tarde represento um cliente (procuração em anexo), que recentemente se envolveu em um acidente grave de trânsito em decorrência de culpa exclusiva da outra parte.Necessitamos de informação a respeito de eventual seguro que esse veículo possa ter, ou onde localizo essa informação, sendo os dados do veículo: Placa ALD3333, do proprietário L do CPF: 333.333.333-33.</text:p>
          </table:table-cell>
          <table:table-cell office:value-type="string" calcext:value-type="string">
            <text:p>Seguro de Pessoas</text:p>
          </table:table-cell>
        </table:table-row>
        <table:table-row table:style-name="ro1">
          <table:table-cell office:value-type="string" calcext:value-type="string">
            <text:p>Gostaria de informações se tenho seguro ou previdência privada em meu nome.</text:p>
          </table:table-cell>
          <table:table-cell office:value-type="string" calcext:value-type="string">
            <text:p>Seguro de Pessoas</text:p>
          </table:table-cell>
        </table:table-row>
        <table:table-row table:style-name="ro1">
          <table:table-cell office:value-type="string" calcext:value-type="string">
            <text:p>Faça upgrade para um Gmail mais inteligenteE-mail seguro, rápido e organizadoABRIRReferente ao Protocolo: 33333.333333/3333/33, informações complementares:Contrato de Seguro de Vida com data de adesão em 33 33 3333; através do contrato de adesão ao Cartão de Crédito CREDICARD; garantido por METROPOLITAN LIFE SEG. E PREV. PRIVADA S/A, CNPJ. 33.333.333/3333-33, Código de Registro SUSEP: 3333-3. Estipulantes: Banco CITICARD, CNPJ: 33.333.333/3333-33, Nº Certificados: 333.33333 e 333.33333, Apólice Nº 3.33.3333.333, Nº Proc. SUSEP: 33.333.333/33-33; Banco ITAÚ UNIBANCO HOLDING S/A, CNPJ: 33.333.333/3333-33, Certificados: 33.333.333 e 33.333.333, Apólice Nº 3333.33.3333333333, Nº Proc. SUSEP: 33.333.333/33-33; Pagamento do Seguro, vencimento vinculado à fatura do cartão de crédito CREDICARD, Periodicidade Mensal, Nº Cartão CREDICARD (Atual): 333333******3333.Contatos com o Banco Itaú – Central de Seguros: em 33 33 3333, protocolo Nº 33333333333333333, não obtive resposta; em 33 33 3333, protocolo Nº 333333333333333333, ratificando as mesmas reclamações, posteriormente, ainda nesse mesmo dia, recebi contato do Banco Itaú – Central de Seguros, somente para confirmar que havia recebido minhas solicitações, que fariam análises e estudos e eu seria informado, gerando o protocolo Nº 333333333; em 33 33 3333 recebi mensagem via E-mail da Itaú Seguros/CSG, relatando que minha ocorrência protocolada, havia sido tratada e atendida. Na realidade nada foi atendido em minhas solicitações e reclamações.Observação: embora tenha solicitado a Apólice do Seguro, por vários contatos e por todos esses anos, em contatos com a Central de Atendimento do Cartão de Crédito Credicard, nunca fui atendido.Mantive contatos com a METLIFE, em 33 33 3333, solicitei informações e os documentos originais, acerca das Apólices do seguro citadas acima, as quais nunca as recebi, gerou os protocolos números: 33333333, 33333333 e 33333333. Solicitei as apólices para análise e esclarecimentos, porém não fui atendido em minhas solicitações. Considerando o exposto e as inúmeras solicitações, isso por vários anos, todas sem sucesso, estou solicitando apoio e orientações da SUSEP - Superintendência de Seguros Privados, na possibilidade de ser atendido em minhas solicitações.Sds,Eliberto , CPF: 333.333.333-33.</text:p>
          </table:table-cell>
          <table:table-cell office:value-type="string" calcext:value-type="string">
            <text:p>Seguro de Pessoas</text:p>
          </table:table-cell>
        </table:table-row>
        <table:table-row table:style-name="ro1">
          <table:table-cell office:value-type="string" calcext:value-type="string">
            <text:p>GOSTARIA DE SABER SE HA SEGURO DE VIDA EM NOME DO MEU FALECIDO PAISINVAL PORTADOR DO RG 33333333CPF 333.333.333-33</text:p>
          </table:table-cell>
          <table:table-cell office:value-type="string" calcext:value-type="string">
            <text:p>Seguro de Pessoas</text:p>
          </table:table-cell>
        </table:table-row>
        <table:table-row table:style-name="ro1">
          <table:table-cell office:value-type="string" calcext:value-type="string">
            <text:p>Meu avô Antonio (CPF 333.333.333-33) faleceu, conforme certidão de óbito em anexo. Assim, gostaria de requerer que a SUSEP informe se há registro de seguro de vida (ou qualquer outro) em nome do meu avô (CPF acima). Se a resposta for positiva, qual seria a seguradora, a apólice e demais informações?Obrigado.</text:p>
          </table:table-cell>
          <table:table-cell office:value-type="string" calcext:value-type="string">
            <text:p>Seguro de Pessoas</text:p>
          </table:table-cell>
        </table:table-row>
        <table:table-row table:style-name="ro1">
          <table:table-cell office:value-type="string" calcext:value-type="string">
            <text:p>Por favor, eu venho por meio desta, para pedir a seguinte informação:Em 3333, eu trabalhei em empresa, que pagava um seguro de vida para os seus funcionários, tendo um desconto em folha de pagamento referente a um valor em virtude desse seguro...Porém a empresa, não me entregou a apólice desse seguro, para que eu tivesse acesso a essa informação de qual era as coberturas e muito menos o nome da seguradora em qual era a recebedora do valor que era descontado em minha filha de pagamento.Por favor, eu gostaria de informações, se existe um órgão gestor e regulador de seguro de vida...Para que eu possa ter acesso a informação do arquivo sobre a existência desse seguro de vida contratado, onde tinha eu como beneficente?Desde já muito obrigado pela atenção e peço o Deferimento.</text:p>
          </table:table-cell>
          <table:table-cell office:value-type="string" calcext:value-type="string">
            <text:p>Seguro de Pessoas</text:p>
          </table:table-cell>
        </table:table-row>
        <table:table-row table:style-name="ro1">
          <table:table-cell office:value-type="string" calcext:value-type="string">
            <text:p>Boa tarde tudo bemMeu nome é julianeSou dependente de um seguro de vida da instituição CapemisaSolicitei o contrato assinado pelo contratante e foi me enviado somente a proposta de inscriçãoNão me enviaram o contratoO valor a receber e nem o extrato de pagamento de todos os meses pagosGostaria que solicitasse por favorPara ver os valores pois não foi me enviado nadaContratante :JenarioCpf do contratante 333333333-33Dependente:julianeGrau de parentesco:filha</text:p>
          </table:table-cell>
          <table:table-cell office:value-type="string" calcext:value-type="string">
            <text:p>Seguro de Pessoas</text:p>
          </table:table-cell>
        </table:table-row>
        <table:table-row table:style-name="ro1">
          <table:table-cell office:value-type="string" calcext:value-type="string">
            <text:p>pesquisa de apólice seguro processo nº Processo nº 3333333.33.3333.3.33.3333</text:p>
          </table:table-cell>
          <table:table-cell office:value-type="string" calcext:value-type="string">
            <text:p>Seguro de Pessoas</text:p>
          </table:table-cell>
        </table:table-row>
        <table:table-row table:style-name="ro1">
          <table:table-cell office:value-type="string" calcext:value-type="string">
            <text:p>Prezados,Meu esposo faleceu em 33/33/3333 e me deixou poucas informações a respeito de seguro de vida e assuntos semelhantes. Dessa forma, poderiam me orientar qual o procedimento que devo adotar para saber quais são os seguros de vida que ele possuía até a data do óbito bem como planos de previdência?</text:p>
          </table:table-cell>
          <table:table-cell office:value-type="string" calcext:value-type="string">
            <text:p>Seguro de Pessoas</text:p>
          </table:table-cell>
        </table:table-row>
        <table:table-row table:style-name="ro1">
          <table:table-cell office:value-type="string" calcext:value-type="string">
            <text:p>nº da apólice: 333333nº do sinistro: 33333333333333////////Seguradora Bradesco Seguro Vida e Previdência, não que pagar a apólice./////////Em 33 de fevereiro de 3333, sofri acidente de trabalho, onde trabalhei como vigilante de carro forte. E nessa data (33/3/3333) reagi a um assalto, e nesse assalto fui baleado e atingido no fêmur do lado esquerdo. Desde então fiquei encostado pelo INSS, e esse ano na data de 33 de junho de 3333 foi concedido aposentadoria por invalidez (acidente de trabalho cod. 33) nº do beneficio 333.333.333-3.E assim me aposentei dei entrada no sinistro 33 de agosto de 3333, enviei todos os documentos solicitados pela seguradora, porém a mesma concluiu na data 33 de novembro de 3333, que eu não tenho direito ao seguro, pois alega que a incapacidade apresentada não se enquadra no Conceito de Acidente Pessoal e quer que de entrada como Doença Funcional.Só no <text:s/>meu caso se trata de ACIDENTE DE TRABALHO.Peço humildemente que analise as condutas praticadas pela seguradora.Estarei enviando documentos para melhores esclarecimentos.</text:p>
          </table:table-cell>
          <table:table-cell office:value-type="string" calcext:value-type="string">
            <text:p>Seguro de Pessoas</text:p>
          </table:table-cell>
        </table:table-row>
        <table:table-row table:style-name="ro1">
          <table:table-cell office:value-type="string" calcext:value-type="string">
            <text:p>Boa tarde.Meu cunhado faleceu dia 33/33/3333, de acidente de moto, e não sabemos se ele tinha seguro da moto ou outro seguroEntão pergunto se B de CPF n.º 333.333.333-33, tem algum seguro, para nós familiares darmos andamento as documentações?</text:p>
          </table:table-cell>
          <table:table-cell office:value-type="string" calcext:value-type="string">
            <text:p>Seguro de Pessoas</text:p>
          </table:table-cell>
        </table:table-row>
        <table:table-row table:style-name="ro1">
          <table:table-cell office:value-type="string" calcext:value-type="string">
            <text:p>Gostaria de saber se meu pai, <text:s/>falecido, <text:s/>deixou algum seguro. <text:s/>Nome D, CPF 333 333 333 33 Obrigada</text:p>
          </table:table-cell>
          <table:table-cell office:value-type="string" calcext:value-type="string">
            <text:p>Seguro de Pessoas</text:p>
          </table:table-cell>
        </table:table-row>
        <table:table-row table:style-name="ro1">
          <table:table-cell office:value-type="string" calcext:value-type="string">
            <text:p>A família de Plinio precisa de informações a respeito de seguros de vida existente em nome deleContato pode ser feito através do celular de Daniela 33-333333333</text:p>
          </table:table-cell>
          <table:table-cell office:value-type="string" calcext:value-type="string">
            <text:p>Seguro de Pessoas</text:p>
          </table:table-cell>
        </table:table-row>
        <table:table-row table:style-name="ro1">
          <table:table-cell office:value-type="string" calcext:value-type="string">
            <text:p>Bom dia, meu <text:s/>namorado faleceu havia me falado que tinha seguro de vida porem não achei a apólice como faço para consultar?</text:p>
          </table:table-cell>
          <table:table-cell office:value-type="string" calcext:value-type="string">
            <text:p>Seguro de Pessoas</text:p>
          </table:table-cell>
        </table:table-row>
        <table:table-row table:style-name="ro1">
          <table:table-cell office:value-type="string" calcext:value-type="string">
            <text:p>Bom dia, meu nome é L, motivo do meu contato é porque não recebi dinheiro esquecido no valores a receber, <text:s/>e por esse motivo gostaria de saber sobre um título de capitalização TC Bamerindus em que paguei 33 parcelas , isso foi no ano de 3333 , o banco foi vendido para o HSBC e em seguida para o Bradesco, procurei na agência do Bradesco e disseram que não tem nada no meu nome referente a título de capitalização. , Existe alguma forma de recuperar esse dinheiro com as correções monetárias ? Obrigado.</text:p>
          </table:table-cell>
          <table:table-cell office:value-type="string" calcext:value-type="string">
            <text:p>Seguro de Pessoas</text:p>
          </table:table-cell>
        </table:table-row>
        <table:table-row table:style-name="ro1">
          <table:table-cell office:value-type="string" calcext:value-type="string">
            <text:p>No dia 33/33/33 sobre o protocolo: 33333333333, foi aberto sinistro vida de meu cliente M, onde eu F sou procuradora do mesmo, sobre um acidente de transito ocorrido no dia 33/33/33, por este motivo acionei o seguro de vida da seguradora Itaú seguros S.A. Assim, o tramite do processo prosseguiu até a data onde foi marcado e realizado a pericia medica, no dia 33/33/33, Sendo assim o mesmo compareceu a pericia e no dia 33/33/33 foi realizado um pagamento de R$ 3.333 ( mil e quinhentos reais) mas é onde começa o problema, meu cliente tem uma debilidade de 33% (intenso) no membro inferior esquerdo, isso é a porcentagem que um medico especialista faz o diagnostico para uma debilidade, para uma invalidez permanente, sendo assim comprovada e atestada por relatório medico , como a seguradora exige. a seguradora fez um calculo sobre o tornozelo somente, mas não estamos falado somente de um tornozelo e sim de um membro com sequela por inteiro, estamos falando do membro inferior por inteiro, como consta em laudo medico apresentado para a seguradora, onde a mesma ignorou o resultado. o segurado M tem uma apólice de R$ 33.333 ( trinta mil reais) para poder suportar este tipo de acidente, e os mesmo não estão cumprindo com o seguro contratado, pois forneceram um valor inferior, é visível que meu cliente tem dificuldades na vida pessoal e na vida profissional devido está debilidade, onde esta sequela não deixa ter uma vida norma, ninguém pede para passar por momentos como esses, mas contrata seguros de vida ´para no mínimo poder amparar quando necessário, e chega no momento e não o faz. acredito que deva ser reanalisado este caso, onde deve se comprometer em pagar pelo membro por inteiro como indica a invalidez permanente em relatório, este valor é muito inferior a sua debilidade, sobre tudo que tem passado e vai passar ao longo de sua jornada de vida. assim volto a inteirar um pedido de reanalise , onde seja pago por inteiro sua debilidade, para a seguradora poder cumprir com o contrato assinado entre as partes</text:p>
          </table:table-cell>
          <table:table-cell office:value-type="string" calcext:value-type="string">
            <text:p>Seguro de Pessoas</text:p>
          </table:table-cell>
        </table:table-row>
        <table:table-row table:style-name="ro1">
          <table:table-cell office:value-type="string" calcext:value-type="string">
            <text:p>Preciso de ajuda para realizar consulta de um seguro de vida de um tio falecido a 33 anos, no qual sou beneficiário. </text:p>
          </table:table-cell>
          <table:table-cell office:value-type="string" calcext:value-type="string">
            <text:p>Seguro de Pessoas</text:p>
          </table:table-cell>
        </table:table-row>
        <table:table-row table:style-name="ro1">
          <table:table-cell office:value-type="string" calcext:value-type="string">
            <text:p>Minha esposa está aguardando desde 33/33/3333 o recebimento do sinistro do seguro relativo a morte do seu pai, mas até agora a seguradora não efetuou o pagamento do sinistro para ela. Ela teve muitos gastos para poder ir ao velório do pai em Minas Gerais já que ela morava em Sergipe e ao buscar informações sobre o recebimento do sinistro só informam que estão aguardando a suposta ex-mulher dele enviar uma documentação. Ocorre também que o pai de minha esposa quando faleceu estava solteiro.Esse assunto deve ser resolvido o quanto antes, pois é um assunto que traz muita dor à minha esposa por ser referente à morte do seu pai.</text:p>
          </table:table-cell>
          <table:table-cell office:value-type="string" calcext:value-type="string">
            <text:p>Seguro de Pessoas</text:p>
          </table:table-cell>
        </table:table-row>
        <table:table-row table:style-name="ro1">
          <table:table-cell office:value-type="string" calcext:value-type="string">
            <text:p>Prezados, bom dia!Solicito por gentileza uma informação sobre a existência de algum seguro ativo (Seguro de Vida, Veiculo, entre outros) <text:s/>em nome do meu pai, pois o mesmo faleceu no dia 33/33/3333 para poder entrar em contato com a seguradora e informar no inventario.Em anexo o atestado de obtido.</text:p>
          </table:table-cell>
          <table:table-cell office:value-type="string" calcext:value-type="string">
            <text:p>Seguro de Pessoas</text:p>
          </table:table-cell>
        </table:table-row>
        <table:table-row table:style-name="ro1">
          <table:table-cell office:value-type="string" calcext:value-type="string">
            <text:p>Informo ocorrência de fato lesivo ao consumidor por parte da CAIXA Seguridade/Caixa Seguros/Caixa Residencial. Sou o segurado de uma apólice de seguro residencial (3333333333333) com vigência entre 33/33/3333 a 33/33/3333. Fui informado de que essa apólice seria renovada automaticamente, com os mesmos dados e coberturas no dia 33/33/3333, no entanto, ao entrar em contato com a seguradora no dia 33/33/3333, recebi um apólice com dados diferentes das dados da apólice anterior. O endereço de correspondência estava errado, o valor da principal cobertura (Incêndio, queda de raio e explosão) estava menor que o original, não havia a cláusula beneficiária, que havia na apólice original, e o prazo da apólice nova está em 3 anos, enquanto o prazo da apólice original era de 3 anos. Ou seja, o seguro foi renovado sem a manutenção dos mesmos dados, como prometido. Com o objetivo de solucionar o problema, fui orientado a realizar um endosso, ajustando os dados errados da nova proposta, causando uma enorme perda de tempo em diversas ligações para explicar o ocorrido e conseguir ajustar os dados que deveriam ter sido mantidos conforme apólice original. Foi alegado que houve a troca da seguradora, e por isso deve ter havido erro no repasse das informações, no entanto, entendo que o cliente/segurado não deveria ser prejudicado na troca de seguradoras.</text:p>
          </table:table-cell>
          <table:table-cell office:value-type="string" calcext:value-type="string">
            <text:p>Seguro de Pessoas</text:p>
          </table:table-cell>
        </table:table-row>
        <table:table-row table:style-name="ro1">
          <table:table-cell office:value-type="string" calcext:value-type="string">
            <text:p>Estou desde abril 3333 tentando a liquidação do seguro prestamista feito por meu marido falecido em fev deste ano junto à CEF. Já enviei todos os documentos, alguns mais de uma vez e desde agosto estou aguardando a liberação do saldo devedor para receber. O único canal de envio de documentos é por WhatsApp, num serviço absolutamente ruim. Já fui varias vezes até a agência onde meu marido contratou o PRONAMPE, já fiz reclamações p ouvidoria, mandei todos os prints de tela com data onde comprovo o envio dos documentos, e recebi um e-mail da ouvidoria dizendo que faltavam 3 documentos ( um entregue pela segunda vez em junho, e outro entregue em agosto- este um pedido adicional) . Enviei tudo novamente ao canal de e-mail da ouvidoria, mas parece que absolutamente nada funciona!!! Minha empresa está com restrição de crédito, pq fui orientada pelos gerentes a não pagar as parcelas, já que a Caixa irá informar ao seguro saldo devedor menor se eu pagar. Não cumprem prazos, não respeitam o cliente, ignoram o fato do prestamista já ter descontado o valor do seguro antes de receber o valor do empréstimo, um descaso total e absolutamente.Aguardando uma solução AttAndrea 333.333.333-33</text:p>
          </table:table-cell>
          <table:table-cell office:value-type="string" calcext:value-type="string">
            <text:p>Seguro de Pessoas</text:p>
          </table:table-cell>
        </table:table-row>
        <table:table-row table:style-name="ro1">
          <table:table-cell office:value-type="string" calcext:value-type="string">
            <text:p>Minha esposa falaceu de cancer no dia 33.33.3333 e preciso saber sobre seguros por mim feitos em que ela era beneficiária para saber sobre o recebimento ou pensão de direitos deixados.</text:p>
          </table:table-cell>
          <table:table-cell office:value-type="string" calcext:value-type="string">
            <text:p>Seguro de Pessoas</text:p>
          </table:table-cell>
        </table:table-row>
        <table:table-row table:style-name="ro1">
          <table:table-cell office:value-type="string" calcext:value-type="string">
            <text:p>ILUSTRÍSSIMO SENHOR DIRETOR DA SUPERINTENDÊNCIA DE SEGUROS PRIVADOS DE SÃO PAULO - SPJOYCE e DENIS , devidamente representados por seu advogado que esta subscreve, JOSE , brasileiro, casado, advogado, inscrito na OAB/SP nº 333.333, e-mail: email, sócio titular do escritório JOSE SOCIEDADE IND DE ADVOCACIA, sociedade de advogados regularmente inscrita na OAB/SP sob o Registro n° 333333 e no CNPJ 33.333.333/3333-33, nos autos do processo n° 3333333-33.3333.3.33.3333, que tramita na 3ª Vara da Família e Sucessões da Praia Grande, vem respeitosamente a presença de Vossa Senhoria requer e expor o que se segue:3 - DO OFÍCIO JUDICIAL <text:s text:c="3"/>Em atenção ao r. Ofício disponibilizado em 33/33/3333, os Requerentes solicita a expedição de Certidão pela Superintendência de Seguros Privados do Estado de São Paulo ( SUSEP/SP ), a fim de verificar a existência de eventuais ativos financeiros deixados em nome do falecido ROSE , CPF 333.333.333-33, que não foram declarados junto à Receita Federal.Termos em que,Pede deferimento.Barueri, 33 de agosto de 3333.JOSE OAB/SP 333.333</text:p>
          </table:table-cell>
          <table:table-cell office:value-type="string" calcext:value-type="string">
            <text:p>Seguro de Pessoas</text:p>
          </table:table-cell>
        </table:table-row>
        <table:table-row table:style-name="ro1">
          <table:table-cell office:value-type="string" calcext:value-type="string">
            <text:p>Desejo ter acesso a Apólice nº 33333 , Processo SUSEP nº 33333.3333333333-33, Grupo/Ramo: 3333 da Proposta de Adesão para Seguro Prestamista - FIES., Seguradora: Brasilseg Companhia de Seguros, CNPJ: 33.333.333/3333-33, Código SUSEP 33333.Proponente: Antonio , CPF: 333.333.333-33, e-mail: email, Telefone: 33 333333333.</text:p>
          </table:table-cell>
          <table:table-cell office:value-type="string" calcext:value-type="string">
            <text:p>Seguro de Pessoas</text:p>
          </table:table-cell>
        </table:table-row>
        <table:table-row table:style-name="ro1">
          <table:table-cell office:value-type="string" calcext:value-type="string">
            <text:p>Boa noite. Estou tentando realizar o pagamento de seguro OUROVIDA de n. de apólice 333-33-33.333, segurado MARCO , CPF 33333333333, e não estou conseguindo realizar o pagamento. Ocorre que no dia 33/33/33 fiz contato com a central 33333333333, com protocolo gerado de n. 3333333333333333333 e informei que eu havia trocado o número de meu cartão de crédito e que estava disponibilizando naquele momento o novo número; informei o número novo. Fui informado então que tal cobrança daquele mês corrente viria no próximo mês de forma dúplice, cobrando os dois meses, o em aberto julho e o regular (futuro) agosto. No entanto, verifiquei na fatura de agosto que tais cobranças não foram descontadas em meu cartão. Entrei em contato na data de hoje, 33/33/33, com protocolo gerado de n. 3333333333333333333, e solicitei pagar o seguro dos dois meses, inclusive disponibilizando a conta corrente de minha filha que é do Banco do Brasil, para que eu não ficasse com o seguro sem o pagamento. Fui informado nessa ligação de hoje que devo aguardar o contato para informarem se meu seguro foi ou não cancelado por não pagamento. Ressalto que estou solicitando pagar o seguro desde o mês passado de todas as formas, me oferecendo pagar via boleto, cartão, pix , pois não sou correntista do Banco do Brasil, e não consigo por impossibilidade do Banco/Seguradora Banco do Brasil e não por minha culpa. Solicito pagar o seguro, solicito que haja a regularização o mais rápido possível e a informação sobre a regularização do pagamento. Aguardo. Atenciosamente. N. do cartão de crédito 3333 3333 3333 3333 MARCO </text:p>
          </table:table-cell>
          <table:table-cell office:value-type="string" calcext:value-type="string">
            <text:p>Seguro de Pessoas</text:p>
          </table:table-cell>
        </table:table-row>
        <table:table-row table:style-name="ro1">
          <table:table-cell office:value-type="string" calcext:value-type="string">
            <text:p>Meu pai - <text:s/>a/ cpf 333.333.333-33/ data nascimento: 33/33/3333 // rg 3.333.333-3faleceu em um acidente na Espanha, sou a inventariante, como levantar se ele tinha algum seguro? seguro de vida ,seguro viagem, qualquer seguroattP cel-33 333333333</text:p>
          </table:table-cell>
          <table:table-cell office:value-type="string" calcext:value-type="string">
            <text:p>Seguro de Pessoas</text:p>
          </table:table-cell>
        </table:table-row>
        <table:table-row table:style-name="ro1">
          <table:table-cell office:value-type="string" calcext:value-type="string">
            <text:p>Gostaria de saber se meu pai que faleceu deixou algum seguro para mim, pois sou filha única e as vezes ele falava de um seguro no meio nome.</text:p>
          </table:table-cell>
          <table:table-cell office:value-type="string" calcext:value-type="string">
            <text:p>Seguro de Pessoas</text:p>
          </table:table-cell>
        </table:table-row>
        <table:table-row table:style-name="ro1">
          <table:table-cell office:value-type="string" calcext:value-type="string">
            <text:p>meu pai faleceu dia 33 / 33 / 3333 e falou antes de morrer que eu era beneficiario de um seguro de vida dele e estou pesquisando queria saber se tenho como saber alguma informaçao por aqui ? </text:p>
          </table:table-cell>
          <table:table-cell office:value-type="string" calcext:value-type="string">
            <text:p>Seguro de Pessoas</text:p>
          </table:table-cell>
        </table:table-row>
        <table:table-row table:style-name="ro1">
          <table:table-cell office:value-type="string" calcext:value-type="string">
            <text:p>Prezados, tenho um cliente que faleceu o Sr., ADEMIR, CPF N° 333.333.333-33, nascido aos 33/33/3333, filho de Maria e pelo que consta ele possui um seguro de vida em grupo, porém, a empresa não quer fornecer a apólice e em busca no site, também não obtivemos êxito em localizar, desse modo, existe outro caminho a não ser o judicial para que tenhamos essa informação. Obrigado pela atenção.</text:p>
          </table:table-cell>
          <table:table-cell office:value-type="string" calcext:value-type="string">
            <text:p>Seguro de Pessoas</text:p>
          </table:table-cell>
        </table:table-row>
        <table:table-row table:style-name="ro1">
          <table:table-cell office:value-type="string" calcext:value-type="string">
            <text:p>pesquisa de apólice vigente processo Processo nº 3333333.33.3333.3.33.3333</text:p>
          </table:table-cell>
          <table:table-cell office:value-type="string" calcext:value-type="string">
            <text:p>Seguro de Pessoas</text:p>
          </table:table-cell>
        </table:table-row>
        <table:table-row table:style-name="ro1">
          <table:table-cell office:value-type="string" calcext:value-type="string">
            <text:p>Prezados,Gostaria de saber se há algum seguro de vida em nome de meu esposo Geraldo, CPF 333.333.333-33, falecido em 33/33/3333. Caso existe algum seguro, gentileza retornar o nome da empresa para que eu possa entrar em contato.Obrigado!</text:p>
          </table:table-cell>
          <table:table-cell office:value-type="string" calcext:value-type="string">
            <text:p>Seguro de Pessoas</text:p>
          </table:table-cell>
        </table:table-row>
        <table:table-row table:style-name="ro1">
          <table:table-cell office:value-type="string" calcext:value-type="string">
            <text:p>Venho aqui reclamar da UNIÃO SEGURADORA S/A por ter cancelado uma apólice de seguro de auxílio funeral vigente até 3333 e o segurado faleceu no dia 33/33/3333, sendo encaminhada toda documentação corretamente à AFABAN que é a subestipulante a qual faz o débito das mensalidades e a qual foi entregue em mãos toda documentação solicitada. Estamos desde a data de 33/33/3333 aguardando esse auxílio.grata.</text:p>
          </table:table-cell>
          <table:table-cell office:value-type="string" calcext:value-type="string">
            <text:p>Seguro de Pessoas</text:p>
          </table:table-cell>
        </table:table-row>
        <table:table-row table:style-name="ro1">
          <table:table-cell office:value-type="string" calcext:value-type="string">
            <text:p>A Susep não realiza a liberação dos cadastros on-line solicitadas por terceiros. Estou há 3 meses tentando obter a liberação de acesso junto ao sistema informatizado da Susep para fins de envio de ofício judicial. A concretização de tal cadastro se dá após envio de email para email. Há meses estou enviando e-mails para o referido endereço sem resposta alguma, e, por consequência, não consigo protocolar ofício judicial, travando e impedindo o recebimento de valores por meus clientes. De outro lado, ao entrar em contato com a Ouvidoria da Susep (3333333333) os atendentes são mal educados, mal treinados, irônicos, arrogantes, não entendem absolutamente nada do serviço que prestam e se limitam a responder "enviar para o e-mail", sendo o único endereço de e-mail aquele que permanece sem resposta. Não existe nenhum supervisor, atendente ou pessoa minimamente capacitada no órgão para fins de prestar atendimento a população. É o pior serviço e atendimento que já recebi </text:p>
          </table:table-cell>
          <table:table-cell office:value-type="string" calcext:value-type="string">
            <text:p>Seguro de Pessoas</text:p>
          </table:table-cell>
        </table:table-row>
        <table:table-row table:style-name="ro1">
          <table:table-cell office:value-type="string" calcext:value-type="string">
            <text:p>Gostaria de saber se sou beneficiários de algum seguro de minha mãe, Edila cpf 33333333333</text:p>
          </table:table-cell>
          <table:table-cell office:value-type="string" calcext:value-type="string">
            <text:p>Seguro de Pessoas</text:p>
          </table:table-cell>
        </table:table-row>
        <table:table-row table:style-name="ro1">
          <table:table-cell office:value-type="string" calcext:value-type="string">
            <text:p>Banco do Bradesco se negou a pagar a apólice referente ao seguro vida e previdência do meu filho pois alegaram que a morte dele foi ilícita </text:p>
          </table:table-cell>
          <table:table-cell office:value-type="string" calcext:value-type="string">
            <text:p>Seguro de Pessoas</text:p>
          </table:table-cell>
        </table:table-row>
        <table:table-row table:style-name="ro1">
          <table:table-cell office:value-type="string" calcext:value-type="string">
            <text:p>Prezados,Meu pai faleceu recentemente e não nos deixou informações sobre ativos financeiros. Solicito informações sobre existência de seguros, previdencias privadas e capitalizações em nome dele, Sr. José (documento anexo)</text:p>
          </table:table-cell>
          <table:table-cell office:value-type="string" calcext:value-type="string">
            <text:p>Seguro de Pessoas</text:p>
          </table:table-cell>
        </table:table-row>
        <table:table-row table:style-name="ro1">
          <table:table-cell office:value-type="string" calcext:value-type="string">
            <text:p>Jakson, advogado, inscrito na OAB/MG 333.333, na <text:s/>qualidade de herdeiro de, LEOLINO, CPF:333.333.333-33, vem requerer informações a respeito se o falecido deixou alguma apólice de seguro contratado.Sem nada mais, agradeço-lhes Tel: (33) 3.33333333</text:p>
          </table:table-cell>
          <table:table-cell office:value-type="string" calcext:value-type="string">
            <text:p>Seguro de Pessoas</text:p>
          </table:table-cell>
        </table:table-row>
        <table:table-row table:style-name="ro1">
          <table:table-cell office:value-type="string" calcext:value-type="string">
            <text:p>Boa Tarde, gostaria de uma orientação de como consigo fazer uma consultar para ver se meu falecido avô tinha algum seguro de vida, se consigo fazer essa pesquisa somente com o número do CPF ou qual outro caminho, obrigado ?</text:p>
          </table:table-cell>
          <table:table-cell office:value-type="string" calcext:value-type="string">
            <text:p>Seguro de Pessoas</text:p>
          </table:table-cell>
        </table:table-row>
        <table:table-row table:style-name="ro1">
          <table:table-cell office:value-type="string" calcext:value-type="string">
            <text:p>Gostaria de ter acesso as condições gerais do produto registrado sob o n. 33333333333/3333-33 do Banco Bradesco <text:s/>e suas versões, vigente entre 3333 e maio de 3333.</text:p>
          </table:table-cell>
          <table:table-cell office:value-type="string" calcext:value-type="string">
            <text:p>Seguro de Pessoa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21">00/00/0000</text:date>, <text:time style:data-style-name="N2" text:time-value="01:38:48.04866195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8e9a753d9daaea75c34b417ba1bdf556bf2fc5b3</meta:generator>
    <dc:date>2024-10-21T01:39:00.805799999</dc:date>
    <meta:editing-duration>PT1M42S</meta:editing-duration>
    <meta:editing-cycles>3</meta:editing-cycles>
    <meta:document-statistic meta:table-count="1" meta:cell-count="754" meta:object-count="0"/>
  </office:meta>
</office:document-meta>
</file>